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09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8000"/>
    </style:style>
    <style:style style:name="ce22" style:family="table-cell" style:parent-style-name="Default">
      <style:table-cell-properties fo:background-color="#ffbf00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26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126">
      <style:table-cell-properties fo:background-color="#00a9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0"/>
    <style:style style:name="ce1" style:family="table-cell" style:parent-style-name="Default">
      <style:table-cell-properties fo:background-color="#d4ea6b"/>
    </style:style>
    <style:style style:name="ce5" style:family="table-cell" style:parent-style-name="Default" style:data-style-name="N36"/>
    <style:style style:name="ce3" style:family="table-cell" style:parent-style-name="Default" style:data-style-name="N36">
      <style:table-cell-properties fo:background-color="#d4ea6b"/>
    </style:style>
    <style:style style:name="ce18" style:family="table-cell" style:parent-style-name="Default">
      <style:table-cell-properties fo:background-color="#81d41a"/>
    </style:style>
    <style:style style:name="ce9" style:family="table-cell" style:parent-style-name="Default">
      <style:map style:condition="cell-content()&gt;=365" style:apply-style-name="Error" style:base-cell-address="List1.H1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8000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26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126">
      <style:table-cell-properties fo:background-color="#00a9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7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office:value-type="float" office:value="13568" calcext:value-type="float">
            <text:p>13568</text:p>
          </table:table-cell>
          <table:table-cell table:number-columns-repeated="2"/>
          <table:table-cell table:style-name="ce5" office:value-type="date" office:date-value="2021-06-29" calcext:value-type="date">
            <text:p>29.06.20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rcent</text:p>
          </table:table-cell>
          <table:table-cell table:number-columns-repeated="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table:formula="of:=[.A1]+[.A2]" office:value-type="float" office:value="14235" calcext:value-type="float">
            <text:p>14235</text:p>
          </table:table-cell>
          <table:table-cell table:formula="of:=[.A2]/[.B2]" office:value-type="float" office:value="0.0468563400070249" calcext:value-type="float">
            <text:p>0,046856340007025</text:p>
          </table:table-cell>
          <table:table-cell table:style-name="ce3" office:value-type="date" office:date-value="2021-11-08" calcext:value-type="date">
            <text:p>08.11.2021</text:p>
          </table:table-cell>
          <table:table-cell table:style-name="ce18" office:value-type="float" office:value="785" calcext:value-type="float">
            <text:p>785</text:p>
          </table:table-cell>
          <table:table-cell table:formula="of:=[.E2]*[.$F$1]" office:value-type="float" office:value="16485" calcext:value-type="float">
            <text:p>16485</text:p>
          </table:table-cell>
          <table:table-cell table:formula="of:=[.E2]/[.B2]*100" office:value-type="float" office:value="5.51457674745346" calcext:value-type="float">
            <text:p>5,51457674745346</text:p>
          </table:table-cell>
          <table:table-cell table:formula="of:=[.D2]-[.$D$1]" office:value-type="float" office:value="132" calcext:value-type="float">
            <text:p>132</text:p>
          </table:table-cell>
          <table:table-cell table:formula="of:=POWER(1+([.G2]/100);1/[.H2])" office:value-type="float" office:value="1.00040674122411" calcext:value-type="float">
            <text:p>1,00040674122411</text:p>
          </table:table-cell>
          <table:table-cell table:style-name="ce18" office:value-type="float" office:value="365" calcext:value-type="float">
            <text:p>365</text:p>
          </table:table-cell>
          <table:table-cell table:formula="of:=(POWER([.I2];[.J2])-1)*100" office:value-type="float" office:value="16.0012014591514" calcext:value-type="float">
            <text:p>16,0012014591514</text:p>
          </table:table-cell>
          <table:table-cell table:formula="of:=[.A1]*(1+([.K2]/100))" office:value-type="float" office:value="15739.0430139777" calcext:value-type="float">
            <text:p>15739,0430139777</text:p>
          </table:table-cell>
          <table:table-cell office:value-type="string" calcext:value-type="string">
            <text:p>Kč/rok</text:p>
          </table:table-cell>
        </table:table-row>
        <table:table-row table:style-name="ro1">
          <table:table-cell table:formula="of:=[.B2]*[.C2]" office:value-type="float" office:value="667" calcext:value-type="float">
            <text:p>667</text:p>
          </table:table-cell>
          <table:table-cell table:formula="of:=[.B2]+[.A3]" office:value-type="float" office:value="14902" calcext:value-type="float">
            <text:p>14902</text:p>
          </table:table-cell>
          <table:table-cell table:formula="of:=[.C2]" office:value-type="float" office:value="0.0468563400070249" calcext:value-type="float">
            <text:p>0,046856340007025</text:p>
          </table:table-cell>
          <table:table-cell table:style-name="ce5" table:formula="of:=[.$D$2]-[.$D$1]+[.D2]" office:value-type="date" office:date-value="2022-03-20" calcext:value-type="date">
            <text:p>20.03.2022</text:p>
          </table:table-cell>
          <table:table-cell table:formula="of:=[.B3]-[.$A$1]" office:value-type="float" office:value="1334" calcext:value-type="float">
            <text:p>1334</text:p>
          </table:table-cell>
          <table:table-cell table:formula="of:=[.E3]*[.$F$1]" office:value-type="float" office:value="28014" calcext:value-type="float">
            <text:p>28014</text:p>
          </table:table-cell>
          <table:table-cell table:formula="of:=[.E3]/[.B3]*100" office:value-type="float" office:value="8.95181854784593" calcext:value-type="float">
            <text:p>8,95181854784593</text:p>
          </table:table-cell>
          <table:table-cell table:formula="of:=[.D3]-[.$D$1]" office:value-type="float" office:value="264" calcext:value-type="float">
            <text:p>264</text:p>
          </table:table-cell>
          <table:table-cell table:number-columns-repeated="3"/>
          <table:table-cell table:formula="of:=[.L2]-[.A1]" office:value-type="float" office:value="2171.04301397766" calcext:value-type="float">
            <text:p>2171,04301397766</text:p>
          </table:table-cell>
          <table:table-cell table:formula="of:=[.L3]*[.F1]" office:value-type="float" office:value="45591.9032935309" calcext:value-type="float">
            <text:p>45591,9032935309</text:p>
          </table:table-cell>
        </table:table-row>
        <table:table-row table:style-name="ro1">
          <table:table-cell table:formula="of:=[.B3]*[.C3]" office:value-type="float" office:value="698.253178784686" calcext:value-type="float">
            <text:p>698,253178784686</text:p>
          </table:table-cell>
          <table:table-cell table:formula="of:=[.B3]+[.A4]" office:value-type="float" office:value="15600.2531787847" calcext:value-type="float">
            <text:p>15600,2531787847</text:p>
          </table:table-cell>
          <table:table-cell table:formula="of:=[.C3]" office:value-type="float" office:value="0.0468563400070249" calcext:value-type="float">
            <text:p>0,046856340007025</text:p>
          </table:table-cell>
          <table:table-cell table:style-name="ce5" table:formula="of:=[.$D$2]-[.$D$1]+[.D3]" office:value-type="date" office:date-value="2022-07-30" calcext:value-type="date">
            <text:p>30.07.2022</text:p>
          </table:table-cell>
          <table:table-cell table:formula="of:=[.B4]-[.$A$1]" office:value-type="float" office:value="2032.25317878469" calcext:value-type="float">
            <text:p>2032,25317878469</text:p>
          </table:table-cell>
          <table:table-cell table:formula="of:=[.E4]*[.$F$1]" office:value-type="float" office:value="42677.3167544784" calcext:value-type="float">
            <text:p>42677,3167544784</text:p>
          </table:table-cell>
          <table:table-cell table:formula="of:=[.E4]/[.B4]*100" office:value-type="float" office:value="13.0270525452011" calcext:value-type="float">
            <text:p>13,0270525452011</text:p>
          </table:table-cell>
          <table:table-cell table:formula="of:=[.D4]-[.$D$1]"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table:formula="of:=[.B4]*[.C4]" office:value-type="float" office:value="730.970767140807" calcext:value-type="float">
            <text:p>730,970767140807</text:p>
          </table:table-cell>
          <table:table-cell table:formula="of:=[.B4]+[.A5]" office:value-type="float" office:value="16331.2239459255" calcext:value-type="float">
            <text:p>16331,2239459255</text:p>
          </table:table-cell>
          <table:table-cell table:formula="of:=[.C4]" office:value-type="float" office:value="0.0468563400070249" calcext:value-type="float">
            <text:p>0,046856340007025</text:p>
          </table:table-cell>
          <table:table-cell table:style-name="ce5" table:formula="of:=[.$D$2]-[.$D$1]+[.D4]" office:value-type="date" office:date-value="2022-12-09" calcext:value-type="date">
            <text:p>09.12.2022</text:p>
          </table:table-cell>
          <table:table-cell table:formula="of:=[.B5]-[.$A$1]" office:value-type="float" office:value="2763.22394592549" calcext:value-type="float">
            <text:p>2763,22394592549</text:p>
          </table:table-cell>
          <table:table-cell table:formula="of:=[.E5]*[.$F$1]" office:value-type="float" office:value="58027.7028644353" calcext:value-type="float">
            <text:p>58027,7028644353</text:p>
          </table:table-cell>
          <table:table-cell table:formula="of:=[.E5]/[.B5]*100" office:value-type="float" office:value="16.9198827661346" calcext:value-type="float">
            <text:p>16,9198827661346</text:p>
          </table:table-cell>
          <table:table-cell table:formula="of:=[.D5]-[.$D$1]"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table:formula="of:=[.B5]*[.C5]" office:value-type="float" office:value="765.221381941152" calcext:value-type="float">
            <text:p>765,221381941152</text:p>
          </table:table-cell>
          <table:table-cell table:formula="of:=[.B5]+[.A6]" office:value-type="float" office:value="17096.4453278666" calcext:value-type="float">
            <text:p>17096,4453278666</text:p>
          </table:table-cell>
          <table:table-cell table:formula="of:=[.C5]" office:value-type="float" office:value="0.0468563400070249" calcext:value-type="float">
            <text:p>0,046856340007025</text:p>
          </table:table-cell>
          <table:table-cell table:style-name="ce5" table:formula="of:=[.$D$2]-[.$D$1]+[.D5]" office:value-type="date" office:date-value="2023-04-20" calcext:value-type="date">
            <text:p>20.04.2023</text:p>
          </table:table-cell>
          <table:table-cell table:formula="of:=[.B6]-[.$A$1]" office:value-type="float" office:value="3528.44532786664" calcext:value-type="float">
            <text:p>3528,44532786664</text:p>
          </table:table-cell>
          <table:table-cell table:formula="of:=[.E6]*[.$F$1]" office:value-type="float" office:value="74097.3518851995" calcext:value-type="float">
            <text:p>74097,3518851995</text:p>
          </table:table-cell>
          <table:table-cell table:formula="of:=[.E6]/[.B6]*100" office:value-type="float" office:value="20.6384734381912" calcext:value-type="float">
            <text:p>20,6384734381912</text:p>
          </table:table-cell>
          <table:table-cell table:formula="of:=[.D6]-[.$D$1]"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table:formula="of:=[.B6]*[.C6]" office:value-type="float" office:value="801.076855194032" calcext:value-type="float">
            <text:p>801,076855194032</text:p>
          </table:table-cell>
          <table:table-cell table:formula="of:=[.B6]+[.A7]" office:value-type="float" office:value="17897.5221830607" calcext:value-type="float">
            <text:p>17897,5221830607</text:p>
          </table:table-cell>
          <table:table-cell table:formula="of:=[.C6]" office:value-type="float" office:value="0.0468563400070249" calcext:value-type="float">
            <text:p>0,046856340007025</text:p>
          </table:table-cell>
          <table:table-cell table:style-name="ce5" table:formula="of:=[.$D$2]-[.$D$1]+[.D6]" office:value-type="date" office:date-value="2023-08-30" calcext:value-type="date">
            <text:p>30.08.2023</text:p>
          </table:table-cell>
          <table:table-cell table:formula="of:=[.B7]-[.$A$1]" office:value-type="float" office:value="4329.52218306068" calcext:value-type="float">
            <text:p>4329,52218306068</text:p>
          </table:table-cell>
          <table:table-cell table:formula="of:=[.E7]*[.$F$1]" office:value-type="float" office:value="90919.9658442742" calcext:value-type="float">
            <text:p>90919,9658442742</text:p>
          </table:table-cell>
          <table:table-cell table:formula="of:=[.E7]/[.B7]*100" office:value-type="float" office:value="24.1906233654981" calcext:value-type="float">
            <text:p>24,1906233654981</text:p>
          </table:table-cell>
          <table:table-cell table:formula="of:=[.D7]-[.$D$1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formula="of:=[.B7]*[.C7]" office:value-type="float" office:value="838.612384692762" calcext:value-type="float">
            <text:p>838,612384692762</text:p>
          </table:table-cell>
          <table:table-cell table:formula="of:=[.B7]+[.A8]" office:value-type="float" office:value="18736.1345677534" calcext:value-type="float">
            <text:p>18736,1345677534</text:p>
          </table:table-cell>
          <table:table-cell table:formula="of:=[.C7]" office:value-type="float" office:value="0.0468563400070249" calcext:value-type="float">
            <text:p>0,046856340007025</text:p>
          </table:table-cell>
          <table:table-cell table:style-name="ce5" table:formula="of:=[.$D$2]-[.$D$1]+[.D7]" office:value-type="date" office:date-value="2024-01-09" calcext:value-type="date">
            <text:p>09.01.2024</text:p>
          </table:table-cell>
          <table:table-cell table:formula="of:=[.B8]-[.$A$1]" office:value-type="float" office:value="5168.13456775344" calcext:value-type="float">
            <text:p>5168,13456775344</text:p>
          </table:table-cell>
          <table:table-cell table:formula="of:=[.E8]*[.$F$1]" office:value-type="float" office:value="108530.825922822" calcext:value-type="float">
            <text:p>108530,825922822</text:p>
          </table:table-cell>
          <table:table-cell table:formula="of:=[.E8]/[.B8]*100" office:value-type="float" office:value="27.5837822847849" calcext:value-type="float">
            <text:p>27,5837822847849</text:p>
          </table:table-cell>
          <table:table-cell table:formula="of:=[.D8]-[.$D$1]" office:value-type="float" office:value="924" calcext:value-type="float">
            <text:p>924</text:p>
          </table:table-cell>
          <table:table-cell table:number-columns-repeated="5"/>
        </table:table-row>
        <table:table-row table:style-name="ro1">
          <table:table-cell table:formula="of:=[.B8]*[.C8]" office:value-type="float" office:value="877.906691724028" calcext:value-type="float">
            <text:p>877,906691724028</text:p>
          </table:table-cell>
          <table:table-cell table:formula="of:=[.B8]+[.A9]" office:value-type="float" office:value="19614.0412594775" calcext:value-type="float">
            <text:p>19614,0412594775</text:p>
          </table:table-cell>
          <table:table-cell table:formula="of:=[.C8]" office:value-type="float" office:value="0.0468563400070249" calcext:value-type="float">
            <text:p>0,046856340007025</text:p>
          </table:table-cell>
          <table:table-cell table:style-name="ce5" table:formula="of:=[.$D$2]-[.$D$1]+[.D8]" office:value-type="date" office:date-value="2024-05-20" calcext:value-type="date">
            <text:p>20.05.2024</text:p>
          </table:table-cell>
          <table:table-cell table:formula="of:=[.B9]-[.$A$1]" office:value-type="float" office:value="6046.04125947746" calcext:value-type="float">
            <text:p>6046,04125947746</text:p>
          </table:table-cell>
          <table:table-cell table:formula="of:=[.E9]*[.$F$1]" office:value-type="float" office:value="126966.866449027" calcext:value-type="float">
            <text:p>126966,866449027</text:p>
          </table:table-cell>
          <table:table-cell table:formula="of:=[.E9]/[.B9]*100" office:value-type="float" office:value="30.8250664893245" calcext:value-type="float">
            <text:p>30,8250664893245</text:p>
          </table:table-cell>
          <table:table-cell table:formula="of:=[.D9]-[.$D$1]" office:value-type="float" office:value="1056" calcext:value-type="float">
            <text:p>1056</text:p>
          </table:table-cell>
          <table:table-cell table:number-columns-repeated="5"/>
        </table:table-row>
        <table:table-row table:style-name="ro1">
          <table:table-cell table:formula="of:=[.B9]*[.C9]" office:value-type="float" office:value="919.042186165892" calcext:value-type="float">
            <text:p>919,042186165892</text:p>
          </table:table-cell>
          <table:table-cell table:formula="of:=[.B9]+[.A10]" office:value-type="float" office:value="20533.0834456434" calcext:value-type="float">
            <text:p>20533,0834456434</text:p>
          </table:table-cell>
          <table:table-cell table:formula="of:=[.C9]" office:value-type="float" office:value="0.0468563400070249" calcext:value-type="float">
            <text:p>0,046856340007025</text:p>
          </table:table-cell>
          <table:table-cell table:style-name="ce5" table:formula="of:=[.$D$2]-[.$D$1]+[.D9]" office:value-type="date" office:date-value="2024-09-29" calcext:value-type="date">
            <text:p>29.09.2024</text:p>
          </table:table-cell>
          <table:table-cell table:formula="of:=[.B10]-[.$A$1]" office:value-type="float" office:value="6965.08344564336" calcext:value-type="float">
            <text:p>6965,08344564336</text:p>
          </table:table-cell>
          <table:table-cell table:formula="of:=[.E10]*[.$F$1]" office:value-type="float" office:value="146266.75235851" calcext:value-type="float">
            <text:p>146266,75235851</text:p>
          </table:table-cell>
          <table:table-cell table:formula="of:=[.E10]/[.B10]*100" office:value-type="float" office:value="33.9212737535588" calcext:value-type="float">
            <text:p>33,9212737535588</text:p>
          </table:table-cell>
          <table:table-cell table:formula="of:=[.D10]-[.$D$1]" office:value-type="float" office:value="1188" calcext:value-type="float">
            <text:p>1188</text:p>
          </table:table-cell>
          <table:table-cell table:number-columns-repeated="5"/>
        </table:table-row>
        <table:table-row table:style-name="ro1">
          <table:table-cell table:formula="of:=[.B10]*[.C10]" office:value-type="float" office:value="962.10513932168" calcext:value-type="float">
            <text:p>962,10513932168</text:p>
          </table:table-cell>
          <table:table-cell table:formula="of:=[.B10]+[.A11]" office:value-type="float" office:value="21495.188584965" calcext:value-type="float">
            <text:p>21495,188584965</text:p>
          </table:table-cell>
          <table:table-cell table:formula="of:=[.C10]" office:value-type="float" office:value="0.0468563400070249" calcext:value-type="float">
            <text:p>0,046856340007025</text:p>
          </table:table-cell>
          <table:table-cell table:style-name="ce5" table:formula="of:=[.$D$2]-[.$D$1]+[.D10]" office:value-type="date" office:date-value="2025-02-08" calcext:value-type="date">
            <text:p>08.02.2025</text:p>
          </table:table-cell>
          <table:table-cell table:formula="of:=[.B11]-[.$A$1]" office:value-type="float" office:value="7927.18858496504" calcext:value-type="float">
            <text:p>7927,18858496504</text:p>
          </table:table-cell>
          <table:table-cell table:formula="of:=[.E11]*[.$F$1]" office:value-type="float" office:value="166470.960284266" calcext:value-type="float">
            <text:p>166470,960284266</text:p>
          </table:table-cell>
          <table:table-cell table:formula="of:=[.E11]/[.B11]*100" office:value-type="float" office:value="36.8788975897135" calcext:value-type="float">
            <text:p>36,8788975897135</text:p>
          </table:table-cell>
          <table:table-cell table:formula="of:=[.D11]-[.$D$1]"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table:formula="of:=[.B11]*[.C11]" office:value-type="float" office:value="1007.18586485224" calcext:value-type="float">
            <text:p>1007,18586485224</text:p>
          </table:table-cell>
          <table:table-cell table:formula="of:=[.B11]+[.A12]" office:value-type="float" office:value="22502.3744498173" calcext:value-type="float">
            <text:p>22502,3744498173</text:p>
          </table:table-cell>
          <table:table-cell table:formula="of:=[.C11]" office:value-type="float" office:value="0.0468563400070249" calcext:value-type="float">
            <text:p>0,046856340007025</text:p>
          </table:table-cell>
          <table:table-cell table:style-name="ce5" table:formula="of:=[.$D$2]-[.$D$1]+[.D11]" office:value-type="date" office:date-value="2025-06-20" calcext:value-type="date">
            <text:p>20.06.2025</text:p>
          </table:table-cell>
          <table:table-cell table:formula="of:=[.B12]-[.$A$1]" office:value-type="float" office:value="8934.37444981728" calcext:value-type="float">
            <text:p>8934,37444981728</text:p>
          </table:table-cell>
          <table:table-cell table:formula="of:=[.E12]*[.$F$1]" office:value-type="float" office:value="187621.863446163" calcext:value-type="float">
            <text:p>187621,863446163</text:p>
          </table:table-cell>
          <table:table-cell table:formula="of:=[.E12]/[.B12]*100" office:value-type="float" office:value="39.7041408662979" calcext:value-type="float">
            <text:p>39,7041408662979</text:p>
          </table:table-cell>
          <table:table-cell table:formula="of:=[.D12]-[.$D$1]" office:value-type="float" office:value="1452" calcext:value-type="float">
            <text:p>1452</text:p>
          </table:table-cell>
          <table:table-cell table:number-columns-repeated="5"/>
        </table:table-row>
        <table:table-row table:style-name="ro1">
          <table:table-cell table:formula="of:=[.B12]*[.C12]" office:value-type="float" office:value="1054.37890818603" calcext:value-type="float">
            <text:p>1054,37890818603</text:p>
          </table:table-cell>
          <table:table-cell table:formula="of:=[.B12]+[.A13]" office:value-type="float" office:value="23556.7533580033" calcext:value-type="float">
            <text:p>23556,7533580033</text:p>
          </table:table-cell>
          <table:table-cell table:formula="of:=[.C12]" office:value-type="float" office:value="0.0468563400070249" calcext:value-type="float">
            <text:p>0,046856340007025</text:p>
          </table:table-cell>
          <table:table-cell table:style-name="ce5" table:formula="of:=[.$D$2]-[.$D$1]+[.D12]" office:value-type="date" office:date-value="2025-10-30" calcext:value-type="date">
            <text:p>30.10.2025</text:p>
          </table:table-cell>
          <table:table-cell table:formula="of:=[.B13]-[.$A$1]" office:value-type="float" office:value="9988.75335800331" calcext:value-type="float">
            <text:p>9988,75335800331</text:p>
          </table:table-cell>
          <table:table-cell table:formula="of:=[.E13]*[.$F$1]" office:value-type="float" office:value="209763.820518069" calcext:value-type="float">
            <text:p>209763,820518069</text:p>
          </table:table-cell>
          <table:table-cell table:formula="of:=[.E13]/[.B13]*100" office:value-type="float" office:value="42.4029288170548" calcext:value-type="float">
            <text:p>42,4029288170548</text:p>
          </table:table-cell>
          <table:table-cell table:formula="of:=[.D13]-[.$D$1]" office:value-type="float" office:value="1584" calcext:value-type="float">
            <text:p>1584</text:p>
          </table:table-cell>
          <table:table-cell table:number-columns-repeated="5"/>
        </table:table-row>
        <table:table-row table:style-name="ro1">
          <table:table-cell table:formula="of:=[.B13]*[.C13]" office:value-type="float" office:value="1103.78324480423" calcext:value-type="float">
            <text:p>1103,78324480423</text:p>
          </table:table-cell>
          <table:table-cell table:formula="of:=[.B13]+[.A14]" office:value-type="float" office:value="24660.5366028075" calcext:value-type="float">
            <text:p>24660,5366028075</text:p>
          </table:table-cell>
          <table:table-cell table:formula="of:=[.C13]" office:value-type="float" office:value="0.0468563400070249" calcext:value-type="float">
            <text:p>0,046856340007025</text:p>
          </table:table-cell>
          <table:table-cell table:style-name="ce5" table:formula="of:=[.$D$2]-[.$D$1]+[.D13]" office:value-type="date" office:date-value="2026-03-11" calcext:value-type="date">
            <text:p>11.03.2026</text:p>
          </table:table-cell>
          <table:table-cell table:formula="of:=[.B14]-[.$A$1]" office:value-type="float" office:value="11092.5366028075" calcext:value-type="float">
            <text:p>11092,5366028075</text:p>
          </table:table-cell>
          <table:table-cell table:formula="of:=[.E14]*[.$F$1]" office:value-type="float" office:value="232943.268658958" calcext:value-type="float">
            <text:p>232943,268658958</text:p>
          </table:table-cell>
          <table:table-cell table:formula="of:=[.E14]/[.B14]*100" office:value-type="float" office:value="44.9809214676403" calcext:value-type="float">
            <text:p>44,9809214676403</text:p>
          </table:table-cell>
          <table:table-cell table:formula="of:=[.D14]-[.$D$1]" office:value-type="float" office:value="1716" calcext:value-type="float">
            <text:p>1716</text:p>
          </table:table-cell>
          <table:table-cell table:number-columns-repeated="5"/>
        </table:table-row>
        <table:table-row table:style-name="ro1">
          <table:table-cell table:formula="of:=[.B14]*[.C14]" office:value-type="float" office:value="1155.50248781683" calcext:value-type="float">
            <text:p>1155,50248781683</text:p>
          </table:table-cell>
          <table:table-cell table:formula="of:=[.B14]+[.A15]" office:value-type="float" office:value="25816.0390906244" calcext:value-type="float">
            <text:p>25816,0390906244</text:p>
          </table:table-cell>
          <table:table-cell table:formula="of:=[.C14]" office:value-type="float" office:value="0.0468563400070249" calcext:value-type="float">
            <text:p>0,046856340007025</text:p>
          </table:table-cell>
          <table:table-cell table:style-name="ce5" table:formula="of:=[.$D$2]-[.$D$1]+[.D14]" office:value-type="date" office:date-value="2026-07-21" calcext:value-type="date">
            <text:p>21.07.2026</text:p>
          </table:table-cell>
          <table:table-cell table:formula="of:=[.B15]-[.$A$1]" office:value-type="float" office:value="12248.0390906244" calcext:value-type="float">
            <text:p>12248,0390906244</text:p>
          </table:table-cell>
          <table:table-cell table:formula="of:=[.E15]*[.$F$1]" office:value-type="float" office:value="257208.820903112" calcext:value-type="float">
            <text:p>257208,820903112</text:p>
          </table:table-cell>
          <table:table-cell table:formula="of:=[.E15]/[.B15]*100" office:value-type="float" office:value="47.4435255060971" calcext:value-type="float">
            <text:p>47,4435255060971</text:p>
          </table:table-cell>
          <table:table-cell table:formula="of:=[.D15]-[.$D$1]" office:value-type="float" office:value="1848" calcext:value-type="float">
            <text:p>1848</text:p>
          </table:table-cell>
          <table:table-cell table:number-columns-repeated="5"/>
        </table:table-row>
        <table:table-row table:style-name="ro1">
          <table:table-cell table:formula="of:=[.B15]*[.C15]" office:value-type="float" office:value="1209.64510526494" calcext:value-type="float">
            <text:p>1209,64510526494</text:p>
          </table:table-cell>
          <table:table-cell table:formula="of:=[.B15]+[.A16]" office:value-type="float" office:value="27025.6841958893" calcext:value-type="float">
            <text:p>27025,6841958893</text:p>
          </table:table-cell>
          <table:table-cell table:formula="of:=[.C15]" office:value-type="float" office:value="0.0468563400070249" calcext:value-type="float">
            <text:p>0,046856340007025</text:p>
          </table:table-cell>
          <table:table-cell table:style-name="ce5" table:formula="of:=[.$D$2]-[.$D$1]+[.D15]" office:value-type="date" office:date-value="2026-11-30" calcext:value-type="date">
            <text:p>30.11.2026</text:p>
          </table:table-cell>
          <table:table-cell table:formula="of:=[.B16]-[.$A$1]" office:value-type="float" office:value="13457.6841958893" calcext:value-type="float">
            <text:p>13457,6841958893</text:p>
          </table:table-cell>
          <table:table-cell table:formula="of:=[.E16]*[.$F$1]" office:value-type="float" office:value="282611.368113676" calcext:value-type="float">
            <text:p>282611,368113676</text:p>
          </table:table-cell>
          <table:table-cell table:formula="of:=[.E16]/[.B16]*100" office:value-type="float" office:value="49.7959056220167" calcext:value-type="float">
            <text:p>49,7959056220167</text:p>
          </table:table-cell>
          <table:table-cell table:formula="of:=[.D16]-[.$D$1]" office:value-type="float" office:value="1980" calcext:value-type="float">
            <text:p>1980</text:p>
          </table:table-cell>
          <table:table-cell table:number-columns-repeated="5"/>
        </table:table-row>
        <table:table-row table:style-name="ro1">
          <table:table-cell table:formula="of:=[.B16]*[.C16]" office:value-type="float" office:value="1266.32464760507" calcext:value-type="float">
            <text:p>1266,32464760507</text:p>
          </table:table-cell>
          <table:table-cell table:formula="of:=[.B16]+[.A17]" office:value-type="float" office:value="28292.0088434944" calcext:value-type="float">
            <text:p>28292,0088434944</text:p>
          </table:table-cell>
          <table:table-cell table:formula="of:=[.C16]" office:value-type="float" office:value="0.0468563400070249" calcext:value-type="float">
            <text:p>0,046856340007025</text:p>
          </table:table-cell>
          <table:table-cell table:style-name="ce5" table:formula="of:=[.$D$2]-[.$D$1]+[.D16]" office:value-type="date" office:date-value="2027-04-11" calcext:value-type="date">
            <text:p>11.04.2027</text:p>
          </table:table-cell>
          <table:table-cell table:formula="of:=[.B17]-[.$A$1]" office:value-type="float" office:value="14724.0088434944" calcext:value-type="float">
            <text:p>14724,0088434944</text:p>
          </table:table-cell>
          <table:table-cell table:formula="of:=[.E17]*[.$F$1]" office:value-type="float" office:value="309204.185713382" calcext:value-type="float">
            <text:p>309204,185713382</text:p>
          </table:table-cell>
          <table:table-cell table:formula="of:=[.E17]/[.B17]*100" office:value-type="float" office:value="52.0429953381699" calcext:value-type="float">
            <text:p>52,0429953381699</text:p>
          </table:table-cell>
          <table:table-cell table:formula="of:=[.D17]-[.$D$1]" office:value-type="float" office:value="2112" calcext:value-type="float">
            <text:p>2112</text:p>
          </table:table-cell>
          <table:table-cell table:number-columns-repeated="5"/>
        </table:table-row>
        <table:table-row table:style-name="ro1">
          <table:table-cell table:formula="of:=[.B17]*[.C17]" office:value-type="float" office:value="1325.65998585253" calcext:value-type="float">
            <text:p>1325,65998585253</text:p>
          </table:table-cell>
          <table:table-cell table:formula="of:=[.B17]+[.A18]" office:value-type="float" office:value="29617.6688293469" calcext:value-type="float">
            <text:p>29617,6688293469</text:p>
          </table:table-cell>
          <table:table-cell table:formula="of:=[.C17]" office:value-type="float" office:value="0.0468563400070249" calcext:value-type="float">
            <text:p>0,046856340007025</text:p>
          </table:table-cell>
          <table:table-cell table:style-name="ce5" table:formula="of:=[.$D$2]-[.$D$1]+[.D17]" office:value-type="date" office:date-value="2027-08-21" calcext:value-type="date">
            <text:p>21.08.2027</text:p>
          </table:table-cell>
          <table:table-cell table:formula="of:=[.B18]-[.$A$1]" office:value-type="float" office:value="16049.6688293469" calcext:value-type="float">
            <text:p>16049,6688293469</text:p>
          </table:table-cell>
          <table:table-cell table:formula="of:=[.E18]*[.$F$1]" office:value-type="float" office:value="337043.045416285" calcext:value-type="float">
            <text:p>337043,045416285</text:p>
          </table:table-cell>
          <table:table-cell table:formula="of:=[.E18]/[.B18]*100" office:value-type="float" office:value="54.1895073573244" calcext:value-type="float">
            <text:p>54,1895073573244</text:p>
          </table:table-cell>
          <table:table-cell table:formula="of:=[.D18]-[.$D$1]" office:value-type="float" office:value="2244" calcext:value-type="float">
            <text:p>2244</text:p>
          </table:table-cell>
          <table:table-cell table:number-columns-repeated="5"/>
        </table:table-row>
        <table:table-row table:style-name="ro1">
          <table:table-cell table:formula="of:=[.B18]*[.C18]" office:value-type="float" office:value="1387.77556088334" calcext:value-type="float">
            <text:p>1387,77556088334</text:p>
          </table:table-cell>
          <table:table-cell table:formula="of:=[.B18]+[.A19]" office:value-type="float" office:value="31005.4443902303" calcext:value-type="float">
            <text:p>31005,4443902303</text:p>
          </table:table-cell>
          <table:table-cell table:formula="of:=[.C18]" office:value-type="float" office:value="0.0468563400070249" calcext:value-type="float">
            <text:p>0,046856340007025</text:p>
          </table:table-cell>
          <table:table-cell table:style-name="ce5" table:formula="of:=[.$D$2]-[.$D$1]+[.D18]" office:value-type="date" office:date-value="2027-12-31" calcext:value-type="date">
            <text:p>31.12.2027</text:p>
          </table:table-cell>
          <table:table-cell table:formula="of:=[.B19]-[.$A$1]" office:value-type="float" office:value="17437.4443902303" calcext:value-type="float">
            <text:p>17437,4443902303</text:p>
          </table:table-cell>
          <table:table-cell table:formula="of:=[.E19]*[.$F$1]" office:value-type="float" office:value="366186.332194835" calcext:value-type="float">
            <text:p>366186,332194835</text:p>
          </table:table-cell>
          <table:table-cell table:formula="of:=[.E19]/[.B19]*100" office:value-type="float" office:value="56.2399434459477" calcext:value-type="float">
            <text:p>56,2399434459477</text:p>
          </table:table-cell>
          <table:table-cell table:formula="of:=[.D19]-[.$D$1]" office:value-type="float" office:value="2376" calcext:value-type="float">
            <text:p>2376</text:p>
          </table:table-cell>
          <table:table-cell table:number-columns-repeated="5"/>
        </table:table-row>
        <table:table-row table:style-name="ro1">
          <table:table-cell table:formula="of:=[.B19]*[.C19]" office:value-type="float" office:value="1452.80164441753" calcext:value-type="float">
            <text:p>1452,80164441753</text:p>
          </table:table-cell>
          <table:table-cell table:formula="of:=[.B19]+[.A20]" office:value-type="float" office:value="32458.2460346478" calcext:value-type="float">
            <text:p>32458,2460346478</text:p>
          </table:table-cell>
          <table:table-cell table:formula="of:=[.C19]" office:value-type="float" office:value="0.0468563400070249" calcext:value-type="float">
            <text:p>0,046856340007025</text:p>
          </table:table-cell>
          <table:table-cell table:style-name="ce5" table:formula="of:=[.$D$2]-[.$D$1]+[.D19]" office:value-type="date" office:date-value="2028-05-11" calcext:value-type="date">
            <text:p>11.05.2028</text:p>
          </table:table-cell>
          <table:table-cell table:formula="of:=[.B20]-[.$A$1]" office:value-type="float" office:value="18890.2460346478" calcext:value-type="float">
            <text:p>18890,2460346478</text:p>
          </table:table-cell>
          <table:table-cell table:formula="of:=[.E20]*[.$F$1]" office:value-type="float" office:value="396695.166727604" calcext:value-type="float">
            <text:p>396695,166727604</text:p>
          </table:table-cell>
          <table:table-cell table:formula="of:=[.E20]/[.B20]*100" office:value-type="float" office:value="58.1986038755244" calcext:value-type="float">
            <text:p>58,1986038755244</text:p>
          </table:table-cell>
          <table:table-cell table:formula="of:=[.D20]-[.$D$1]" office:value-type="float" office:value="2508" calcext:value-type="float">
            <text:p>2508</text:p>
          </table:table-cell>
          <table:table-cell table:number-columns-repeated="5"/>
        </table:table-row>
        <table:table-row table:style-name="ro1">
          <table:table-cell table:formula="of:=[.B20]*[.C20]" office:value-type="float" office:value="1520.87461223113" calcext:value-type="float">
            <text:p>1520,87461223113</text:p>
          </table:table-cell>
          <table:table-cell table:formula="of:=[.B20]+[.A21]" office:value-type="float" office:value="33979.1206468789" calcext:value-type="float">
            <text:p>33979,1206468789</text:p>
          </table:table-cell>
          <table:table-cell table:formula="of:=[.C20]" office:value-type="float" office:value="0.0468563400070249" calcext:value-type="float">
            <text:p>0,046856340007025</text:p>
          </table:table-cell>
          <table:table-cell table:style-name="ce5" table:formula="of:=[.$D$2]-[.$D$1]+[.D20]" office:value-type="date" office:date-value="2028-09-20" calcext:value-type="date">
            <text:p>20.09.2028</text:p>
          </table:table-cell>
          <table:table-cell table:formula="of:=[.B21]-[.$A$1]" office:value-type="float" office:value="20411.1206468789" calcext:value-type="float">
            <text:p>20411,1206468789</text:p>
          </table:table-cell>
          <table:table-cell table:formula="of:=[.E21]*[.$F$1]" office:value-type="float" office:value="428633.533584457" calcext:value-type="float">
            <text:p>428633,533584457</text:p>
          </table:table-cell>
          <table:table-cell table:formula="of:=[.E21]/[.B21]*100" office:value-type="float" office:value="60.0695964412891" calcext:value-type="float">
            <text:p>60,0695964412891</text:p>
          </table:table-cell>
          <table:table-cell table:formula="of:=[.D21]-[.$D$1]" office:value-type="float" office:value="2640" calcext:value-type="float">
            <text:p>2640</text:p>
          </table:table-cell>
          <table:table-cell table:number-columns-repeated="5"/>
        </table:table-row>
        <table:table-row table:style-name="ro1">
          <table:table-cell table:formula="of:=[.B21]*[.C21]" office:value-type="float" office:value="1592.13723016988" calcext:value-type="float">
            <text:p>1592,13723016988</text:p>
          </table:table-cell>
          <table:table-cell table:formula="of:=[.B21]+[.A22]" office:value-type="float" office:value="35571.2578770488" calcext:value-type="float">
            <text:p>35571,2578770488</text:p>
          </table:table-cell>
          <table:table-cell table:formula="of:=[.C21]" office:value-type="float" office:value="0.0468563400070249" calcext:value-type="float">
            <text:p>0,046856340007025</text:p>
          </table:table-cell>
          <table:table-cell table:style-name="ce5" table:formula="of:=[.$D$2]-[.$D$1]+[.D21]" office:value-type="date" office:date-value="2029-01-30" calcext:value-type="date">
            <text:p>30.01.2029</text:p>
          </table:table-cell>
          <table:table-cell table:formula="of:=[.B22]-[.$A$1]" office:value-type="float" office:value="22003.2578770488" calcext:value-type="float">
            <text:p>22003,2578770488</text:p>
          </table:table-cell>
          <table:table-cell table:formula="of:=[.E22]*[.$F$1]" office:value-type="float" office:value="462068.415418025" calcext:value-type="float">
            <text:p>462068,415418025</text:p>
          </table:table-cell>
          <table:table-cell table:formula="of:=[.E22]/[.B22]*100" office:value-type="float" office:value="61.8568450772883" calcext:value-type="float">
            <text:p>61,8568450772883</text:p>
          </table:table-cell>
          <table:table-cell table:formula="of:=[.D22]-[.$D$1]" office:value-type="float" office:value="2772" calcext:value-type="float">
            <text:p>2772</text:p>
          </table:table-cell>
          <table:table-cell table:number-columns-repeated="5"/>
        </table:table-row>
        <table:table-row table:style-name="ro1">
          <table:table-cell table:formula="of:=[.B22]*[.C22]" office:value-type="float" office:value="1666.73895356456" calcext:value-type="float">
            <text:p>1666,73895356456</text:p>
          </table:table-cell>
          <table:table-cell table:formula="of:=[.B22]+[.A23]" office:value-type="float" office:value="37237.9968306134" calcext:value-type="float">
            <text:p>37237,9968306134</text:p>
          </table:table-cell>
          <table:table-cell table:formula="of:=[.C22]" office:value-type="float" office:value="0.0468563400070249" calcext:value-type="float">
            <text:p>0,046856340007025</text:p>
          </table:table-cell>
          <table:table-cell table:style-name="ce5" table:formula="of:=[.$D$2]-[.$D$1]+[.D22]" office:value-type="date" office:date-value="2029-06-11" calcext:value-type="date">
            <text:p>11.06.2029</text:p>
          </table:table-cell>
          <table:table-cell table:formula="of:=[.B23]-[.$A$1]" office:value-type="float" office:value="23669.9968306134" calcext:value-type="float">
            <text:p>23669,9968306134</text:p>
          </table:table-cell>
          <table:table-cell table:formula="of:=[.E23]*[.$F$1]" office:value-type="float" office:value="497069.933442881" calcext:value-type="float">
            <text:p>497069,933442881</text:p>
          </table:table-cell>
          <table:table-cell table:formula="of:=[.E23]/[.B23]*100" office:value-type="float" office:value="63.5640980858408" calcext:value-type="float">
            <text:p>63,5640980858408</text:p>
          </table:table-cell>
          <table:table-cell table:formula="of:=[.D23]-[.$D$1]" office:value-type="float" office:value="2904" calcext:value-type="float">
            <text:p>2904</text:p>
          </table:table-cell>
          <table:table-cell table:number-columns-repeated="5"/>
        </table:table-row>
        <table:table-row table:style-name="ro1">
          <table:table-cell table:formula="of:=[.B23]*[.C23]" office:value-type="float" office:value="1744.83624067574" calcext:value-type="float">
            <text:p>1744,83624067574</text:p>
          </table:table-cell>
          <table:table-cell table:formula="of:=[.B23]+[.A24]" office:value-type="float" office:value="38982.8330712891" calcext:value-type="float">
            <text:p>38982,8330712891</text:p>
          </table:table-cell>
          <table:table-cell table:formula="of:=[.C23]" office:value-type="float" office:value="0.0468563400070249" calcext:value-type="float">
            <text:p>0,046856340007025</text:p>
          </table:table-cell>
          <table:table-cell table:style-name="ce5" table:formula="of:=[.$D$2]-[.$D$1]+[.D23]" office:value-type="date" office:date-value="2029-10-21" calcext:value-type="date">
            <text:p>21.10.2029</text:p>
          </table:table-cell>
          <table:table-cell table:formula="of:=[.B24]-[.$A$1]" office:value-type="float" office:value="25414.8330712891" calcext:value-type="float">
            <text:p>25414,8330712891</text:p>
          </table:table-cell>
          <table:table-cell table:formula="of:=[.E24]*[.$F$1]" office:value-type="float" office:value="533711.494497071" calcext:value-type="float">
            <text:p>533711,494497071</text:p>
          </table:table-cell>
          <table:table-cell table:formula="of:=[.E24]/[.B24]*100" office:value-type="float" office:value="65.1949359986541" calcext:value-type="float">
            <text:p>65,1949359986541</text:p>
          </table:table-cell>
          <table:table-cell table:formula="of:=[.D24]-[.$D$1]" office:value-type="float" office:value="3036" calcext:value-type="float">
            <text:p>3036</text:p>
          </table:table-cell>
          <table:table-cell table:number-columns-repeated="5"/>
        </table:table-row>
        <table:table-row table:style-name="ro1">
          <table:table-cell table:formula="of:=[.B24]*[.C24]" office:value-type="float" office:value="1826.59288082542" calcext:value-type="float">
            <text:p>1826,59288082542</text:p>
          </table:table-cell>
          <table:table-cell table:formula="of:=[.B24]+[.A25]" office:value-type="float" office:value="40809.4259521145" calcext:value-type="float">
            <text:p>40809,4259521145</text:p>
          </table:table-cell>
          <table:table-cell table:formula="of:=[.C24]" office:value-type="float" office:value="0.0468563400070249" calcext:value-type="float">
            <text:p>0,046856340007025</text:p>
          </table:table-cell>
          <table:table-cell table:style-name="ce5" table:formula="of:=[.$D$2]-[.$D$1]+[.D24]" office:value-type="date" office:date-value="2030-03-02" calcext:value-type="date">
            <text:p>02.03.2030</text:p>
          </table:table-cell>
          <table:table-cell table:formula="of:=[.B25]-[.$A$1]" office:value-type="float" office:value="27241.4259521145" calcext:value-type="float">
            <text:p>27241,4259521145</text:p>
          </table:table-cell>
          <table:table-cell table:formula="of:=[.E25]*[.$F$1]" office:value-type="float" office:value="572069.944994405" calcext:value-type="float">
            <text:p>572069,944994405</text:p>
          </table:table-cell>
          <table:table-cell table:formula="of:=[.E25]/[.B25]*100" office:value-type="float" office:value="66.7527790860852" calcext:value-type="float">
            <text:p>66,7527790860852</text:p>
          </table:table-cell>
          <table:table-cell table:formula="of:=[.D25]-[.$D$1]" office:value-type="float" office:value="3168" calcext:value-type="float">
            <text:p>3168</text:p>
          </table:table-cell>
          <table:table-cell table:number-columns-repeated="5"/>
        </table:table-row>
        <table:table-row table:style-name="ro1">
          <table:table-cell table:formula="of:=[.B25]*[.C25]" office:value-type="float" office:value="1912.18033790379" calcext:value-type="float">
            <text:p>1912,18033790379</text:p>
          </table:table-cell>
          <table:table-cell table:formula="of:=[.B25]+[.A26]" office:value-type="float" office:value="42721.6062900183" calcext:value-type="float">
            <text:p>42721,6062900183</text:p>
          </table:table-cell>
          <table:table-cell table:formula="of:=[.C25]" office:value-type="float" office:value="0.0468563400070249" calcext:value-type="float">
            <text:p>0,046856340007025</text:p>
          </table:table-cell>
          <table:table-cell table:style-name="ce5" table:formula="of:=[.$D$2]-[.$D$1]+[.D25]" office:value-type="date" office:date-value="2030-07-12" calcext:value-type="date">
            <text:p>12.07.2030</text:p>
          </table:table-cell>
          <table:table-cell table:formula="of:=[.B26]-[.$A$1]" office:value-type="float" office:value="29153.6062900183" calcext:value-type="float">
            <text:p>29153,6062900183</text:p>
          </table:table-cell>
          <table:table-cell table:formula="of:=[.E26]*[.$F$1]" office:value-type="float" office:value="612225.732090384" calcext:value-type="float">
            <text:p>612225,732090384</text:p>
          </table:table-cell>
          <table:table-cell table:formula="of:=[.E26]/[.B26]*100" office:value-type="float" office:value="68.2408945302928" calcext:value-type="float">
            <text:p>68,2408945302928</text:p>
          </table:table-cell>
          <table:table-cell table:formula="of:=[.D26]-[.$D$1]" office:value-type="float" office:value="3300" calcext:value-type="float">
            <text:p>3300</text:p>
          </table:table-cell>
          <table:table-cell table:number-columns-repeated="5"/>
        </table:table-row>
        <table:table-row table:style-name="ro1">
          <table:table-cell table:formula="of:=[.B26]*[.C26]" office:value-type="float" office:value="2001.77810997135" calcext:value-type="float">
            <text:p>2001,77810997135</text:p>
          </table:table-cell>
          <table:table-cell table:formula="of:=[.B26]+[.A27]" office:value-type="float" office:value="44723.3843999897" calcext:value-type="float">
            <text:p>44723,3843999897</text:p>
          </table:table-cell>
          <table:table-cell table:formula="of:=[.C26]" office:value-type="float" office:value="0.0468563400070249" calcext:value-type="float">
            <text:p>0,046856340007025</text:p>
          </table:table-cell>
          <table:table-cell table:style-name="ce5" table:formula="of:=[.$D$2]-[.$D$1]+[.D26]" office:value-type="date" office:date-value="2030-11-21" calcext:value-type="date">
            <text:p>21.11.2030</text:p>
          </table:table-cell>
          <table:table-cell table:formula="of:=[.B27]-[.$A$1]" office:value-type="float" office:value="31155.3843999897" calcext:value-type="float">
            <text:p>31155,3843999897</text:p>
          </table:table-cell>
          <table:table-cell table:formula="of:=[.E27]*[.$F$1]" office:value-type="float" office:value="654263.072399783" calcext:value-type="float">
            <text:p>654263,072399783</text:p>
          </table:table-cell>
          <table:table-cell table:formula="of:=[.E27]/[.B27]*100" office:value-type="float" office:value="69.6624032773264" calcext:value-type="float">
            <text:p>69,6624032773264</text:p>
          </table:table-cell>
          <table:table-cell table:formula="of:=[.D27]-[.$D$1]" office:value-type="float" office:value="3432" calcext:value-type="float">
            <text:p>3432</text:p>
          </table:table-cell>
          <table:table-cell table:number-columns-repeated="5"/>
        </table:table-row>
        <table:table-row table:style-name="ro1">
          <table:table-cell table:formula="of:=[.B27]*[.C27]" office:value-type="float" office:value="2095.57410571079" calcext:value-type="float">
            <text:p>2095,57410571079</text:p>
          </table:table-cell>
          <table:table-cell table:formula="of:=[.B27]+[.A28]" office:value-type="float" office:value="46818.9585057004" calcext:value-type="float">
            <text:p>46818,9585057004</text:p>
          </table:table-cell>
          <table:table-cell table:formula="of:=[.C27]" office:value-type="float" office:value="0.0468563400070249" calcext:value-type="float">
            <text:p>0,046856340007025</text:p>
          </table:table-cell>
          <table:table-cell table:style-name="ce5" table:formula="of:=[.$D$2]-[.$D$1]+[.D27]" office:value-type="date" office:date-value="2031-04-02" calcext:value-type="date">
            <text:p>02.04.2031</text:p>
          </table:table-cell>
          <table:table-cell table:formula="of:=[.B28]-[.$A$1]" office:value-type="float" office:value="33250.9585057004" calcext:value-type="float">
            <text:p>33250,9585057004</text:p>
          </table:table-cell>
          <table:table-cell table:formula="of:=[.E28]*[.$F$1]" office:value-type="float" office:value="698270.128619709" calcext:value-type="float">
            <text:p>698270,128619709</text:p>
          </table:table-cell>
          <table:table-cell table:formula="of:=[.E28]/[.B28]*100" office:value-type="float" office:value="71.0202865825219" calcext:value-type="float">
            <text:p>71,0202865825219</text:p>
          </table:table-cell>
          <table:table-cell table:formula="of:=[.D28]-[.$D$1]" office:value-type="float" office:value="3564" calcext:value-type="float">
            <text:p>3564</text:p>
          </table:table-cell>
          <table:table-cell table:number-columns-repeated="5"/>
        </table:table-row>
        <table:table-row table:style-name="ro1">
          <table:table-cell table:formula="of:=[.B28]*[.C28]" office:value-type="float" office:value="2193.76503851789" calcext:value-type="float">
            <text:p>2193,76503851789</text:p>
          </table:table-cell>
          <table:table-cell table:formula="of:=[.B28]+[.A29]" office:value-type="float" office:value="49012.7235442183" calcext:value-type="float">
            <text:p>49012,7235442183</text:p>
          </table:table-cell>
          <table:table-cell table:formula="of:=[.C28]" office:value-type="float" office:value="0.0468563400070249" calcext:value-type="float">
            <text:p>0,046856340007025</text:p>
          </table:table-cell>
          <table:table-cell table:style-name="ce5" table:formula="of:=[.$D$2]-[.$D$1]+[.D28]" office:value-type="date" office:date-value="2031-08-12" calcext:value-type="date">
            <text:p>12.08.2031</text:p>
          </table:table-cell>
          <table:table-cell table:formula="of:=[.B29]-[.$A$1]" office:value-type="float" office:value="35444.7235442183" calcext:value-type="float">
            <text:p>35444,7235442183</text:p>
          </table:table-cell>
          <table:table-cell table:formula="of:=[.E29]*[.$F$1]" office:value-type="float" office:value="744339.194428585" calcext:value-type="float">
            <text:p>744339,194428585</text:p>
          </table:table-cell>
          <table:table-cell table:formula="of:=[.E29]/[.B29]*100" office:value-type="float" office:value="72.3173922629311" calcext:value-type="float">
            <text:p>72,3173922629311</text:p>
          </table:table-cell>
          <table:table-cell table:formula="of:=[.D29]-[.$D$1]" office:value-type="float" office:value="3696" calcext:value-type="float">
            <text:p>3696</text:p>
          </table:table-cell>
          <table:table-cell table:number-columns-repeated="5"/>
        </table:table-row>
        <table:table-row table:style-name="ro1">
          <table:table-cell table:formula="of:=[.B29]*[.C29]" office:value-type="float" office:value="2296.55683905821" calcext:value-type="float">
            <text:p>2296,55683905821</text:p>
          </table:table-cell>
          <table:table-cell table:formula="of:=[.B29]+[.A30]" office:value-type="float" office:value="51309.2803832766" calcext:value-type="float">
            <text:p>51309,2803832766</text:p>
          </table:table-cell>
          <table:table-cell table:formula="of:=[.C29]" office:value-type="float" office:value="0.0468563400070249" calcext:value-type="float">
            <text:p>0,046856340007025</text:p>
          </table:table-cell>
          <table:table-cell table:style-name="ce5" table:formula="of:=[.$D$2]-[.$D$1]+[.D29]" office:value-type="date" office:date-value="2031-12-22" calcext:value-type="date">
            <text:p>22.12.2031</text:p>
          </table:table-cell>
          <table:table-cell table:formula="of:=[.B30]-[.$A$1]" office:value-type="float" office:value="37741.2803832765" calcext:value-type="float">
            <text:p>37741,2803832765</text:p>
          </table:table-cell>
          <table:table-cell table:formula="of:=[.E30]*[.$F$1]" office:value-type="float" office:value="792566.888048808" calcext:value-type="float">
            <text:p>792566,888048808</text:p>
          </table:table-cell>
          <table:table-cell table:formula="of:=[.E30]/[.B30]*100" office:value-type="float" office:value="73.5564406698982" calcext:value-type="float">
            <text:p>73,5564406698982</text:p>
          </table:table-cell>
          <table:table-cell table:formula="of:=[.D30]-[.$D$1]" office:value-type="float" office:value="3828" calcext:value-type="float">
            <text:p>3828</text:p>
          </table:table-cell>
          <table:table-cell table:number-columns-repeated="5"/>
        </table:table-row>
        <table:table-row table:style-name="ro1">
          <table:table-cell table:formula="of:=[.B30]*[.C30]" office:value-type="float" office:value="2404.16508715458" calcext:value-type="float">
            <text:p>2404,16508715458</text:p>
          </table:table-cell>
          <table:table-cell table:formula="of:=[.B30]+[.A31]" office:value-type="float" office:value="53713.4454704311" calcext:value-type="float">
            <text:p>53713,4454704311</text:p>
          </table:table-cell>
          <table:table-cell table:formula="of:=[.C30]" office:value-type="float" office:value="0.0468563400070249" calcext:value-type="float">
            <text:p>0,046856340007025</text:p>
          </table:table-cell>
          <table:table-cell table:style-name="ce5" table:formula="of:=[.$D$2]-[.$D$1]+[.D30]" office:value-type="date" office:date-value="2032-05-02" calcext:value-type="date">
            <text:p>02.05.2032</text:p>
          </table:table-cell>
          <table:table-cell table:formula="of:=[.B31]-[.$A$1]" office:value-type="float" office:value="40145.4454704311" calcext:value-type="float">
            <text:p>40145,4454704311</text:p>
          </table:table-cell>
          <table:table-cell table:formula="of:=[.E31]*[.$F$1]" office:value-type="float" office:value="843054.354879054" calcext:value-type="float">
            <text:p>843054,354879054</text:p>
          </table:table-cell>
          <table:table-cell table:formula="of:=[.E31]/[.B31]*100" office:value-type="float" office:value="74.7400303943096" calcext:value-type="float">
            <text:p>74,7400303943096</text:p>
          </table:table-cell>
          <table:table-cell table:formula="of:=[.D31]-[.$D$1]" office:value-type="float" office:value="3960" calcext:value-type="float">
            <text:p>3960</text:p>
          </table:table-cell>
          <table:table-cell table:number-columns-repeated="5"/>
        </table:table-row>
        <table:table-row table:style-name="ro1">
          <table:table-cell table:formula="of:=[.B31]*[.C31]" office:value-type="float" office:value="2516.81546391131" calcext:value-type="float">
            <text:p>2516,81546391131</text:p>
          </table:table-cell>
          <table:table-cell table:formula="of:=[.B31]+[.A32]" office:value-type="float" office:value="56230.2609343424" calcext:value-type="float">
            <text:p>56230,2609343424</text:p>
          </table:table-cell>
          <table:table-cell table:formula="of:=[.C31]" office:value-type="float" office:value="0.0468563400070249" calcext:value-type="float">
            <text:p>0,046856340007025</text:p>
          </table:table-cell>
          <table:table-cell table:style-name="ce5" table:formula="of:=[.$D$2]-[.$D$1]+[.D31]" office:value-type="date" office:date-value="2032-09-11" calcext:value-type="date">
            <text:p>11.09.2032</text:p>
          </table:table-cell>
          <table:table-cell table:formula="of:=[.B32]-[.$A$1]" office:value-type="float" office:value="42662.2609343424" calcext:value-type="float">
            <text:p>42662,2609343424</text:p>
          </table:table-cell>
          <table:table-cell table:formula="of:=[.E32]*[.$F$1]" office:value-type="float" office:value="895907.479621191" calcext:value-type="float">
            <text:p>895907,479621191</text:p>
          </table:table-cell>
          <table:table-cell table:formula="of:=[.E32]/[.B32]*100" office:value-type="float" office:value="75.8706437164808" calcext:value-type="float">
            <text:p>75,8706437164808</text:p>
          </table:table-cell>
          <table:table-cell table:formula="of:=[.D32]-[.$D$1]" office:value-type="float" office:value="4092" calcext:value-type="float">
            <text:p>4092</text:p>
          </table:table-cell>
          <table:table-cell table:number-columns-repeated="5"/>
        </table:table-row>
        <table:table-row table:style-name="ro1">
          <table:table-cell table:formula="of:=[.B32]*[.C32]" office:value-type="float" office:value="2634.74422502328" calcext:value-type="float">
            <text:p>2634,74422502328</text:p>
          </table:table-cell>
          <table:table-cell table:formula="of:=[.B32]+[.A33]" office:value-type="float" office:value="58865.0051593657" calcext:value-type="float">
            <text:p>58865,0051593657</text:p>
          </table:table-cell>
          <table:table-cell table:formula="of:=[.C32]" office:value-type="float" office:value="0.0468563400070249" calcext:value-type="float">
            <text:p>0,046856340007025</text:p>
          </table:table-cell>
          <table:table-cell table:style-name="ce5" table:formula="of:=[.$D$2]-[.$D$1]+[.D32]" office:value-type="date" office:date-value="2033-01-21" calcext:value-type="date">
            <text:p>21.01.2033</text:p>
          </table:table-cell>
          <table:table-cell table:formula="of:=[.B33]-[.$A$1]" office:value-type="float" office:value="45297.0051593657" calcext:value-type="float">
            <text:p>45297,0051593657</text:p>
          </table:table-cell>
          <table:table-cell table:formula="of:=[.E33]*[.$F$1]" office:value-type="float" office:value="951237.10834668" calcext:value-type="float">
            <text:p>951237,10834668</text:p>
          </table:table-cell>
          <table:table-cell table:formula="of:=[.E33]/[.B33]*100" office:value-type="float" office:value="76.9506518121128" calcext:value-type="float">
            <text:p>76,9506518121128</text:p>
          </table:table-cell>
          <table:table-cell table:formula="of:=[.D33]-[.$D$1]" office:value-type="float" office:value="4224" calcext:value-type="float">
            <text:p>4224</text:p>
          </table:table-cell>
          <table:table-cell table:number-columns-repeated="5"/>
        </table:table-row>
        <table:table-row table:style-name="ro1">
          <table:table-cell table:formula="of:=[.B33]*[.C33]" office:value-type="float" office:value="2758.19869626252" calcext:value-type="float">
            <text:p>2758,19869626252</text:p>
          </table:table-cell>
          <table:table-cell table:formula="of:=[.B33]+[.A34]" office:value-type="float" office:value="61623.2038556282" calcext:value-type="float">
            <text:p>61623,2038556282</text:p>
          </table:table-cell>
          <table:table-cell table:formula="of:=[.C33]" office:value-type="float" office:value="0.0468563400070249" calcext:value-type="float">
            <text:p>0,046856340007025</text:p>
          </table:table-cell>
          <table:table-cell table:style-name="ce5" table:formula="of:=[.$D$2]-[.$D$1]+[.D33]" office:value-type="date" office:date-value="2033-06-02" calcext:value-type="date">
            <text:p>02.06.2033</text:p>
          </table:table-cell>
          <table:table-cell table:formula="of:=[.B34]-[.$A$1]" office:value-type="float" office:value="48055.2038556282" calcext:value-type="float">
            <text:p>48055,2038556282</text:p>
          </table:table-cell>
          <table:table-cell table:formula="of:=[.E34]*[.$F$1]" office:value-type="float" office:value="1009159.28096819" calcext:value-type="float">
            <text:p>1009159,28096819</text:p>
          </table:table-cell>
          <table:table-cell table:formula="of:=[.E34]/[.B34]*100" office:value-type="float" office:value="77.9823197252332" calcext:value-type="float">
            <text:p>77,9823197252332</text:p>
          </table:table-cell>
          <table:table-cell table:formula="of:=[.D34]-[.$D$1]" office:value-type="float" office:value="4356" calcext:value-type="float">
            <text:p>4356</text:p>
          </table:table-cell>
          <table:table-cell table:number-columns-repeated="5"/>
        </table:table-row>
        <table:table-row table:style-name="ro1">
          <table:table-cell table:formula="of:=[.B34]*[.C34]" office:value-type="float" office:value="2887.43779218153" calcext:value-type="float">
            <text:p>2887,43779218153</text:p>
          </table:table-cell>
          <table:table-cell table:formula="of:=[.B34]+[.A35]" office:value-type="float" office:value="64510.6416478098" calcext:value-type="float">
            <text:p>64510,6416478098</text:p>
          </table:table-cell>
          <table:table-cell table:formula="of:=[.C34]" office:value-type="float" office:value="0.0468563400070249" calcext:value-type="float">
            <text:p>0,046856340007025</text:p>
          </table:table-cell>
          <table:table-cell table:style-name="ce5" table:formula="of:=[.$D$2]-[.$D$1]+[.D34]" office:value-type="date" office:date-value="2033-10-12" calcext:value-type="date">
            <text:p>12.10.2033</text:p>
          </table:table-cell>
          <table:table-cell table:formula="of:=[.B35]-[.$A$1]" office:value-type="float" office:value="50942.6416478098" calcext:value-type="float">
            <text:p>50942,6416478098</text:p>
          </table:table-cell>
          <table:table-cell table:formula="of:=[.E35]*[.$F$1]" office:value-type="float" office:value="1069795.47460401" calcext:value-type="float">
            <text:p>1069795,47460401</text:p>
          </table:table-cell>
          <table:table-cell table:formula="of:=[.E35]/[.B35]*100" office:value-type="float" office:value="78.9678111185542" calcext:value-type="float">
            <text:p>78,9678111185542</text:p>
          </table:table-cell>
          <table:table-cell table:formula="of:=[.D35]-[.$D$1]" office:value-type="float" office:value="4488" calcext:value-type="float">
            <text:p>4488</text:p>
          </table:table-cell>
          <table:table-cell table:number-columns-repeated="5"/>
        </table:table-row>
        <table:table-row table:style-name="ro1">
          <table:table-cell table:formula="of:=[.B35]*[.C35]" office:value-type="float" office:value="3022.73255912112" calcext:value-type="float">
            <text:p>3022,73255912112</text:p>
          </table:table-cell>
          <table:table-cell table:formula="of:=[.B35]+[.A36]" office:value-type="float" office:value="67533.3742069309" calcext:value-type="float">
            <text:p>67533,3742069309</text:p>
          </table:table-cell>
          <table:table-cell table:formula="of:=[.C35]" office:value-type="float" office:value="0.0468563400070249" calcext:value-type="float">
            <text:p>0,046856340007025</text:p>
          </table:table-cell>
          <table:table-cell table:style-name="ce5" table:formula="of:=[.$D$2]-[.$D$1]+[.D35]" office:value-type="date" office:date-value="2034-02-21" calcext:value-type="date">
            <text:p>21.02.2034</text:p>
          </table:table-cell>
          <table:table-cell table:formula="of:=[.B36]-[.$A$1]" office:value-type="float" office:value="53965.3742069309" calcext:value-type="float">
            <text:p>53965,3742069309</text:p>
          </table:table-cell>
          <table:table-cell table:formula="of:=[.E36]*[.$F$1]" office:value-type="float" office:value="1133272.85834555" calcext:value-type="float">
            <text:p>1133272,85834555</text:p>
          </table:table-cell>
          <table:table-cell table:formula="of:=[.E36]/[.B36]*100" office:value-type="float" office:value="79.9091928112078" calcext:value-type="float">
            <text:p>79,9091928112078</text:p>
          </table:table-cell>
          <table:table-cell table:formula="of:=[.D36]-[.$D$1]" office:value-type="float" office:value="4620" calcext:value-type="float">
            <text:p>4620</text:p>
          </table:table-cell>
          <table:table-cell table:number-columns-repeated="5"/>
        </table:table-row>
        <table:table-row table:style-name="ro1">
          <table:table-cell table:formula="of:=[.B36]*[.C36]" office:value-type="float" office:value="3164.3667436616" calcext:value-type="float">
            <text:p>3164,3667436616</text:p>
          </table:table-cell>
          <table:table-cell table:formula="of:=[.B36]+[.A37]" office:value-type="float" office:value="70697.7409505925" calcext:value-type="float">
            <text:p>70697,7409505925</text:p>
          </table:table-cell>
          <table:table-cell table:formula="of:=[.C36]" office:value-type="float" office:value="0.0468563400070249" calcext:value-type="float">
            <text:p>0,046856340007025</text:p>
          </table:table-cell>
          <table:table-cell table:style-name="ce5" table:formula="of:=[.$D$2]-[.$D$1]+[.D36]" office:value-type="date" office:date-value="2034-07-03" calcext:value-type="date">
            <text:p>03.07.2034</text:p>
          </table:table-cell>
          <table:table-cell table:formula="of:=[.B37]-[.$A$1]" office:value-type="float" office:value="57129.7409505925" calcext:value-type="float">
            <text:p>57129,7409505925</text:p>
          </table:table-cell>
          <table:table-cell table:formula="of:=[.E37]*[.$F$1]" office:value-type="float" office:value="1199724.55996244" calcext:value-type="float">
            <text:p>1199724,55996244</text:p>
          </table:table-cell>
          <table:table-cell table:formula="of:=[.E37]/[.B37]*100" office:value-type="float" office:value="80.8084391133769" calcext:value-type="float">
            <text:p>80,8084391133769</text:p>
          </table:table-cell>
          <table:table-cell table:formula="of:=[.D37]-[.$D$1]" office:value-type="float" office:value="4752" calcext:value-type="float">
            <text:p>4752</text:p>
          </table:table-cell>
          <table:table-cell table:number-columns-repeated="5"/>
        </table:table-row>
        <table:table-row table:style-name="ro1">
          <table:table-cell table:formula="of:=[.B37]*[.C37]" office:value-type="float" office:value="3312.63738770953" calcext:value-type="float">
            <text:p>3312,63738770953</text:p>
          </table:table-cell>
          <table:table-cell table:formula="of:=[.B37]+[.A38]" office:value-type="float" office:value="74010.378338302" calcext:value-type="float">
            <text:p>74010,378338302</text:p>
          </table:table-cell>
          <table:table-cell table:formula="of:=[.C37]" office:value-type="float" office:value="0.0468563400070249" calcext:value-type="float">
            <text:p>0,046856340007025</text:p>
          </table:table-cell>
          <table:table-cell table:style-name="ce5" table:formula="of:=[.$D$2]-[.$D$1]+[.D37]" office:value-type="date" office:date-value="2034-11-12" calcext:value-type="date">
            <text:p>12.11.2034</text:p>
          </table:table-cell>
          <table:table-cell table:formula="of:=[.B38]-[.$A$1]" office:value-type="float" office:value="60442.378338302" calcext:value-type="float">
            <text:p>60442,378338302</text:p>
          </table:table-cell>
          <table:table-cell table:formula="of:=[.E38]*[.$F$1]" office:value-type="float" office:value="1269289.94510434" calcext:value-type="float">
            <text:p>1269289,94510434</text:p>
          </table:table-cell>
          <table:table-cell table:formula="of:=[.E38]/[.B38]*100" office:value-type="float" office:value="81.6674359669119" calcext:value-type="float">
            <text:p>81,6674359669119</text:p>
          </table:table-cell>
          <table:table-cell table:formula="of:=[.D38]-[.$D$1]" office:value-type="float" office:value="4884" calcext:value-type="float">
            <text:p>4884</text:p>
          </table:table-cell>
          <table:table-cell table:number-columns-repeated="5"/>
        </table:table-row>
        <table:table-row table:style-name="ro1">
          <table:table-cell table:formula="of:=[.B38]*[.C38]" office:value-type="float" office:value="3467.85545146803" calcext:value-type="float">
            <text:p>3467,85545146803</text:p>
          </table:table-cell>
          <table:table-cell table:formula="of:=[.B38]+[.A39]" office:value-type="float" office:value="77478.23378977" calcext:value-type="float">
            <text:p>77478,23378977</text:p>
          </table:table-cell>
          <table:table-cell table:formula="of:=[.C38]" office:value-type="float" office:value="0.0468563400070249" calcext:value-type="float">
            <text:p>0,046856340007025</text:p>
          </table:table-cell>
          <table:table-cell table:style-name="ce5" table:formula="of:=[.$D$2]-[.$D$1]+[.D38]" office:value-type="date" office:date-value="2035-03-24" calcext:value-type="date">
            <text:p>24.03.2035</text:p>
          </table:table-cell>
          <table:table-cell table:formula="of:=[.B39]-[.$A$1]" office:value-type="float" office:value="63910.23378977" calcext:value-type="float">
            <text:p>63910,23378977</text:p>
          </table:table-cell>
          <table:table-cell table:formula="of:=[.E39]*[.$F$1]" office:value-type="float" office:value="1342114.90958517" calcext:value-type="float">
            <text:p>1342114,90958517</text:p>
          </table:table-cell>
          <table:table-cell table:formula="of:=[.E39]/[.B39]*100" office:value-type="float" office:value="82.4879849006167" calcext:value-type="float">
            <text:p>82,4879849006167</text:p>
          </table:table-cell>
          <table:table-cell table:formula="of:=[.D39]-[.$D$1]" office:value-type="float" office:value="5016" calcext:value-type="float">
            <text:p>5016</text:p>
          </table:table-cell>
          <table:table-cell table:number-columns-repeated="5"/>
        </table:table-row>
        <table:table-row table:style-name="ro1">
          <table:table-cell table:formula="of:=[.B39]*[.C39]" office:value-type="float" office:value="3630.34646559723" calcext:value-type="float">
            <text:p>3630,34646559723</text:p>
          </table:table-cell>
          <table:table-cell table:formula="of:=[.B39]+[.A40]" office:value-type="float" office:value="81108.5802553673" calcext:value-type="float">
            <text:p>81108,5802553673</text:p>
          </table:table-cell>
          <table:table-cell table:formula="of:=[.C39]" office:value-type="float" office:value="0.0468563400070249" calcext:value-type="float">
            <text:p>0,046856340007025</text:p>
          </table:table-cell>
          <table:table-cell table:style-name="ce5" table:formula="of:=[.$D$2]-[.$D$1]+[.D39]" office:value-type="date" office:date-value="2035-08-03" calcext:value-type="date">
            <text:p>03.08.2035</text:p>
          </table:table-cell>
          <table:table-cell table:formula="of:=[.B40]-[.$A$1]" office:value-type="float" office:value="67540.5802553673" calcext:value-type="float">
            <text:p>67540,5802553673</text:p>
          </table:table-cell>
          <table:table-cell table:formula="of:=[.E40]*[.$F$1]" office:value-type="float" office:value="1418352.18536271" calcext:value-type="float">
            <text:p>1418352,18536271</text:p>
          </table:table-cell>
          <table:table-cell table:formula="of:=[.E40]/[.B40]*100" office:value-type="float" office:value="83.2718068085008" calcext:value-type="float">
            <text:p>83,2718068085008</text:p>
          </table:table-cell>
          <table:table-cell table:formula="of:=[.D40]-[.$D$1]" office:value-type="float" office:value="5148" calcext:value-type="float">
            <text:p>5148</text:p>
          </table:table-cell>
          <table:table-cell table:number-columns-repeated="5"/>
        </table:table-row>
        <table:table-row table:style-name="ro1">
          <table:table-cell table:formula="of:=[.B40]*[.C40]" office:value-type="float" office:value="3800.45121393256" calcext:value-type="float">
            <text:p>3800,45121393256</text:p>
          </table:table-cell>
          <table:table-cell table:formula="of:=[.B40]+[.A41]" office:value-type="float" office:value="84909.0314692998" calcext:value-type="float">
            <text:p>84909,0314692998</text:p>
          </table:table-cell>
          <table:table-cell table:formula="of:=[.C40]" office:value-type="float" office:value="0.0468563400070249" calcext:value-type="float">
            <text:p>0,046856340007025</text:p>
          </table:table-cell>
          <table:table-cell table:style-name="ce5" table:formula="of:=[.$D$2]-[.$D$1]+[.D40]" office:value-type="date" office:date-value="2035-12-13" calcext:value-type="date">
            <text:p>13.12.2035</text:p>
          </table:table-cell>
          <table:table-cell table:formula="of:=[.B41]-[.$A$1]" office:value-type="float" office:value="71341.0314692998" calcext:value-type="float">
            <text:p>71341,0314692998</text:p>
          </table:table-cell>
          <table:table-cell table:formula="of:=[.E41]*[.$F$1]" office:value-type="float" office:value="1498161.6608553" calcext:value-type="float">
            <text:p>1498161,6608553</text:p>
          </table:table-cell>
          <table:table-cell table:formula="of:=[.E41]/[.B41]*100" office:value-type="float" office:value="84.0205455589189" calcext:value-type="float">
            <text:p>84,0205455589189</text:p>
          </table:table-cell>
          <table:table-cell table:formula="of:=[.D41]-[.$D$1]" office:value-type="float" office:value="5280" calcext:value-type="float">
            <text:p>5280</text:p>
          </table:table-cell>
          <table:table-cell table:number-columns-repeated="5"/>
        </table:table-row>
        <table:table-row table:style-name="ro1">
          <table:table-cell table:formula="of:=[.B41]*[.C41]" office:value-type="float" office:value="3978.52644819269" calcext:value-type="float">
            <text:p>3978,52644819269</text:p>
          </table:table-cell>
          <table:table-cell table:formula="of:=[.B41]+[.A42]" office:value-type="float" office:value="88887.5579174925" calcext:value-type="float">
            <text:p>88887,5579174925</text:p>
          </table:table-cell>
          <table:table-cell table:formula="of:=[.C41]" office:value-type="float" office:value="0.0468563400070249" calcext:value-type="float">
            <text:p>0,046856340007025</text:p>
          </table:table-cell>
          <table:table-cell table:style-name="ce5" table:formula="of:=[.$D$2]-[.$D$1]+[.D41]" office:value-type="date" office:date-value="2036-04-23" calcext:value-type="date">
            <text:p>23.04.2036</text:p>
          </table:table-cell>
          <table:table-cell table:formula="of:=[.B42]-[.$A$1]" office:value-type="float" office:value="75319.5579174925" calcext:value-type="float">
            <text:p>75319,5579174925</text:p>
          </table:table-cell>
          <table:table-cell table:formula="of:=[.E42]*[.$F$1]" office:value-type="float" office:value="1581710.71626734" calcext:value-type="float">
            <text:p>1581710,71626734</text:p>
          </table:table-cell>
          <table:table-cell table:formula="of:=[.E42]/[.B42]*100" office:value-type="float" office:value="84.7357714421695" calcext:value-type="float">
            <text:p>84,7357714421695</text:p>
          </table:table-cell>
          <table:table-cell table:formula="of:=[.D42]-[.$D$1]" office:value-type="float" office:value="5412" calcext:value-type="float">
            <text:p>5412</text:p>
          </table:table-cell>
          <table:table-cell table:number-columns-repeated="5"/>
        </table:table-row>
        <table:table-row table:style-name="ro1">
          <table:table-cell table:formula="of:=[.B42]*[.C42]" office:value-type="float" office:value="4164.94563617615" calcext:value-type="float">
            <text:p>4164,94563617615</text:p>
          </table:table-cell>
          <table:table-cell table:formula="of:=[.B42]+[.A43]" office:value-type="float" office:value="93052.5035536687" calcext:value-type="float">
            <text:p>93052,5035536687</text:p>
          </table:table-cell>
          <table:table-cell table:formula="of:=[.C42]" office:value-type="float" office:value="0.0468563400070249" calcext:value-type="float">
            <text:p>0,046856340007025</text:p>
          </table:table-cell>
          <table:table-cell table:style-name="ce5" table:formula="of:=[.$D$2]-[.$D$1]+[.D42]" office:value-type="date" office:date-value="2036-09-02" calcext:value-type="date">
            <text:p>02.09.2036</text:p>
          </table:table-cell>
          <table:table-cell table:formula="of:=[.B43]-[.$A$1]" office:value-type="float" office:value="79484.5035536687" calcext:value-type="float">
            <text:p>79484,5035536687</text:p>
          </table:table-cell>
          <table:table-cell table:formula="of:=[.E43]*[.$F$1]" office:value-type="float" office:value="1669174.57462704" calcext:value-type="float">
            <text:p>1669174,57462704</text:p>
          </table:table-cell>
          <table:table-cell table:formula="of:=[.E43]/[.B43]*100" office:value-type="float" office:value="85.4189844637823" calcext:value-type="float">
            <text:p>85,4189844637823</text:p>
          </table:table-cell>
          <table:table-cell table:formula="of:=[.D43]-[.$D$1]" office:value-type="float" office:value="5544" calcext:value-type="float">
            <text:p>5544</text:p>
          </table:table-cell>
          <table:table-cell table:number-columns-repeated="5"/>
        </table:table-row>
        <table:table-row table:style-name="ro1">
          <table:table-cell table:formula="of:=[.B43]*[.C43]" office:value-type="float" office:value="4360.0997450156" calcext:value-type="float">
            <text:p>4360,0997450156</text:p>
          </table:table-cell>
          <table:table-cell table:formula="of:=[.B43]+[.A44]" office:value-type="float" office:value="97412.6032986843" calcext:value-type="float">
            <text:p>97412,6032986843</text:p>
          </table:table-cell>
          <table:table-cell table:formula="of:=[.C43]" office:value-type="float" office:value="0.0468563400070249" calcext:value-type="float">
            <text:p>0,046856340007025</text:p>
          </table:table-cell>
          <table:table-cell table:style-name="ce5" table:formula="of:=[.$D$2]-[.$D$1]+[.D43]" office:value-type="date" office:date-value="2037-01-12" calcext:value-type="date">
            <text:p>12.01.2037</text:p>
          </table:table-cell>
          <table:table-cell table:formula="of:=[.B44]-[.$A$1]" office:value-type="float" office:value="83844.6032986843" calcext:value-type="float">
            <text:p>83844,6032986843</text:p>
          </table:table-cell>
          <table:table-cell table:formula="of:=[.E44]*[.$F$1]" office:value-type="float" office:value="1760736.66927237" calcext:value-type="float">
            <text:p>1760736,66927237</text:p>
          </table:table-cell>
          <table:table-cell table:formula="of:=[.E44]/[.B44]*100" office:value-type="float" office:value="86.0716174904" calcext:value-type="float">
            <text:p>86,0716174904</text:p>
          </table:table-cell>
          <table:table-cell table:formula="of:=[.D44]-[.$D$1]" office:value-type="float" office:value="5676" calcext:value-type="float">
            <text:p>5676</text:p>
          </table:table-cell>
          <table:table-cell table:number-columns-repeated="5"/>
        </table:table-row>
        <table:table-row table:style-name="ro1">
          <table:table-cell table:formula="of:=[.B44]*[.C44]" office:value-type="float" office:value="4564.39806113259" calcext:value-type="float">
            <text:p>4564,39806113259</text:p>
          </table:table-cell>
          <table:table-cell table:formula="of:=[.B44]+[.A45]" office:value-type="float" office:value="101977.001359817" calcext:value-type="float">
            <text:p>101977,001359817</text:p>
          </table:table-cell>
          <table:table-cell table:formula="of:=[.C44]" office:value-type="float" office:value="0.0468563400070249" calcext:value-type="float">
            <text:p>0,046856340007025</text:p>
          </table:table-cell>
          <table:table-cell table:style-name="ce5" table:formula="of:=[.$D$2]-[.$D$1]+[.D44]" office:value-type="date" office:date-value="2037-05-24" calcext:value-type="date">
            <text:p>24.05.2037</text:p>
          </table:table-cell>
          <table:table-cell table:formula="of:=[.B45]-[.$A$1]" office:value-type="float" office:value="88409.0013598168" calcext:value-type="float">
            <text:p>88409,0013598168</text:p>
          </table:table-cell>
          <table:table-cell table:formula="of:=[.E45]*[.$F$1]" office:value-type="float" office:value="1856589.02855615" calcext:value-type="float">
            <text:p>1856589,02855615</text:p>
          </table:table-cell>
          <table:table-cell table:formula="of:=[.E45]/[.B45]*100" office:value-type="float" office:value="86.6950392548546" calcext:value-type="float">
            <text:p>86,6950392548546</text:p>
          </table:table-cell>
          <table:table-cell table:formula="of:=[.D45]-[.$D$1]" office:value-type="float" office:value="5808" calcext:value-type="float">
            <text:p>5808</text:p>
          </table:table-cell>
          <table:table-cell table:number-columns-repeated="5"/>
        </table:table-row>
        <table:table-row table:style-name="ro1">
          <table:table-cell table:formula="of:=[.B45]*[.C45]" office:value-type="float" office:value="4778.26904861242" calcext:value-type="float">
            <text:p>4778,26904861242</text:p>
          </table:table-cell>
          <table:table-cell table:formula="of:=[.B45]+[.A46]" office:value-type="float" office:value="106755.270408429" calcext:value-type="float">
            <text:p>106755,270408429</text:p>
          </table:table-cell>
          <table:table-cell table:formula="of:=[.C45]" office:value-type="float" office:value="0.0468563400070249" calcext:value-type="float">
            <text:p>0,046856340007025</text:p>
          </table:table-cell>
          <table:table-cell table:style-name="ce5" table:formula="of:=[.$D$2]-[.$D$1]+[.D45]" office:value-type="date" office:date-value="2037-10-03" calcext:value-type="date">
            <text:p>03.10.2037</text:p>
          </table:table-cell>
          <table:table-cell table:formula="of:=[.B46]-[.$A$1]" office:value-type="float" office:value="93187.2704084293" calcext:value-type="float">
            <text:p>93187,2704084293</text:p>
          </table:table-cell>
          <table:table-cell table:formula="of:=[.E46]*[.$F$1]" office:value-type="float" office:value="1956932.67857701" calcext:value-type="float">
            <text:p>1956932,67857701</text:p>
          </table:table-cell>
          <table:table-cell table:formula="of:=[.E46]/[.B46]*100" office:value-type="float" office:value="87.2905572267384" calcext:value-type="float">
            <text:p>87,2905572267384</text:p>
          </table:table-cell>
          <table:table-cell table:formula="of:=[.D46]-[.$D$1]" office:value-type="float" office:value="5940" calcext:value-type="float">
            <text:p>5940</text:p>
          </table:table-cell>
          <table:table-cell table:number-columns-repeated="5"/>
        </table:table-row>
        <table:table-row table:style-name="ro1">
          <table:table-cell table:formula="of:=[.B46]*[.C46]" office:value-type="float" office:value="5002.16124779925" calcext:value-type="float">
            <text:p>5002,16124779925</text:p>
          </table:table-cell>
          <table:table-cell table:formula="of:=[.B46]+[.A47]" office:value-type="float" office:value="111757.431656229" calcext:value-type="float">
            <text:p>111757,431656229</text:p>
          </table:table-cell>
          <table:table-cell table:formula="of:=[.C46]" office:value-type="float" office:value="0.0468563400070249" calcext:value-type="float">
            <text:p>0,046856340007025</text:p>
          </table:table-cell>
          <table:table-cell table:style-name="ce5" table:formula="of:=[.$D$2]-[.$D$1]+[.D46]" office:value-type="date" office:date-value="2038-02-12" calcext:value-type="date">
            <text:p>12.02.2038</text:p>
          </table:table-cell>
          <table:table-cell table:formula="of:=[.B47]-[.$A$1]" office:value-type="float" office:value="98189.4316562285" calcext:value-type="float">
            <text:p>98189,4316562285</text:p>
          </table:table-cell>
          <table:table-cell table:formula="of:=[.E47]*[.$F$1]" office:value-type="float" office:value="2061978.0647808" calcext:value-type="float">
            <text:p>2061978,0647808</text:p>
          </table:table-cell>
          <table:table-cell table:formula="of:=[.E47]/[.B47]*100" office:value-type="float" office:value="87.8594203544907" calcext:value-type="float">
            <text:p>87,8594203544907</text:p>
          </table:table-cell>
          <table:table-cell table:formula="of:=[.D47]-[.$D$1]" office:value-type="float" office:value="6072" calcext:value-type="float">
            <text:p>6072</text:p>
          </table:table-cell>
          <table:table-cell table:number-columns-repeated="5"/>
        </table:table-row>
        <table:table-row table:style-name="ro1">
          <table:table-cell table:formula="of:=[.B47]*[.C47]" office:value-type="float" office:value="5236.5442159961" calcext:value-type="float">
            <text:p>5236,5442159961</text:p>
          </table:table-cell>
          <table:table-cell table:formula="of:=[.B47]+[.A48]" office:value-type="float" office:value="116993.975872225" calcext:value-type="float">
            <text:p>116993,975872225</text:p>
          </table:table-cell>
          <table:table-cell table:formula="of:=[.C47]" office:value-type="float" office:value="0.0468563400070249" calcext:value-type="float">
            <text:p>0,046856340007025</text:p>
          </table:table-cell>
          <table:table-cell table:style-name="ce5" table:formula="of:=[.$D$2]-[.$D$1]+[.D47]" office:value-type="date" office:date-value="2038-06-24" calcext:value-type="date">
            <text:p>24.06.2038</text:p>
          </table:table-cell>
          <table:table-cell table:formula="of:=[.B48]-[.$A$1]" office:value-type="float" office:value="103425.975872225" calcext:value-type="float">
            <text:p>103425,975872225</text:p>
          </table:table-cell>
          <table:table-cell table:formula="of:=[.E48]*[.$F$1]" office:value-type="float" office:value="2171945.49331672" calcext:value-type="float">
            <text:p>2171945,49331672</text:p>
          </table:table-cell>
          <table:table-cell table:formula="of:=[.E48]/[.B48]*100" office:value-type="float" office:value="88.4028216847521" calcext:value-type="float">
            <text:p>88,4028216847521</text:p>
          </table:table-cell>
          <table:table-cell table:formula="of:=[.D48]-[.$D$1]" office:value-type="float" office:value="6204" calcext:value-type="float">
            <text:p>6204</text:p>
          </table:table-cell>
          <table:table-cell table:number-columns-repeated="5"/>
        </table:table-row>
        <table:table-row table:style-name="ro1">
          <table:table-cell table:formula="of:=[.B48]*[.C48]" office:value-type="float" office:value="5481.90951224263" calcext:value-type="float">
            <text:p>5481,90951224263</text:p>
          </table:table-cell>
          <table:table-cell table:formula="of:=[.B48]+[.A49]" office:value-type="float" office:value="122475.885384467" calcext:value-type="float">
            <text:p>122475,885384467</text:p>
          </table:table-cell>
          <table:table-cell table:formula="of:=[.C48]" office:value-type="float" office:value="0.0468563400070249" calcext:value-type="float">
            <text:p>0,046856340007025</text:p>
          </table:table-cell>
          <table:table-cell table:style-name="ce5" table:formula="of:=[.$D$2]-[.$D$1]+[.D48]" office:value-type="date" office:date-value="2038-11-03" calcext:value-type="date">
            <text:p>03.11.2038</text:p>
          </table:table-cell>
          <table:table-cell table:formula="of:=[.B49]-[.$A$1]" office:value-type="float" office:value="108907.885384467" calcext:value-type="float">
            <text:p>108907,885384467</text:p>
          </table:table-cell>
          <table:table-cell table:formula="of:=[.E49]*[.$F$1]" office:value-type="float" office:value="2287065.59307381" calcext:value-type="float">
            <text:p>2287065,59307381</text:p>
          </table:table-cell>
          <table:table-cell table:formula="of:=[.E49]/[.B49]*100" office:value-type="float" office:value="88.9219008644777" calcext:value-type="float">
            <text:p>88,9219008644777</text:p>
          </table:table-cell>
          <table:table-cell table:formula="of:=[.D49]-[.$D$1]" office:value-type="float" office:value="6336" calcext:value-type="float">
            <text:p>6336</text:p>
          </table:table-cell>
          <table:table-cell table:number-columns-repeated="5"/>
        </table:table-row>
        <table:table-row table:style-name="ro1">
          <table:table-cell table:formula="of:=[.B49]*[.C49]" office:value-type="float" office:value="5738.77172823601" calcext:value-type="float">
            <text:p>5738,77172823601</text:p>
          </table:table-cell>
          <table:table-cell table:formula="of:=[.B49]+[.A50]" office:value-type="float" office:value="128214.657112703" calcext:value-type="float">
            <text:p>128214,657112703</text:p>
          </table:table-cell>
          <table:table-cell table:formula="of:=[.C49]" office:value-type="float" office:value="0.0468563400070249" calcext:value-type="float">
            <text:p>0,046856340007025</text:p>
          </table:table-cell>
          <table:table-cell table:style-name="ce5" table:formula="of:=[.$D$2]-[.$D$1]+[.D49]" office:value-type="date" office:date-value="2039-03-15" calcext:value-type="date">
            <text:p>15.03.2039</text:p>
          </table:table-cell>
          <table:table-cell table:formula="of:=[.B50]-[.$A$1]" office:value-type="float" office:value="114646.657112703" calcext:value-type="float">
            <text:p>114646,657112703</text:p>
          </table:table-cell>
          <table:table-cell table:formula="of:=[.E50]*[.$F$1]" office:value-type="float" office:value="2407579.79936677" calcext:value-type="float">
            <text:p>2407579,79936677</text:p>
          </table:table-cell>
          <table:table-cell table:formula="of:=[.E50]/[.B50]*100" office:value-type="float" office:value="89.4177465310589" calcext:value-type="float">
            <text:p>89,4177465310589</text:p>
          </table:table-cell>
          <table:table-cell table:formula="of:=[.D50]-[.$D$1]" office:value-type="float" office:value="6468" calcext:value-type="float">
            <text:p>6468</text:p>
          </table:table-cell>
          <table:table-cell table:number-columns-repeated="5"/>
        </table:table-row>
        <table:table-row table:style-name="ro1">
          <table:table-cell table:formula="of:=[.B50]*[.C50]" office:value-type="float" office:value="6007.66956755694" calcext:value-type="float">
            <text:p>6007,66956755694</text:p>
          </table:table-cell>
          <table:table-cell table:formula="of:=[.B50]+[.A51]" office:value-type="float" office:value="134222.32668026" calcext:value-type="float">
            <text:p>134222,32668026</text:p>
          </table:table-cell>
          <table:table-cell table:formula="of:=[.C50]" office:value-type="float" office:value="0.0468563400070249" calcext:value-type="float">
            <text:p>0,046856340007025</text:p>
          </table:table-cell>
          <table:table-cell table:style-name="ce5" table:formula="of:=[.$D$2]-[.$D$1]+[.D50]" office:value-type="date" office:date-value="2039-07-25" calcext:value-type="date">
            <text:p>25.07.2039</text:p>
          </table:table-cell>
          <table:table-cell table:formula="of:=[.B51]-[.$A$1]" office:value-type="float" office:value="120654.32668026" calcext:value-type="float">
            <text:p>120654,32668026</text:p>
          </table:table-cell>
          <table:table-cell table:formula="of:=[.E51]*[.$F$1]" office:value-type="float" office:value="2533740.86028546" calcext:value-type="float">
            <text:p>2533740,86028546</text:p>
          </table:table-cell>
          <table:table-cell table:formula="of:=[.E51]/[.B51]*100" office:value-type="float" office:value="89.8913985954653" calcext:value-type="float">
            <text:p>89,8913985954653</text:p>
          </table:table-cell>
          <table:table-cell table:formula="of:=[.D51]-[.$D$1]" office:value-type="float" office:value="6600" calcext:value-type="float">
            <text:p>6600</text:p>
          </table:table-cell>
          <table:table-cell table:number-columns-repeated="5"/>
        </table:table-row>
        <table:table-row table:style-name="ro1">
          <table:table-cell table:formula="of:=[.B51]*[.C51]" office:value-type="float" office:value="6289.16697546425" calcext:value-type="float">
            <text:p>6289,16697546425</text:p>
          </table:table-cell>
          <table:table-cell table:formula="of:=[.B51]+[.A52]" office:value-type="float" office:value="140511.493655724" calcext:value-type="float">
            <text:p>140511,493655724</text:p>
          </table:table-cell>
          <table:table-cell table:formula="of:=[.C51]" office:value-type="float" office:value="0.0468563400070249" calcext:value-type="float">
            <text:p>0,046856340007025</text:p>
          </table:table-cell>
          <table:table-cell table:style-name="ce5" table:formula="of:=[.$D$2]-[.$D$1]+[.D51]" office:value-type="date" office:date-value="2039-12-04" calcext:value-type="date">
            <text:p>04.12.2039</text:p>
          </table:table-cell>
          <table:table-cell table:formula="of:=[.B52]-[.$A$1]" office:value-type="float" office:value="126943.493655724" calcext:value-type="float">
            <text:p>126943,493655724</text:p>
          </table:table-cell>
          <table:table-cell table:formula="of:=[.E52]*[.$F$1]" office:value-type="float" office:value="2665813.36677021" calcext:value-type="float">
            <text:p>2665813,36677021</text:p>
          </table:table-cell>
          <table:table-cell table:formula="of:=[.E52]/[.B52]*100" office:value-type="float" office:value="90.3438504231947" calcext:value-type="float">
            <text:p>90,3438504231947</text:p>
          </table:table-cell>
          <table:table-cell table:formula="of:=[.D52]-[.$D$1]" office:value-type="float" office:value="6732" calcext:value-type="float">
            <text:p>6732</text:p>
          </table:table-cell>
          <table:table-cell table:number-columns-repeated="5"/>
        </table:table-row>
        <table:table-row table:style-name="ro1">
          <table:table-cell table:formula="of:=[.B52]*[.C52]" office:value-type="float" office:value="6583.85432162755" calcext:value-type="float">
            <text:p>6583,85432162755</text:p>
          </table:table-cell>
          <table:table-cell table:formula="of:=[.B52]+[.A53]" office:value-type="float" office:value="147095.347977352" calcext:value-type="float">
            <text:p>147095,347977352</text:p>
          </table:table-cell>
          <table:table-cell table:formula="of:=[.C52]" office:value-type="float" office:value="0.0468563400070249" calcext:value-type="float">
            <text:p>0,046856340007025</text:p>
          </table:table-cell>
          <table:table-cell table:style-name="ce5" table:formula="of:=[.$D$2]-[.$D$1]+[.D52]" office:value-type="date" office:date-value="2040-04-14" calcext:value-type="date">
            <text:p>14.04.2040</text:p>
          </table:table-cell>
          <table:table-cell table:formula="of:=[.B53]-[.$A$1]" office:value-type="float" office:value="133527.347977352" calcext:value-type="float">
            <text:p>133527,347977352</text:p>
          </table:table-cell>
          <table:table-cell table:formula="of:=[.E53]*[.$F$1]" office:value-type="float" office:value="2804074.30752439" calcext:value-type="float">
            <text:p>2804074,30752439</text:p>
          </table:table-cell>
          <table:table-cell table:formula="of:=[.E53]/[.B53]*100" office:value-type="float" office:value="90.7760509176068" calcext:value-type="float">
            <text:p>90,7760509176068</text:p>
          </table:table-cell>
          <table:table-cell table:formula="of:=[.D53]-[.$D$1]" office:value-type="float" office:value="6864" calcext:value-type="float">
            <text:p>6864</text:p>
          </table:table-cell>
          <table:table-cell table:number-columns-repeated="5"/>
        </table:table-row>
        <table:table-row table:style-name="ro1">
          <table:table-cell table:formula="of:=[.B53]*[.C53]" office:value-type="float" office:value="6892.34963827845" calcext:value-type="float">
            <text:p>6892,34963827845</text:p>
          </table:table-cell>
          <table:table-cell table:formula="of:=[.B53]+[.A54]" office:value-type="float" office:value="153987.69761563" calcext:value-type="float">
            <text:p>153987,69761563</text:p>
          </table:table-cell>
          <table:table-cell table:formula="of:=[.C53]" office:value-type="float" office:value="0.0468563400070249" calcext:value-type="float">
            <text:p>0,046856340007025</text:p>
          </table:table-cell>
          <table:table-cell table:style-name="ce5" table:formula="of:=[.$D$2]-[.$D$1]+[.D53]" office:value-type="date" office:date-value="2040-08-24" calcext:value-type="date">
            <text:p>24.08.2040</text:p>
          </table:table-cell>
          <table:table-cell table:formula="of:=[.B54]-[.$A$1]" office:value-type="float" office:value="140419.69761563" calcext:value-type="float">
            <text:p>140419,69761563</text:p>
          </table:table-cell>
          <table:table-cell table:formula="of:=[.E54]*[.$F$1]" office:value-type="float" office:value="2948813.64992824" calcext:value-type="float">
            <text:p>2948813,64992824</text:p>
          </table:table-cell>
          <table:table-cell table:formula="of:=[.E54]/[.B54]*100" office:value-type="float" office:value="91.1889065100076" calcext:value-type="float">
            <text:p>91,1889065100076</text:p>
          </table:table-cell>
          <table:table-cell table:formula="of:=[.D54]-[.$D$1]" office:value-type="float" office:value="6996" calcext:value-type="float">
            <text:p>6996</text:p>
          </table:table-cell>
          <table:table-cell table:number-columns-repeated="5"/>
        </table:table-row>
        <table:table-row table:style-name="ro1">
          <table:table-cell table:formula="of:=[.B54]*[.C54]" office:value-type="float" office:value="7215.29991637692" calcext:value-type="float">
            <text:p>7215,29991637692</text:p>
          </table:table-cell>
          <table:table-cell table:formula="of:=[.B54]+[.A55]" office:value-type="float" office:value="161202.997532007" calcext:value-type="float">
            <text:p>161202,997532007</text:p>
          </table:table-cell>
          <table:table-cell table:formula="of:=[.C54]" office:value-type="float" office:value="0.0468563400070249" calcext:value-type="float">
            <text:p>0,046856340007025</text:p>
          </table:table-cell>
          <table:table-cell table:style-name="ce5" table:formula="of:=[.$D$2]-[.$D$1]+[.D54]" office:value-type="date" office:date-value="2041-01-03" calcext:value-type="date">
            <text:p>03.01.2041</text:p>
          </table:table-cell>
          <table:table-cell table:formula="of:=[.B55]-[.$A$1]" office:value-type="float" office:value="147634.997532007" calcext:value-type="float">
            <text:p>147634,997532007</text:p>
          </table:table-cell>
          <table:table-cell table:formula="of:=[.E55]*[.$F$1]" office:value-type="float" office:value="3100334.94817215" calcext:value-type="float">
            <text:p>3100334,94817215</text:p>
          </table:table-cell>
          <table:table-cell table:formula="of:=[.E55]/[.B55]*100" office:value-type="float" office:value="91.5832830606602" calcext:value-type="float">
            <text:p>91,5832830606602</text:p>
          </table:table-cell>
          <table:table-cell table:formula="of:=[.D55]-[.$D$1]" office:value-type="float" office:value="7128" calcext:value-type="float">
            <text:p>7128</text:p>
          </table:table-cell>
          <table:table-cell table:number-columns-repeated="5"/>
        </table:table-row>
        <table:table-row table:style-name="ro1">
          <table:table-cell table:formula="of:=[.B55]*[.C55]" office:value-type="float" office:value="7553.38246251134" calcext:value-type="float">
            <text:p>7553,38246251134</text:p>
          </table:table-cell>
          <table:table-cell table:formula="of:=[.B55]+[.A56]" office:value-type="float" office:value="168756.379994519" calcext:value-type="float">
            <text:p>168756,379994519</text:p>
          </table:table-cell>
          <table:table-cell table:formula="of:=[.C55]" office:value-type="float" office:value="0.0468563400070249" calcext:value-type="float">
            <text:p>0,046856340007025</text:p>
          </table:table-cell>
          <table:table-cell table:style-name="ce5" table:formula="of:=[.$D$2]-[.$D$1]+[.D55]" office:value-type="date" office:date-value="2041-05-15" calcext:value-type="date">
            <text:p>15.05.2041</text:p>
          </table:table-cell>
          <table:table-cell table:formula="of:=[.B56]-[.$A$1]" office:value-type="float" office:value="155188.379994519" calcext:value-type="float">
            <text:p>155188,379994519</text:p>
          </table:table-cell>
          <table:table-cell table:formula="of:=[.E56]*[.$F$1]" office:value-type="float" office:value="3258955.97988489" calcext:value-type="float">
            <text:p>3258955,97988489</text:p>
          </table:table-cell>
          <table:table-cell table:formula="of:=[.E56]/[.B56]*100" office:value-type="float" office:value="91.9600076747079" calcext:value-type="float">
            <text:p>91,9600076747079</text:p>
          </table:table-cell>
          <table:table-cell table:formula="of:=[.D56]-[.$D$1]" office:value-type="float" office:value="7260" calcext:value-type="float">
            <text:p>7260</text:p>
          </table:table-cell>
          <table:table-cell table:number-columns-repeated="5"/>
        </table:table-row>
        <table:table-row table:style-name="ro1">
          <table:table-cell table:formula="of:=[.B56]*[.C56]" office:value-type="float" office:value="7907.30631937787" calcext:value-type="float">
            <text:p>7907,30631937787</text:p>
          </table:table-cell>
          <table:table-cell table:formula="of:=[.B56]+[.A57]" office:value-type="float" office:value="176663.686313897" calcext:value-type="float">
            <text:p>176663,686313897</text:p>
          </table:table-cell>
          <table:table-cell table:formula="of:=[.C56]" office:value-type="float" office:value="0.0468563400070249" calcext:value-type="float">
            <text:p>0,046856340007025</text:p>
          </table:table-cell>
          <table:table-cell table:style-name="ce5" table:formula="of:=[.$D$2]-[.$D$1]+[.D56]" office:value-type="date" office:date-value="2041-09-24" calcext:value-type="date">
            <text:p>24.09.2041</text:p>
          </table:table-cell>
          <table:table-cell table:formula="of:=[.B57]-[.$A$1]" office:value-type="float" office:value="163095.686313897" calcext:value-type="float">
            <text:p>163095,686313897</text:p>
          </table:table-cell>
          <table:table-cell table:formula="of:=[.E57]*[.$F$1]" office:value-type="float" office:value="3425009.41259183" calcext:value-type="float">
            <text:p>3425009,41259183</text:p>
          </table:table-cell>
          <table:table-cell table:formula="of:=[.E57]/[.B57]*100" office:value-type="float" office:value="92.3198704368184" calcext:value-type="float">
            <text:p>92,3198704368184</text:p>
          </table:table-cell>
          <table:table-cell table:formula="of:=[.D57]-[.$D$1]" office:value-type="float" office:value="7392" calcext:value-type="float">
            <text:p>7392</text:p>
          </table:table-cell>
          <table:table-cell table:number-columns-repeated="5"/>
        </table:table-row>
        <table:table-row table:style-name="ro1">
          <table:table-cell table:formula="of:=[.B57]*[.C57]" office:value-type="float" office:value="8277.81375281834" calcext:value-type="float">
            <text:p>8277,81375281834</text:p>
          </table:table-cell>
          <table:table-cell table:formula="of:=[.B57]+[.A58]" office:value-type="float" office:value="184941.500066715" calcext:value-type="float">
            <text:p>184941,500066715</text:p>
          </table:table-cell>
          <table:table-cell table:formula="of:=[.C57]" office:value-type="float" office:value="0.0468563400070249" calcext:value-type="float">
            <text:p>0,046856340007025</text:p>
          </table:table-cell>
          <table:table-cell table:style-name="ce5" table:formula="of:=[.$D$2]-[.$D$1]+[.D57]" office:value-type="date" office:date-value="2042-02-03" calcext:value-type="date">
            <text:p>03.02.2042</text:p>
          </table:table-cell>
          <table:table-cell table:formula="of:=[.B58]-[.$A$1]" office:value-type="float" office:value="171373.500066715" calcext:value-type="float">
            <text:p>171373,500066715</text:p>
          </table:table-cell>
          <table:table-cell table:formula="of:=[.E58]*[.$F$1]" office:value-type="float" office:value="3598843.50140101" calcext:value-type="float">
            <text:p>3598843,50140101</text:p>
          </table:table-cell>
          <table:table-cell table:formula="of:=[.E58]/[.B58]*100" office:value-type="float" office:value="92.6636260681861" calcext:value-type="float">
            <text:p>92,6636260681861</text:p>
          </table:table-cell>
          <table:table-cell table:formula="of:=[.D58]-[.$D$1]" office:value-type="float" office:value="7524" calcext:value-type="float">
            <text:p>7524</text:p>
          </table:table-cell>
          <table:table-cell table:number-columns-repeated="5"/>
        </table:table-row>
        <table:table-row table:style-name="ro1">
          <table:table-cell table:formula="of:=[.B58]*[.C58]" office:value-type="float" office:value="8665.68180853522" calcext:value-type="float">
            <text:p>8665,68180853522</text:p>
          </table:table-cell>
          <table:table-cell table:formula="of:=[.B58]+[.A59]" office:value-type="float" office:value="193607.18187525" calcext:value-type="float">
            <text:p>193607,18187525</text:p>
          </table:table-cell>
          <table:table-cell table:formula="of:=[.C58]" office:value-type="float" office:value="0.0468563400070249" calcext:value-type="float">
            <text:p>0,046856340007025</text:p>
          </table:table-cell>
          <table:table-cell table:style-name="ce5" table:formula="of:=[.$D$2]-[.$D$1]+[.D58]" office:value-type="date" office:date-value="2042-06-15" calcext:value-type="date">
            <text:p>15.06.2042</text:p>
          </table:table-cell>
          <table:table-cell table:formula="of:=[.B59]-[.$A$1]" office:value-type="float" office:value="180039.18187525" calcext:value-type="float">
            <text:p>180039,18187525</text:p>
          </table:table-cell>
          <table:table-cell table:formula="of:=[.E59]*[.$F$1]" office:value-type="float" office:value="3780822.81938025" calcext:value-type="float">
            <text:p>3780822,81938025</text:p>
          </table:table-cell>
          <table:table-cell table:formula="of:=[.E59]/[.B59]*100" office:value-type="float" office:value="92.9919955093699" calcext:value-type="float">
            <text:p>92,9919955093699</text:p>
          </table:table-cell>
          <table:table-cell table:formula="of:=[.D59]-[.$D$1]" office:value-type="float" office:value="7656" calcext:value-type="float">
            <text:p>7656</text:p>
          </table:table-cell>
          <table:table-cell table:number-columns-repeated="5"/>
        </table:table-row>
        <table:table-row table:style-name="ro1">
          <table:table-cell table:formula="of:=[.B59]*[.C59]" office:value-type="float" office:value="9071.72394174864" calcext:value-type="float">
            <text:p>9071,72394174864</text:p>
          </table:table-cell>
          <table:table-cell table:formula="of:=[.B59]+[.A60]" office:value-type="float" office:value="202678.905816999" calcext:value-type="float">
            <text:p>202678,905816999</text:p>
          </table:table-cell>
          <table:table-cell table:formula="of:=[.C59]" office:value-type="float" office:value="0.0468563400070249" calcext:value-type="float">
            <text:p>0,046856340007025</text:p>
          </table:table-cell>
          <table:table-cell table:style-name="ce5" table:formula="of:=[.$D$2]-[.$D$1]+[.D59]" office:value-type="date" office:date-value="2042-10-25" calcext:value-type="date">
            <text:p>25.10.2042</text:p>
          </table:table-cell>
          <table:table-cell table:formula="of:=[.B60]-[.$A$1]" office:value-type="float" office:value="189110.905816999" calcext:value-type="float">
            <text:p>189110,905816999</text:p>
          </table:table-cell>
          <table:table-cell table:formula="of:=[.E60]*[.$F$1]" office:value-type="float" office:value="3971329.02215697" calcext:value-type="float">
            <text:p>3971329,02215697</text:p>
          </table:table-cell>
          <table:table-cell table:formula="of:=[.E60]/[.B60]*100" office:value-type="float" office:value="93.3056674322829" calcext:value-type="float">
            <text:p>93,3056674322829</text:p>
          </table:table-cell>
          <table:table-cell table:formula="of:=[.D60]-[.$D$1]" office:value-type="float" office:value="7788" calcext:value-type="float">
            <text:p>7788</text:p>
          </table:table-cell>
          <table:table-cell table:number-columns-repeated="5"/>
        </table:table-row>
        <table:table-row table:style-name="ro1">
          <table:table-cell table:formula="of:=[.B60]*[.C60]" office:value-type="float" office:value="9496.79172321308" calcext:value-type="float">
            <text:p>9496,79172321308</text:p>
          </table:table-cell>
          <table:table-cell table:formula="of:=[.B60]+[.A61]" office:value-type="float" office:value="212175.697540212" calcext:value-type="float">
            <text:p>212175,697540212</text:p>
          </table:table-cell>
          <table:table-cell table:formula="of:=[.C60]" office:value-type="float" office:value="0.0468563400070249" calcext:value-type="float">
            <text:p>0,046856340007025</text:p>
          </table:table-cell>
          <table:table-cell table:style-name="ce5" table:formula="of:=[.$D$2]-[.$D$1]+[.D60]" office:value-type="date" office:date-value="2043-03-06" calcext:value-type="date">
            <text:p>06.03.2043</text:p>
          </table:table-cell>
          <table:table-cell table:formula="of:=[.B61]-[.$A$1]" office:value-type="float" office:value="198607.697540212" calcext:value-type="float">
            <text:p>198607,697540212</text:p>
          </table:table-cell>
          <table:table-cell table:formula="of:=[.E61]*[.$F$1]" office:value-type="float" office:value="4170761.64834445" calcext:value-type="float">
            <text:p>4170761,64834445</text:p>
          </table:table-cell>
          <table:table-cell table:formula="of:=[.E61]/[.B61]*100" office:value-type="float" office:value="93.6052996845086" calcext:value-type="float">
            <text:p>93,6052996845086</text:p>
          </table:table-cell>
          <table:table-cell table:formula="of:=[.D61]-[.$D$1]" office:value-type="float" office:value="7920" calcext:value-type="float">
            <text:p>7920</text:p>
          </table:table-cell>
          <table:table-cell table:number-columns-repeated="5"/>
        </table:table-row>
        <table:table-row table:style-name="ro1">
          <table:table-cell table:formula="of:=[.B61]*[.C61]" office:value-type="float" office:value="9941.77662517185" calcext:value-type="float">
            <text:p>9941,77662517185</text:p>
          </table:table-cell>
          <table:table-cell table:formula="of:=[.B61]+[.A62]" office:value-type="float" office:value="222117.474165384" calcext:value-type="float">
            <text:p>222117,474165384</text:p>
          </table:table-cell>
          <table:table-cell table:formula="of:=[.C61]" office:value-type="float" office:value="0.0468563400070249" calcext:value-type="float">
            <text:p>0,046856340007025</text:p>
          </table:table-cell>
          <table:table-cell table:style-name="ce5" table:formula="of:=[.$D$2]-[.$D$1]+[.D61]" office:value-type="date" office:date-value="2043-07-16" calcext:value-type="date">
            <text:p>16.07.2043</text:p>
          </table:table-cell>
          <table:table-cell table:formula="of:=[.B62]-[.$A$1]" office:value-type="float" office:value="208549.474165384" calcext:value-type="float">
            <text:p>208549,474165384</text:p>
          </table:table-cell>
          <table:table-cell table:formula="of:=[.E62]*[.$F$1]" office:value-type="float" office:value="4379538.95747306" calcext:value-type="float">
            <text:p>4379538,95747306</text:p>
          </table:table-cell>
          <table:table-cell table:formula="of:=[.E62]/[.B62]*100" office:value-type="float" office:value="93.8915206689693" calcext:value-type="float">
            <text:p>93,8915206689693</text:p>
          </table:table-cell>
          <table:table-cell table:formula="of:=[.D62]-[.$D$1]" office:value-type="float" office:value="8052" calcext:value-type="float">
            <text:p>8052</text:p>
          </table:table-cell>
          <table:table-cell table:number-columns-repeated="5"/>
        </table:table-row>
        <table:table-row table:style-name="ro1">
          <table:table-cell table:formula="of:=[.B62]*[.C62]" office:value-type="float" office:value="10407.6118909948" calcext:value-type="float">
            <text:p>10407,6118909948</text:p>
          </table:table-cell>
          <table:table-cell table:formula="of:=[.B62]+[.A63]" office:value-type="float" office:value="232525.086056378" calcext:value-type="float">
            <text:p>232525,086056378</text:p>
          </table:table-cell>
          <table:table-cell table:formula="of:=[.C62]" office:value-type="float" office:value="0.0468563400070249" calcext:value-type="float">
            <text:p>0,046856340007025</text:p>
          </table:table-cell>
          <table:table-cell table:style-name="ce5" table:formula="of:=[.$D$2]-[.$D$1]+[.D62]" office:value-type="date" office:date-value="2043-11-25" calcext:value-type="date">
            <text:p>25.11.2043</text:p>
          </table:table-cell>
          <table:table-cell table:formula="of:=[.B63]-[.$A$1]" office:value-type="float" office:value="218957.086056378" calcext:value-type="float">
            <text:p>218957,086056378</text:p>
          </table:table-cell>
          <table:table-cell table:formula="of:=[.E63]*[.$F$1]" office:value-type="float" office:value="4598098.80718395" calcext:value-type="float">
            <text:p>4598098,80718395</text:p>
          </table:table-cell>
          <table:table-cell table:formula="of:=[.E63]/[.B63]*100" office:value-type="float" office:value="94.1649306618425" calcext:value-type="float">
            <text:p>94,1649306618425</text:p>
          </table:table-cell>
          <table:table-cell table:formula="of:=[.D63]-[.$D$1]" office:value-type="float" office:value="8184" calcext:value-type="float">
            <text:p>8184</text:p>
          </table:table-cell>
          <table:table-cell table:number-columns-repeated="5"/>
        </table:table-row>
        <table:table-row table:style-name="ro1">
          <table:table-cell table:formula="of:=[.B63]*[.C63]" office:value-type="float" office:value="10895.2744924204" calcext:value-type="float">
            <text:p>10895,2744924204</text:p>
          </table:table-cell>
          <table:table-cell table:formula="of:=[.B63]+[.A64]" office:value-type="float" office:value="243420.360548799" calcext:value-type="float">
            <text:p>243420,360548799</text:p>
          </table:table-cell>
          <table:table-cell table:formula="of:=[.C63]" office:value-type="float" office:value="0.0468563400070249" calcext:value-type="float">
            <text:p>0,046856340007025</text:p>
          </table:table-cell>
          <table:table-cell table:style-name="ce5" table:formula="of:=[.$D$2]-[.$D$1]+[.D63]" office:value-type="date" office:date-value="2044-04-05" calcext:value-type="date">
            <text:p>05.04.2044</text:p>
          </table:table-cell>
          <table:table-cell table:formula="of:=[.B64]-[.$A$1]" office:value-type="float" office:value="229852.360548799" calcext:value-type="float">
            <text:p>229852,360548799</text:p>
          </table:table-cell>
          <table:table-cell table:formula="of:=[.E64]*[.$F$1]" office:value-type="float" office:value="4826899.57152478" calcext:value-type="float">
            <text:p>4826899,57152478</text:p>
          </table:table-cell>
          <table:table-cell table:formula="of:=[.E64]/[.B64]*100" office:value-type="float" office:value="94.426103071489" calcext:value-type="float">
            <text:p>94,426103071489</text:p>
          </table:table-cell>
          <table:table-cell table:formula="of:=[.D64]-[.$D$1]" office:value-type="float" office:value="8316" calcext:value-type="float">
            <text:p>8316</text:p>
          </table:table-cell>
          <table:table-cell table:number-columns-repeated="5"/>
        </table:table-row>
        <table:table-row table:style-name="ro1">
          <table:table-cell table:formula="of:=[.B64]*[.C64]" office:value-type="float" office:value="11405.7871785071" calcext:value-type="float">
            <text:p>11405,7871785071</text:p>
          </table:table-cell>
          <table:table-cell table:formula="of:=[.B64]+[.A65]" office:value-type="float" office:value="254826.147727306" calcext:value-type="float">
            <text:p>254826,147727306</text:p>
          </table:table-cell>
          <table:table-cell table:formula="of:=[.C64]" office:value-type="float" office:value="0.0468563400070249" calcext:value-type="float">
            <text:p>0,046856340007025</text:p>
          </table:table-cell>
          <table:table-cell table:style-name="ce5" table:formula="of:=[.$D$2]-[.$D$1]+[.D64]" office:value-type="date" office:date-value="2044-08-15" calcext:value-type="date">
            <text:p>15.08.2044</text:p>
          </table:table-cell>
          <table:table-cell table:formula="of:=[.B65]-[.$A$1]" office:value-type="float" office:value="241258.147727306" calcext:value-type="float">
            <text:p>241258,147727306</text:p>
          </table:table-cell>
          <table:table-cell table:formula="of:=[.E65]*[.$F$1]" office:value-type="float" office:value="5066421.10227343" calcext:value-type="float">
            <text:p>5066421,10227343</text:p>
          </table:table-cell>
          <table:table-cell table:formula="of:=[.E65]/[.B65]*100" office:value-type="float" office:value="94.6755856410311" calcext:value-type="float">
            <text:p>94,6755856410311</text:p>
          </table:table-cell>
          <table:table-cell table:formula="of:=[.D65]-[.$D$1]" office:value-type="float" office:value="8448" calcext:value-type="float">
            <text:p>8448</text:p>
          </table:table-cell>
          <table:table-cell table:number-columns-repeated="5"/>
        </table:table-row>
        <table:table-row table:style-name="ro1">
          <table:table-cell table:formula="of:=[.B65]*[.C65]" office:value-type="float" office:value="11940.220620591" calcext:value-type="float">
            <text:p>11940,220620591</text:p>
          </table:table-cell>
          <table:table-cell table:formula="of:=[.B65]+[.A66]" office:value-type="float" office:value="266766.368347897" calcext:value-type="float">
            <text:p>266766,368347897</text:p>
          </table:table-cell>
          <table:table-cell table:formula="of:=[.C65]" office:value-type="float" office:value="0.0468563400070249" calcext:value-type="float">
            <text:p>0,046856340007025</text:p>
          </table:table-cell>
          <table:table-cell table:style-name="ce5" table:formula="of:=[.$D$2]-[.$D$1]+[.D65]" office:value-type="date" office:date-value="2044-12-25" calcext:value-type="date">
            <text:p>25.12.2044</text:p>
          </table:table-cell>
          <table:table-cell table:formula="of:=[.B66]-[.$A$1]" office:value-type="float" office:value="253198.368347897" calcext:value-type="float">
            <text:p>253198,368347897</text:p>
          </table:table-cell>
          <table:table-cell table:formula="of:=[.E66]*[.$F$1]" office:value-type="float" office:value="5317165.73530584" calcext:value-type="float">
            <text:p>5317165,73530584</text:p>
          </table:table-cell>
          <table:table-cell table:formula="of:=[.E66]/[.B66]*100" office:value-type="float" office:value="94.9139015971063" calcext:value-type="float">
            <text:p>94,9139015971063</text:p>
          </table:table-cell>
          <table:table-cell table:formula="of:=[.D66]-[.$D$1]" office:value-type="float" office:value="8580" calcext:value-type="float">
            <text:p>8580</text:p>
          </table:table-cell>
          <table:table-cell table:number-columns-repeated="5"/>
        </table:table-row>
        <table:table-row table:style-name="ro1">
          <table:table-cell table:formula="of:=[.B66]*[.C66]" office:value-type="float" office:value="12499.6956577483" calcext:value-type="float">
            <text:p>12499,6956577483</text:p>
          </table:table-cell>
          <table:table-cell table:formula="of:=[.B66]+[.A67]" office:value-type="float" office:value="279266.064005645" calcext:value-type="float">
            <text:p>279266,064005645</text:p>
          </table:table-cell>
          <table:table-cell table:formula="of:=[.C66]" office:value-type="float" office:value="0.0468563400070249" calcext:value-type="float">
            <text:p>0,046856340007025</text:p>
          </table:table-cell>
          <table:table-cell table:style-name="ce5" table:formula="of:=[.$D$2]-[.$D$1]+[.D66]" office:value-type="date" office:date-value="2045-05-06" calcext:value-type="date">
            <text:p>06.05.2045</text:p>
          </table:table-cell>
          <table:table-cell table:formula="of:=[.B67]-[.$A$1]" office:value-type="float" office:value="265698.064005645" calcext:value-type="float">
            <text:p>265698,064005645</text:p>
          </table:table-cell>
          <table:table-cell table:formula="of:=[.E67]*[.$F$1]" office:value-type="float" office:value="5579659.34411855" calcext:value-type="float">
            <text:p>5579659,34411855</text:p>
          </table:table-cell>
          <table:table-cell table:formula="of:=[.E67]/[.B67]*100" office:value-type="float" office:value="95.1415507472023" calcext:value-type="float">
            <text:p>95,1415507472023</text:p>
          </table:table-cell>
          <table:table-cell table:formula="of:=[.D67]-[.$D$1]" office:value-type="float" office:value="8712" calcext:value-type="float">
            <text:p>8712</text:p>
          </table:table-cell>
          <table:table-cell table:number-columns-repeated="5"/>
        </table:table-row>
        <table:table-row table:style-name="ro1">
          <table:table-cell table:formula="of:=[.B67]*[.C67]" office:value-type="float" office:value="13085.3856474721" calcext:value-type="float">
            <text:p>13085,3856474721</text:p>
          </table:table-cell>
          <table:table-cell table:formula="of:=[.B67]+[.A68]" office:value-type="float" office:value="292351.449653117" calcext:value-type="float">
            <text:p>292351,449653117</text:p>
          </table:table-cell>
          <table:table-cell table:formula="of:=[.C67]" office:value-type="float" office:value="0.0468563400070249" calcext:value-type="float">
            <text:p>0,046856340007025</text:p>
          </table:table-cell>
          <table:table-cell table:style-name="ce5" table:formula="of:=[.$D$2]-[.$D$1]+[.D67]" office:value-type="date" office:date-value="2045-09-15" calcext:value-type="date">
            <text:p>15.09.2045</text:p>
          </table:table-cell>
          <table:table-cell table:formula="of:=[.B68]-[.$A$1]" office:value-type="float" office:value="278783.449653117" calcext:value-type="float">
            <text:p>278783,449653117</text:p>
          </table:table-cell>
          <table:table-cell table:formula="of:=[.E68]*[.$F$1]" office:value-type="float" office:value="5854452.44271547" calcext:value-type="float">
            <text:p>5854452,44271547</text:p>
          </table:table-cell>
          <table:table-cell table:formula="of:=[.E68]/[.B68]*100" office:value-type="float" office:value="95.359010527877" calcext:value-type="float">
            <text:p>95,359010527877</text:p>
          </table:table-cell>
          <table:table-cell table:formula="of:=[.D68]-[.$D$1]" office:value-type="float" office:value="8844" calcext:value-type="float">
            <text:p>8844</text:p>
          </table:table-cell>
          <table:table-cell table:number-columns-repeated="5"/>
        </table:table-row>
        <table:table-row table:style-name="ro1">
          <table:table-cell table:formula="of:=[.B68]*[.C68]" office:value-type="float" office:value="13698.5189264931" calcext:value-type="float">
            <text:p>13698,5189264931</text:p>
          </table:table-cell>
          <table:table-cell table:formula="of:=[.B68]+[.A69]" office:value-type="float" office:value="306049.968579611" calcext:value-type="float">
            <text:p>306049,968579611</text:p>
          </table:table-cell>
          <table:table-cell table:formula="of:=[.C68]" office:value-type="float" office:value="0.0468563400070249" calcext:value-type="float">
            <text:p>0,046856340007025</text:p>
          </table:table-cell>
          <table:table-cell table:style-name="ce5" table:formula="of:=[.$D$2]-[.$D$1]+[.D68]" office:value-type="date" office:date-value="2046-01-25" calcext:value-type="date">
            <text:p>25.01.2046</text:p>
          </table:table-cell>
          <table:table-cell table:formula="of:=[.B69]-[.$A$1]" office:value-type="float" office:value="292481.968579611" calcext:value-type="float">
            <text:p>292481,968579611</text:p>
          </table:table-cell>
          <table:table-cell table:formula="of:=[.E69]*[.$F$1]" office:value-type="float" office:value="6142121.34017182" calcext:value-type="float">
            <text:p>6142121,34017182</text:p>
          </table:table-cell>
          <table:table-cell table:formula="of:=[.E69]/[.B69]*100" office:value-type="float" office:value="95.5667370060616" calcext:value-type="float">
            <text:p>95,5667370060616</text:p>
          </table:table-cell>
          <table:table-cell table:formula="of:=[.D69]-[.$D$1]" office:value-type="float" office:value="8976" calcext:value-type="float">
            <text:p>8976</text:p>
          </table:table-cell>
          <table:table-cell table:number-columns-repeated="5"/>
        </table:table-row>
        <table:table-row table:style-name="ro1">
          <table:table-cell table:formula="of:=[.B69]*[.C69]" office:value-type="float" office:value="14340.3813869055" calcext:value-type="float">
            <text:p>14340,3813869055</text:p>
          </table:table-cell>
          <table:table-cell table:formula="of:=[.B69]+[.A70]" office:value-type="float" office:value="320390.349966516" calcext:value-type="float">
            <text:p>320390,349966516</text:p>
          </table:table-cell>
          <table:table-cell table:formula="of:=[.C69]" office:value-type="float" office:value="0.0468563400070249" calcext:value-type="float">
            <text:p>0,046856340007025</text:p>
          </table:table-cell>
          <table:table-cell table:style-name="ce5" table:formula="of:=[.$D$2]-[.$D$1]+[.D69]" office:value-type="date" office:date-value="2046-06-06" calcext:value-type="date">
            <text:p>06.06.2046</text:p>
          </table:table-cell>
          <table:table-cell table:formula="of:=[.B70]-[.$A$1]" office:value-type="float" office:value="306822.349966516" calcext:value-type="float">
            <text:p>306822,349966516</text:p>
          </table:table-cell>
          <table:table-cell table:formula="of:=[.E70]*[.$F$1]" office:value-type="float" office:value="6443269.34929684" calcext:value-type="float">
            <text:p>6443269,34929684</text:p>
          </table:table-cell>
          <table:table-cell table:formula="of:=[.E70]/[.B70]*100" office:value-type="float" office:value="95.7651658355447" calcext:value-type="float">
            <text:p>95,7651658355447</text:p>
          </table:table-cell>
          <table:table-cell table:formula="of:=[.D70]-[.$D$1]" office:value-type="float" office:value="9108" calcext:value-type="float">
            <text:p>9108</text:p>
          </table:table-cell>
          <table:table-cell table:number-columns-repeated="5"/>
        </table:table-row>
        <table:table-row table:style-name="ro1">
          <table:table-cell table:formula="of:=[.B70]*[.C70]" office:value-type="float" office:value="15012.3191730008" calcext:value-type="float">
            <text:p>15012,3191730008</text:p>
          </table:table-cell>
          <table:table-cell table:formula="of:=[.B70]+[.A71]" office:value-type="float" office:value="335402.669139517" calcext:value-type="float">
            <text:p>335402,669139517</text:p>
          </table:table-cell>
          <table:table-cell table:formula="of:=[.C70]" office:value-type="float" office:value="0.0468563400070249" calcext:value-type="float">
            <text:p>0,046856340007025</text:p>
          </table:table-cell>
          <table:table-cell table:style-name="ce5" table:formula="of:=[.$D$2]-[.$D$1]+[.D70]" office:value-type="date" office:date-value="2046-10-16" calcext:value-type="date">
            <text:p>16.10.2046</text:p>
          </table:table-cell>
          <table:table-cell table:formula="of:=[.B71]-[.$A$1]" office:value-type="float" office:value="321834.669139517" calcext:value-type="float">
            <text:p>321834,669139517</text:p>
          </table:table-cell>
          <table:table-cell table:formula="of:=[.E71]*[.$F$1]" office:value-type="float" office:value="6758528.05192986" calcext:value-type="float">
            <text:p>6758528,05192986</text:p>
          </table:table-cell>
          <table:table-cell table:formula="of:=[.E71]/[.B71]*100" office:value-type="float" office:value="95.9547131706468" calcext:value-type="float">
            <text:p>95,9547131706468</text:p>
          </table:table-cell>
          <table:table-cell table:formula="of:=[.D71]-[.$D$1]" office:value-type="float" office:value="9240" calcext:value-type="float">
            <text:p>9240</text:p>
          </table:table-cell>
          <table:table-cell table:number-columns-repeated="5"/>
        </table:table-row>
        <table:table-row table:style-name="ro1">
          <table:table-cell table:formula="of:=[.B71]*[.C71]" office:value-type="float" office:value="15715.7415044649" calcext:value-type="float">
            <text:p>15715,7415044649</text:p>
          </table:table-cell>
          <table:table-cell table:formula="of:=[.B71]+[.A72]" office:value-type="float" office:value="351118.410643982" calcext:value-type="float">
            <text:p>351118,410643982</text:p>
          </table:table-cell>
          <table:table-cell table:formula="of:=[.C71]" office:value-type="float" office:value="0.0468563400070249" calcext:value-type="float">
            <text:p>0,046856340007025</text:p>
          </table:table-cell>
          <table:table-cell table:style-name="ce5" table:formula="of:=[.$D$2]-[.$D$1]+[.D71]" office:value-type="date" office:date-value="2047-02-25" calcext:value-type="date">
            <text:p>25.02.2047</text:p>
          </table:table-cell>
          <table:table-cell table:formula="of:=[.B72]-[.$A$1]" office:value-type="float" office:value="337550.410643982" calcext:value-type="float">
            <text:p>337550,410643982</text:p>
          </table:table-cell>
          <table:table-cell table:formula="of:=[.E72]*[.$F$1]" office:value-type="float" office:value="7088558.62352362" calcext:value-type="float">
            <text:p>7088558,62352362</text:p>
          </table:table-cell>
          <table:table-cell table:formula="of:=[.E72]/[.B72]*100" office:value-type="float" office:value="96.1357765389986" calcext:value-type="float">
            <text:p>96,1357765389986</text:p>
          </table:table-cell>
          <table:table-cell table:formula="of:=[.D72]-[.$D$1]" office:value-type="float" office:value="9372" calcext:value-type="float">
            <text:p>9372</text:p>
          </table:table-cell>
          <table:table-cell table:number-columns-repeated="5"/>
        </table:table-row>
        <table:table-row table:style-name="ro1">
          <table:table-cell table:formula="of:=[.B72]*[.C72]" office:value-type="float" office:value="16452.1236318606" calcext:value-type="float">
            <text:p>16452,1236318606</text:p>
          </table:table-cell>
          <table:table-cell table:formula="of:=[.B72]+[.A73]" office:value-type="float" office:value="367570.534275842" calcext:value-type="float">
            <text:p>367570,534275842</text:p>
          </table:table-cell>
          <table:table-cell table:formula="of:=[.C72]" office:value-type="float" office:value="0.0468563400070249" calcext:value-type="float">
            <text:p>0,046856340007025</text:p>
          </table:table-cell>
          <table:table-cell table:style-name="ce5" table:formula="of:=[.$D$2]-[.$D$1]+[.D72]" office:value-type="date" office:date-value="2047-07-07" calcext:value-type="date">
            <text:p>07.07.2047</text:p>
          </table:table-cell>
          <table:table-cell table:formula="of:=[.B73]-[.$A$1]" office:value-type="float" office:value="354002.534275842" calcext:value-type="float">
            <text:p>354002,534275842</text:p>
          </table:table-cell>
          <table:table-cell table:formula="of:=[.E73]*[.$F$1]" office:value-type="float" office:value="7434053.21979269" calcext:value-type="float">
            <text:p>7434053,21979269</text:p>
          </table:table-cell>
          <table:table-cell table:formula="of:=[.E73]/[.B73]*100" office:value-type="float" office:value="96.3087356752547" calcext:value-type="float">
            <text:p>96,3087356752547</text:p>
          </table:table-cell>
          <table:table-cell table:formula="of:=[.D73]-[.$D$1]" office:value-type="float" office:value="9504" calcext:value-type="float">
            <text:p>9504</text:p>
          </table:table-cell>
          <table:table-cell table:number-columns-repeated="5"/>
        </table:table-row>
        <table:table-row table:style-name="ro1">
          <table:table-cell table:formula="of:=[.B73]*[.C73]" office:value-type="float" office:value="17223.0099305927" calcext:value-type="float">
            <text:p>17223,0099305927</text:p>
          </table:table-cell>
          <table:table-cell table:formula="of:=[.B73]+[.A74]" office:value-type="float" office:value="384793.544206435" calcext:value-type="float">
            <text:p>384793,544206435</text:p>
          </table:table-cell>
          <table:table-cell table:formula="of:=[.C73]" office:value-type="float" office:value="0.0468563400070249" calcext:value-type="float">
            <text:p>0,046856340007025</text:p>
          </table:table-cell>
          <table:table-cell table:style-name="ce5" table:formula="of:=[.$D$2]-[.$D$1]+[.D73]" office:value-type="date" office:date-value="2047-11-16" calcext:value-type="date">
            <text:p>16.11.2047</text:p>
          </table:table-cell>
          <table:table-cell table:formula="of:=[.B74]-[.$A$1]" office:value-type="float" office:value="371225.544206435" calcext:value-type="float">
            <text:p>371225,544206435</text:p>
          </table:table-cell>
          <table:table-cell table:formula="of:=[.E74]*[.$F$1]" office:value-type="float" office:value="7795736.42833514" calcext:value-type="float">
            <text:p>7795736,42833514</text:p>
          </table:table-cell>
          <table:table-cell table:formula="of:=[.E74]/[.B74]*100" office:value-type="float" office:value="96.473953317491" calcext:value-type="float">
            <text:p>96,473953317491</text:p>
          </table:table-cell>
          <table:table-cell table:formula="of:=[.D74]-[.$D$1]" office:value-type="float" office:value="9636" calcext:value-type="float">
            <text:p>9636</text:p>
          </table:table-cell>
          <table:table-cell table:number-columns-repeated="5"/>
        </table:table-row>
        <table:table-row table:style-name="ro1">
          <table:table-cell table:formula="of:=[.B74]*[.C74]" office:value-type="float" office:value="18030.0171398449" calcext:value-type="float">
            <text:p>18030,0171398449</text:p>
          </table:table-cell>
          <table:table-cell table:formula="of:=[.B74]+[.A75]" office:value-type="float" office:value="402823.56134628" calcext:value-type="float">
            <text:p>402823,56134628</text:p>
          </table:table-cell>
          <table:table-cell table:formula="of:=[.C74]" office:value-type="float" office:value="0.0468563400070249" calcext:value-type="float">
            <text:p>0,046856340007025</text:p>
          </table:table-cell>
          <table:table-cell table:style-name="ce5" table:formula="of:=[.$D$2]-[.$D$1]+[.D74]" office:value-type="date" office:date-value="2048-03-27" calcext:value-type="date">
            <text:p>27.03.2048</text:p>
          </table:table-cell>
          <table:table-cell table:formula="of:=[.B75]-[.$A$1]" office:value-type="float" office:value="389255.56134628" calcext:value-type="float">
            <text:p>389255,56134628</text:p>
          </table:table-cell>
          <table:table-cell table:formula="of:=[.E75]*[.$F$1]" office:value-type="float" office:value="8174366.78827188" calcext:value-type="float">
            <text:p>8174366,78827188</text:p>
          </table:table-cell>
          <table:table-cell table:formula="of:=[.E75]/[.B75]*100" office:value-type="float" office:value="96.6317759679562" calcext:value-type="float">
            <text:p>96,6317759679562</text:p>
          </table:table-cell>
          <table:table-cell table:formula="of:=[.D75]-[.$D$1]" office:value-type="float" office:value="9768" calcext:value-type="float">
            <text:p>9768</text:p>
          </table:table-cell>
          <table:table-cell table:number-columns-repeated="5"/>
        </table:table-row>
        <table:table-row table:style-name="ro1">
          <table:table-cell table:formula="of:=[.B75]*[.C75]" office:value-type="float" office:value="18874.837753282" calcext:value-type="float">
            <text:p>18874,837753282</text:p>
          </table:table-cell>
          <table:table-cell table:formula="of:=[.B75]+[.A76]" office:value-type="float" office:value="421698.399099562" calcext:value-type="float">
            <text:p>421698,399099562</text:p>
          </table:table-cell>
          <table:table-cell table:formula="of:=[.C75]" office:value-type="float" office:value="0.0468563400070249" calcext:value-type="float">
            <text:p>0,046856340007025</text:p>
          </table:table-cell>
          <table:table-cell table:style-name="ce5" table:formula="of:=[.$D$2]-[.$D$1]+[.D75]" office:value-type="date" office:date-value="2048-08-06" calcext:value-type="date">
            <text:p>06.08.2048</text:p>
          </table:table-cell>
          <table:table-cell table:formula="of:=[.B76]-[.$A$1]" office:value-type="float" office:value="408130.399099562" calcext:value-type="float">
            <text:p>408130,399099562</text:p>
          </table:table-cell>
          <table:table-cell table:formula="of:=[.E76]*[.$F$1]" office:value-type="float" office:value="8570738.3810908" calcext:value-type="float">
            <text:p>8570738,3810908</text:p>
          </table:table-cell>
          <table:table-cell table:formula="of:=[.E76]/[.B76]*100" office:value-type="float" office:value="96.782534619773" calcext:value-type="float">
            <text:p>96,782534619773</text:p>
          </table:table-cell>
          <table:table-cell table:formula="of:=[.D76]-[.$D$1]" office:value-type="float" office:value="9900" calcext:value-type="float">
            <text:p>9900</text:p>
          </table:table-cell>
          <table:table-cell table:number-columns-repeated="5"/>
        </table:table-row>
        <table:table-row table:style-name="ro1">
          <table:table-cell table:formula="of:=[.B76]*[.C76]" office:value-type="float" office:value="19759.2435686272" calcext:value-type="float">
            <text:p>19759,2435686272</text:p>
          </table:table-cell>
          <table:table-cell table:formula="of:=[.B76]+[.A77]" office:value-type="float" office:value="441457.642668189" calcext:value-type="float">
            <text:p>441457,642668189</text:p>
          </table:table-cell>
          <table:table-cell table:formula="of:=[.C76]" office:value-type="float" office:value="0.0468563400070249" calcext:value-type="float">
            <text:p>0,046856340007025</text:p>
          </table:table-cell>
          <table:table-cell table:style-name="ce5" table:formula="of:=[.$D$2]-[.$D$1]+[.D76]" office:value-type="date" office:date-value="2048-12-16" calcext:value-type="date">
            <text:p>16.12.2048</text:p>
          </table:table-cell>
          <table:table-cell table:formula="of:=[.B77]-[.$A$1]" office:value-type="float" office:value="427889.642668189" calcext:value-type="float">
            <text:p>427889,642668189</text:p>
          </table:table-cell>
          <table:table-cell table:formula="of:=[.E77]*[.$F$1]" office:value-type="float" office:value="8985682.49603197" calcext:value-type="float">
            <text:p>8985682,49603197</text:p>
          </table:table-cell>
          <table:table-cell table:formula="of:=[.E77]/[.B77]*100" office:value-type="float" office:value="96.9265454511118" calcext:value-type="float">
            <text:p>96,9265454511118</text:p>
          </table:table-cell>
          <table:table-cell table:formula="of:=[.D77]-[.$D$1]" office:value-type="float" office:value="10032" calcext:value-type="float">
            <text:p>10032</text:p>
          </table:table-cell>
          <table:table-cell table:number-columns-repeated="5"/>
        </table:table-row>
        <table:table-row table:style-name="ro1">
          <table:table-cell table:formula="of:=[.B77]*[.C77]" office:value-type="float" office:value="20685.0894035604" calcext:value-type="float">
            <text:p>20685,0894035604</text:p>
          </table:table-cell>
          <table:table-cell table:formula="of:=[.B77]+[.A78]" office:value-type="float" office:value="462142.73207175" calcext:value-type="float">
            <text:p>462142,73207175</text:p>
          </table:table-cell>
          <table:table-cell table:formula="of:=[.C77]" office:value-type="float" office:value="0.0468563400070249" calcext:value-type="float">
            <text:p>0,046856340007025</text:p>
          </table:table-cell>
          <table:table-cell table:style-name="ce5" table:formula="of:=[.$D$2]-[.$D$1]+[.D77]" office:value-type="date" office:date-value="2049-04-27" calcext:value-type="date">
            <text:p>27.04.2049</text:p>
          </table:table-cell>
          <table:table-cell table:formula="of:=[.B78]-[.$A$1]" office:value-type="float" office:value="448574.73207175" calcext:value-type="float">
            <text:p>448574,73207175</text:p>
          </table:table-cell>
          <table:table-cell table:formula="of:=[.E78]*[.$F$1]" office:value-type="float" office:value="9420069.37350674" calcext:value-type="float">
            <text:p>9420069,37350674</text:p>
          </table:table-cell>
          <table:table-cell table:formula="of:=[.E78]/[.B78]*100" office:value-type="float" office:value="97.0641104882953" calcext:value-type="float">
            <text:p>97,0641104882953</text:p>
          </table:table-cell>
          <table:table-cell table:formula="of:=[.D78]-[.$D$1]" office:value-type="float" office:value="10164" calcext:value-type="float">
            <text:p>10164</text:p>
          </table:table-cell>
          <table:table-cell table:number-columns-repeated="5"/>
        </table:table-row>
        <table:table-row table:style-name="ro1">
          <table:table-cell table:formula="of:=[.B78]*[.C78]" office:value-type="float" office:value="21654.3169857293" calcext:value-type="float">
            <text:p>21654,3169857293</text:p>
          </table:table-cell>
          <table:table-cell table:formula="of:=[.B78]+[.A79]" office:value-type="float" office:value="483797.049057479" calcext:value-type="float">
            <text:p>483797,049057479</text:p>
          </table:table-cell>
          <table:table-cell table:formula="of:=[.C78]" office:value-type="float" office:value="0.0468563400070249" calcext:value-type="float">
            <text:p>0,046856340007025</text:p>
          </table:table-cell>
          <table:table-cell table:style-name="ce5" table:formula="of:=[.$D$2]-[.$D$1]+[.D78]" office:value-type="date" office:date-value="2049-09-06" calcext:value-type="date">
            <text:p>06.09.2049</text:p>
          </table:table-cell>
          <table:table-cell table:formula="of:=[.B79]-[.$A$1]" office:value-type="float" office:value="470229.049057479" calcext:value-type="float">
            <text:p>470229,049057479</text:p>
          </table:table-cell>
          <table:table-cell table:formula="of:=[.E79]*[.$F$1]" office:value-type="float" office:value="9874810.03020706" calcext:value-type="float">
            <text:p>9874810,03020706</text:p>
          </table:table-cell>
          <table:table-cell table:formula="of:=[.E79]/[.B79]*100" office:value-type="float" office:value="97.1955182392219" calcext:value-type="float">
            <text:p>97,1955182392219</text:p>
          </table:table-cell>
          <table:table-cell table:formula="of:=[.D79]-[.$D$1]" office:value-type="float" office:value="10296" calcext:value-type="float">
            <text:p>10296</text:p>
          </table:table-cell>
          <table:table-cell table:number-columns-repeated="5"/>
        </table:table-row>
        <table:table-row table:style-name="ro1">
          <table:table-cell table:formula="of:=[.B79]*[.C79]" office:value-type="float" office:value="22668.9590250326" calcext:value-type="float">
            <text:p>22668,9590250326</text:p>
          </table:table-cell>
          <table:table-cell table:formula="of:=[.B79]+[.A80]" office:value-type="float" office:value="506466.008082511" calcext:value-type="float">
            <text:p>506466,008082511</text:p>
          </table:table-cell>
          <table:table-cell table:formula="of:=[.C79]" office:value-type="float" office:value="0.0468563400070249" calcext:value-type="float">
            <text:p>0,046856340007025</text:p>
          </table:table-cell>
          <table:table-cell table:style-name="ce5" table:formula="of:=[.$D$2]-[.$D$1]+[.D79]" office:value-type="date" office:date-value="2050-01-16" calcext:value-type="date">
            <text:p>16.01.2050</text:p>
          </table:table-cell>
          <table:table-cell table:formula="of:=[.B80]-[.$A$1]" office:value-type="float" office:value="492898.008082511" calcext:value-type="float">
            <text:p>492898,008082511</text:p>
          </table:table-cell>
          <table:table-cell table:formula="of:=[.E80]*[.$F$1]" office:value-type="float" office:value="10350858.1697327" calcext:value-type="float">
            <text:p>10350858,1697327</text:p>
          </table:table-cell>
          <table:table-cell table:formula="of:=[.E80]/[.B80]*100" office:value-type="float" office:value="97.321044298438" calcext:value-type="float">
            <text:p>97,321044298438</text:p>
          </table:table-cell>
          <table:table-cell table:formula="of:=[.D80]-[.$D$1]" office:value-type="float" office:value="10428" calcext:value-type="float">
            <text:p>10428</text:p>
          </table:table-cell>
          <table:table-cell table:number-columns-repeated="5"/>
        </table:table-row>
        <table:table-row table:style-name="ro1">
          <table:table-cell table:formula="of:=[.B80]*[.C80]" office:value-type="float" office:value="23731.1434767148" calcext:value-type="float">
            <text:p>23731,1434767148</text:p>
          </table:table-cell>
          <table:table-cell table:formula="of:=[.B80]+[.A81]" office:value-type="float" office:value="530197.151559226" calcext:value-type="float">
            <text:p>530197,151559226</text:p>
          </table:table-cell>
          <table:table-cell table:formula="of:=[.C80]" office:value-type="float" office:value="0.0468563400070249" calcext:value-type="float">
            <text:p>0,046856340007025</text:p>
          </table:table-cell>
          <table:table-cell table:style-name="ce5" table:formula="of:=[.$D$2]-[.$D$1]+[.D80]" office:value-type="date" office:date-value="2050-05-28" calcext:value-type="date">
            <text:p>28.05.2050</text:p>
          </table:table-cell>
          <table:table-cell table:formula="of:=[.B81]-[.$A$1]" office:value-type="float" office:value="516629.151559226" calcext:value-type="float">
            <text:p>516629,151559226</text:p>
          </table:table-cell>
          <table:table-cell table:formula="of:=[.E81]*[.$F$1]" office:value-type="float" office:value="10849212.1827438" calcext:value-type="float">
            <text:p>10849212,1827438</text:p>
          </table:table-cell>
          <table:table-cell table:formula="of:=[.E81]/[.B81]*100" office:value-type="float" office:value="97.4409519251285" calcext:value-type="float">
            <text:p>97,4409519251285</text:p>
          </table:table-cell>
          <table:table-cell table:formula="of:=[.D81]-[.$D$1]" office:value-type="float" office:value="10560" calcext:value-type="float">
            <text:p>10560</text:p>
          </table:table-cell>
          <table:table-cell table:number-columns-repeated="5"/>
        </table:table-row>
        <table:table-row table:style-name="ro1">
          <table:table-cell table:formula="of:=[.B81]*[.C81]" office:value-type="float" office:value="24843.0980042152" calcext:value-type="float">
            <text:p>24843,0980042152</text:p>
          </table:table-cell>
          <table:table-cell table:formula="of:=[.B81]+[.A82]" office:value-type="float" office:value="555040.249563442" calcext:value-type="float">
            <text:p>555040,249563442</text:p>
          </table:table-cell>
          <table:table-cell table:formula="of:=[.C81]" office:value-type="float" office:value="0.0468563400070249" calcext:value-type="float">
            <text:p>0,046856340007025</text:p>
          </table:table-cell>
          <table:table-cell table:style-name="ce5" table:formula="of:=[.$D$2]-[.$D$1]+[.D81]" office:value-type="date" office:date-value="2050-10-07" calcext:value-type="date">
            <text:p>07.10.2050</text:p>
          </table:table-cell>
          <table:table-cell table:formula="of:=[.B82]-[.$A$1]" office:value-type="float" office:value="541472.249563441" calcext:value-type="float">
            <text:p>541472,249563441</text:p>
          </table:table-cell>
          <table:table-cell table:formula="of:=[.E82]*[.$F$1]" office:value-type="float" office:value="11370917.2408323" calcext:value-type="float">
            <text:p>11370917,2408323</text:p>
          </table:table-cell>
          <table:table-cell table:formula="of:=[.E82]/[.B82]*100" office:value-type="float" office:value="97.5554925952358" calcext:value-type="float">
            <text:p>97,5554925952358</text:p>
          </table:table-cell>
          <table:table-cell table:formula="of:=[.D82]-[.$D$1]" office:value-type="float" office:value="10692" calcext:value-type="float">
            <text:p>10692</text:p>
          </table:table-cell>
          <table:table-cell table:number-columns-repeated="5"/>
        </table:table-row>
        <table:table-row table:style-name="ro1">
          <table:table-cell table:formula="of:=[.B82]*[.C82]" office:value-type="float" office:value="26007.1546511286" calcext:value-type="float">
            <text:p>26007,1546511286</text:p>
          </table:table-cell>
          <table:table-cell table:formula="of:=[.B82]+[.A83]" office:value-type="float" office:value="581047.40421457" calcext:value-type="float">
            <text:p>581047,40421457</text:p>
          </table:table-cell>
          <table:table-cell table:formula="of:=[.C82]" office:value-type="float" office:value="0.0468563400070249" calcext:value-type="float">
            <text:p>0,046856340007025</text:p>
          </table:table-cell>
          <table:table-cell table:style-name="ce5" table:formula="of:=[.$D$2]-[.$D$1]+[.D82]" office:value-type="date" office:date-value="2051-02-16" calcext:value-type="date">
            <text:p>16.02.2051</text:p>
          </table:table-cell>
          <table:table-cell table:formula="of:=[.B83]-[.$A$1]" office:value-type="float" office:value="567479.40421457" calcext:value-type="float">
            <text:p>567479,40421457</text:p>
          </table:table-cell>
          <table:table-cell table:formula="of:=[.E83]*[.$F$1]" office:value-type="float" office:value="11917067.488506" calcext:value-type="float">
            <text:p>11917067,488506</text:p>
          </table:table-cell>
          <table:table-cell table:formula="of:=[.E83]/[.B83]*100" office:value-type="float" office:value="97.6649065288674" calcext:value-type="float">
            <text:p>97,6649065288674</text:p>
          </table:table-cell>
          <table:table-cell table:formula="of:=[.D83]-[.$D$1]" office:value-type="float" office:value="10824" calcext:value-type="float">
            <text:p>10824</text:p>
          </table:table-cell>
          <table:table-cell table:number-columns-repeated="5"/>
        </table:table-row>
        <table:table-row table:style-name="ro1">
          <table:table-cell table:formula="of:=[.B83]*[.C83]" office:value-type="float" office:value="27225.7547320772" calcext:value-type="float">
            <text:p>27225,7547320772</text:p>
          </table:table-cell>
          <table:table-cell table:formula="of:=[.B83]+[.A84]" office:value-type="float" office:value="608273.158946647" calcext:value-type="float">
            <text:p>608273,158946647</text:p>
          </table:table-cell>
          <table:table-cell table:formula="of:=[.C83]" office:value-type="float" office:value="0.0468563400070249" calcext:value-type="float">
            <text:p>0,046856340007025</text:p>
          </table:table-cell>
          <table:table-cell table:style-name="ce5" table:formula="of:=[.$D$2]-[.$D$1]+[.D83]" office:value-type="date" office:date-value="2051-06-28" calcext:value-type="date">
            <text:p>28.06.2051</text:p>
          </table:table-cell>
          <table:table-cell table:formula="of:=[.B84]-[.$A$1]" office:value-type="float" office:value="594705.158946647" calcext:value-type="float">
            <text:p>594705,158946647</text:p>
          </table:table-cell>
          <table:table-cell table:formula="of:=[.E84]*[.$F$1]" office:value-type="float" office:value="12488808.3378796" calcext:value-type="float">
            <text:p>12488808,3378796</text:p>
          </table:table-cell>
          <table:table-cell table:formula="of:=[.E84]/[.B84]*100" office:value-type="float" office:value="97.7694231940966" calcext:value-type="float">
            <text:p>97,7694231940966</text:p>
          </table:table-cell>
          <table:table-cell table:formula="of:=[.D84]-[.$D$1]" office:value-type="float" office:value="10956" calcext:value-type="float">
            <text:p>10956</text:p>
          </table:table-cell>
          <table:table-cell table:number-columns-repeated="5"/>
        </table:table-row>
        <table:table-row table:style-name="ro1">
          <table:table-cell table:formula="of:=[.B84]*[.C84]" office:value-type="float" office:value="28501.4539527512" calcext:value-type="float">
            <text:p>28501,4539527512</text:p>
          </table:table-cell>
          <table:table-cell table:formula="of:=[.B84]+[.A85]" office:value-type="float" office:value="636774.612899399" calcext:value-type="float">
            <text:p>636774,612899399</text:p>
          </table:table-cell>
          <table:table-cell table:formula="of:=[.C84]" office:value-type="float" office:value="0.0468563400070249" calcext:value-type="float">
            <text:p>0,046856340007025</text:p>
          </table:table-cell>
          <table:table-cell table:style-name="ce5" table:formula="of:=[.$D$2]-[.$D$1]+[.D84]" office:value-type="date" office:date-value="2051-11-07" calcext:value-type="date">
            <text:p>07.11.2051</text:p>
          </table:table-cell>
          <table:table-cell table:formula="of:=[.B85]-[.$A$1]" office:value-type="float" office:value="623206.612899398" calcext:value-type="float">
            <text:p>623206,612899398</text:p>
          </table:table-cell>
          <table:table-cell table:formula="of:=[.E85]*[.$F$1]" office:value-type="float" office:value="13087338.8708874" calcext:value-type="float">
            <text:p>13087338,8708874</text:p>
          </table:table-cell>
          <table:table-cell table:formula="of:=[.E85]/[.B85]*100" office:value-type="float" office:value="97.869261788214" calcext:value-type="float">
            <text:p>97,869261788214</text:p>
          </table:table-cell>
          <table:table-cell table:formula="of:=[.D85]-[.$D$1]" office:value-type="float" office:value="11088" calcext:value-type="float">
            <text:p>11088</text:p>
          </table:table-cell>
          <table:table-cell table:number-columns-repeated="5"/>
        </table:table-row>
        <table:table-row table:style-name="ro1">
          <table:table-cell table:formula="of:=[.B85]*[.C85]" office:value-type="float" office:value="29836.9277698559" calcext:value-type="float">
            <text:p>29836,9277698559</text:p>
          </table:table-cell>
          <table:table-cell table:formula="of:=[.B85]+[.A86]" office:value-type="float" office:value="666611.540669254" calcext:value-type="float">
            <text:p>666611,540669254</text:p>
          </table:table-cell>
          <table:table-cell table:formula="of:=[.C85]" office:value-type="float" office:value="0.0468563400070249" calcext:value-type="float">
            <text:p>0,046856340007025</text:p>
          </table:table-cell>
          <table:table-cell table:style-name="ce5" table:formula="of:=[.$D$2]-[.$D$1]+[.D85]" office:value-type="date" office:date-value="2052-03-18" calcext:value-type="date">
            <text:p>18.03.2052</text:p>
          </table:table-cell>
          <table:table-cell table:formula="of:=[.B86]-[.$A$1]" office:value-type="float" office:value="653043.540669254" calcext:value-type="float">
            <text:p>653043,540669254</text:p>
          </table:table-cell>
          <table:table-cell table:formula="of:=[.E86]*[.$F$1]" office:value-type="float" office:value="13713914.3540543" calcext:value-type="float">
            <text:p>13713914,3540543</text:p>
          </table:table-cell>
          <table:table-cell table:formula="of:=[.E86]/[.B86]*100" office:value-type="float" office:value="97.9646316974383" calcext:value-type="float">
            <text:p>97,9646316974383</text:p>
          </table:table-cell>
          <table:table-cell table:formula="of:=[.D86]-[.$D$1]" office:value-type="float" office:value="11220" calcext:value-type="float">
            <text:p>11220</text:p>
          </table:table-cell>
          <table:table-cell table:number-columns-repeated="5"/>
        </table:table-row>
        <table:table-row table:style-name="ro1">
          <table:table-cell table:formula="of:=[.B86]*[.C86]" office:value-type="float" office:value="31234.9770022053" calcext:value-type="float">
            <text:p>31234,9770022053</text:p>
          </table:table-cell>
          <table:table-cell table:formula="of:=[.B86]+[.A87]" office:value-type="float" office:value="697846.51767146" calcext:value-type="float">
            <text:p>697846,51767146</text:p>
          </table:table-cell>
          <table:table-cell table:formula="of:=[.C86]" office:value-type="float" office:value="0.0468563400070249" calcext:value-type="float">
            <text:p>0,046856340007025</text:p>
          </table:table-cell>
          <table:table-cell table:style-name="ce5" table:formula="of:=[.$D$2]-[.$D$1]+[.D86]" office:value-type="date" office:date-value="2052-07-28" calcext:value-type="date">
            <text:p>28.07.2052</text:p>
          </table:table-cell>
          <table:table-cell table:formula="of:=[.B87]-[.$A$1]" office:value-type="float" office:value="684278.51767146" calcext:value-type="float">
            <text:p>684278,51767146</text:p>
          </table:table-cell>
          <table:table-cell table:formula="of:=[.E87]*[.$F$1]" office:value-type="float" office:value="14369848.8711007" calcext:value-type="float">
            <text:p>14369848,8711007</text:p>
          </table:table-cell>
          <table:table-cell table:formula="of:=[.E87]/[.B87]*100" office:value-type="float" office:value="98.0557329360512" calcext:value-type="float">
            <text:p>98,0557329360512</text:p>
          </table:table-cell>
          <table:table-cell table:formula="of:=[.D87]-[.$D$1]" office:value-type="float" office:value="11352" calcext:value-type="float">
            <text:p>11352</text:p>
          </table:table-cell>
          <table:table-cell table:number-columns-repeated="5"/>
        </table:table-row>
        <table:table-row table:style-name="ro1">
          <table:table-cell table:formula="of:=[.B87]*[.C87]" office:value-type="float" office:value="32698.5337047323" calcext:value-type="float">
            <text:p>32698,5337047323</text:p>
          </table:table-cell>
          <table:table-cell table:formula="of:=[.B87]+[.A88]" office:value-type="float" office:value="730545.051376192" calcext:value-type="float">
            <text:p>730545,051376192</text:p>
          </table:table-cell>
          <table:table-cell table:formula="of:=[.C87]" office:value-type="float" office:value="0.0468563400070249" calcext:value-type="float">
            <text:p>0,046856340007025</text:p>
          </table:table-cell>
          <table:table-cell table:style-name="ce5" table:formula="of:=[.$D$2]-[.$D$1]+[.D87]" office:value-type="date" office:date-value="2052-12-07" calcext:value-type="date">
            <text:p>07.12.2052</text:p>
          </table:table-cell>
          <table:table-cell table:formula="of:=[.B88]-[.$A$1]" office:value-type="float" office:value="716977.051376192" calcext:value-type="float">
            <text:p>716977,051376192</text:p>
          </table:table-cell>
          <table:table-cell table:formula="of:=[.E88]*[.$F$1]" office:value-type="float" office:value="15056518.0789" calcext:value-type="float">
            <text:p>15056518,0789</text:p>
          </table:table-cell>
          <table:table-cell table:formula="of:=[.E88]/[.B88]*100" office:value-type="float" office:value="98.1427565658763" calcext:value-type="float">
            <text:p>98,1427565658763</text:p>
          </table:table-cell>
          <table:table-cell table:formula="of:=[.D88]-[.$D$1]" office:value-type="float" office:value="11484" calcext:value-type="float">
            <text:p>11484</text:p>
          </table:table-cell>
          <table:table-cell table:number-columns-repeated="5"/>
        </table:table-row>
        <table:table-row table:style-name="ro1">
          <table:table-cell table:formula="of:=[.B88]*[.C88]" office:value-type="float" office:value="34230.6673177324" calcext:value-type="float">
            <text:p>34230,6673177324</text:p>
          </table:table-cell>
          <table:table-cell table:formula="of:=[.B88]+[.A89]" office:value-type="float" office:value="764775.718693924" calcext:value-type="float">
            <text:p>764775,718693924</text:p>
          </table:table-cell>
          <table:table-cell table:formula="of:=[.C88]" office:value-type="float" office:value="0.0468563400070249" calcext:value-type="float">
            <text:p>0,046856340007025</text:p>
          </table:table-cell>
          <table:table-cell table:style-name="ce5" table:formula="of:=[.$D$2]-[.$D$1]+[.D88]" office:value-type="date" office:date-value="2053-04-18" calcext:value-type="date">
            <text:p>18.04.2053</text:p>
          </table:table-cell>
          <table:table-cell table:formula="of:=[.B89]-[.$A$1]" office:value-type="float" office:value="751207.718693924" calcext:value-type="float">
            <text:p>751207,718693924</text:p>
          </table:table-cell>
          <table:table-cell table:formula="of:=[.E89]*[.$F$1]" office:value-type="float" office:value="15775362.0925724" calcext:value-type="float">
            <text:p>15775362,0925724</text:p>
          </table:table-cell>
          <table:table-cell table:formula="of:=[.E89]/[.B89]*100" office:value-type="float" office:value="98.2258850969836" calcext:value-type="float">
            <text:p>98,2258850969836</text:p>
          </table:table-cell>
          <table:table-cell table:formula="of:=[.D89]-[.$D$1]" office:value-type="float" office:value="11616" calcext:value-type="float">
            <text:p>11616</text:p>
          </table:table-cell>
          <table:table-cell table:number-columns-repeated="5"/>
        </table:table-row>
        <table:table-row table:style-name="ro1">
          <table:table-cell table:formula="of:=[.B89]*[.C89]" office:value-type="float" office:value="35834.5911042394" calcext:value-type="float">
            <text:p>35834,5911042394</text:p>
          </table:table-cell>
          <table:table-cell table:formula="of:=[.B89]+[.A90]" office:value-type="float" office:value="800610.309798164" calcext:value-type="float">
            <text:p>800610,309798164</text:p>
          </table:table-cell>
          <table:table-cell table:formula="of:=[.C89]" office:value-type="float" office:value="0.0468563400070249" calcext:value-type="float">
            <text:p>0,046856340007025</text:p>
          </table:table-cell>
          <table:table-cell table:style-name="ce5" table:formula="of:=[.$D$2]-[.$D$1]+[.D89]" office:value-type="date" office:date-value="2053-08-28" calcext:value-type="date">
            <text:p>28.08.2053</text:p>
          </table:table-cell>
          <table:table-cell table:formula="of:=[.B90]-[.$A$1]" office:value-type="float" office:value="787042.309798164" calcext:value-type="float">
            <text:p>787042,309798164</text:p>
          </table:table-cell>
          <table:table-cell table:formula="of:=[.E90]*[.$F$1]" office:value-type="float" office:value="16527888.5057614" calcext:value-type="float">
            <text:p>16527888,5057614</text:p>
          </table:table-cell>
          <table:table-cell table:formula="of:=[.E90]/[.B90]*100" office:value-type="float" office:value="98.3052928704577" calcext:value-type="float">
            <text:p>98,3052928704577</text:p>
          </table:table-cell>
          <table:table-cell table:formula="of:=[.D90]-[.$D$1]" office:value-type="float" office:value="11748" calcext:value-type="float">
            <text:p>11748</text:p>
          </table:table-cell>
          <table:table-cell table:number-columns-repeated="5"/>
        </table:table-row>
        <table:table-row table:style-name="ro1">
          <table:table-cell table:formula="of:=[.B90]*[.C90]" office:value-type="float" office:value="37513.6688890323" calcext:value-type="float">
            <text:p>37513,6688890323</text:p>
          </table:table-cell>
          <table:table-cell table:formula="of:=[.B90]+[.A91]" office:value-type="float" office:value="838123.978687196" calcext:value-type="float">
            <text:p>838123,978687196</text:p>
          </table:table-cell>
          <table:table-cell table:formula="of:=[.C90]" office:value-type="float" office:value="0.0468563400070249" calcext:value-type="float">
            <text:p>0,046856340007025</text:p>
          </table:table-cell>
          <table:table-cell table:style-name="ce5" table:formula="of:=[.$D$2]-[.$D$1]+[.D90]" office:value-type="date" office:date-value="2054-01-07" calcext:value-type="date">
            <text:p>07.01.2054</text:p>
          </table:table-cell>
          <table:table-cell table:formula="of:=[.B91]-[.$A$1]" office:value-type="float" office:value="824555.978687196" calcext:value-type="float">
            <text:p>824555,978687196</text:p>
          </table:table-cell>
          <table:table-cell table:formula="of:=[.E91]*[.$F$1]" office:value-type="float" office:value="17315675.5524311" calcext:value-type="float">
            <text:p>17315675,5524311</text:p>
          </table:table-cell>
          <table:table-cell table:formula="of:=[.E91]/[.B91]*100" office:value-type="float" office:value="98.3811464240347" calcext:value-type="float">
            <text:p>98,3811464240347</text:p>
          </table:table-cell>
          <table:table-cell table:formula="of:=[.D91]-[.$D$1]" office:value-type="float" office:value="11880" calcext:value-type="float">
            <text:p>11880</text:p>
          </table:table-cell>
          <table:table-cell table:number-columns-repeated="5"/>
        </table:table-row>
        <table:table-row table:style-name="ro1">
          <table:table-cell table:formula="of:=[.B91]*[.C91]" office:value-type="float" office:value="39271.4221134078" calcext:value-type="float">
            <text:p>39271,4221134078</text:p>
          </table:table-cell>
          <table:table-cell table:formula="of:=[.B91]+[.A92]" office:value-type="float" office:value="877395.400800604" calcext:value-type="float">
            <text:p>877395,400800604</text:p>
          </table:table-cell>
          <table:table-cell table:formula="of:=[.C91]" office:value-type="float" office:value="0.0468563400070249" calcext:value-type="float">
            <text:p>0,046856340007025</text:p>
          </table:table-cell>
          <table:table-cell table:style-name="ce5" table:formula="of:=[.$D$2]-[.$D$1]+[.D91]" office:value-type="date" office:date-value="2054-05-19" calcext:value-type="date">
            <text:p>19.05.2054</text:p>
          </table:table-cell>
          <table:table-cell table:formula="of:=[.B92]-[.$A$1]" office:value-type="float" office:value="863827.400800604" calcext:value-type="float">
            <text:p>863827,400800604</text:p>
          </table:table-cell>
          <table:table-cell table:formula="of:=[.E92]*[.$F$1]" office:value-type="float" office:value="18140375.4168127" calcext:value-type="float">
            <text:p>18140375,4168127</text:p>
          </table:table-cell>
          <table:table-cell table:formula="of:=[.E92]/[.B92]*100" office:value-type="float" office:value="98.4536048413726" calcext:value-type="float">
            <text:p>98,4536048413726</text:p>
          </table:table-cell>
          <table:table-cell table:formula="of:=[.D92]-[.$D$1]" office:value-type="float" office:value="12012" calcext:value-type="float">
            <text:p>12012</text:p>
          </table:table-cell>
          <table:table-cell table:number-columns-repeated="5"/>
        </table:table-row>
        <table:table-row table:style-name="ro1">
          <table:table-cell table:formula="of:=[.B92]*[.C92]" office:value-type="float" office:value="41111.537220513" calcext:value-type="float">
            <text:p>41111,537220513</text:p>
          </table:table-cell>
          <table:table-cell table:formula="of:=[.B92]+[.A93]" office:value-type="float" office:value="918506.938021117" calcext:value-type="float">
            <text:p>918506,938021117</text:p>
          </table:table-cell>
          <table:table-cell table:formula="of:=[.C92]" office:value-type="float" office:value="0.0468563400070249" calcext:value-type="float">
            <text:p>0,046856340007025</text:p>
          </table:table-cell>
          <table:table-cell table:style-name="ce5" table:formula="of:=[.$D$2]-[.$D$1]+[.D92]" office:value-type="date" office:date-value="2054-09-28" calcext:value-type="date">
            <text:p>28.09.2054</text:p>
          </table:table-cell>
          <table:table-cell table:formula="of:=[.B93]-[.$A$1]" office:value-type="float" office:value="904938.938021117" calcext:value-type="float">
            <text:p>904938,938021117</text:p>
          </table:table-cell>
          <table:table-cell table:formula="of:=[.E93]*[.$F$1]" office:value-type="float" office:value="19003717.6984435" calcext:value-type="float">
            <text:p>19003717,6984435</text:p>
          </table:table-cell>
          <table:table-cell table:formula="of:=[.E93]/[.B93]*100" office:value-type="float" office:value="98.5228200856891" calcext:value-type="float">
            <text:p>98,5228200856891</text:p>
          </table:table-cell>
          <table:table-cell table:formula="of:=[.D93]-[.$D$1]" office:value-type="float" office:value="12144" calcext:value-type="float">
            <text:p>12144</text:p>
          </table:table-cell>
          <table:table-cell table:number-columns-repeated="5"/>
        </table:table-row>
        <table:table-row table:style-name="ro1">
          <table:table-cell table:formula="of:=[.B93]*[.C93]" office:value-type="float" office:value="43037.8733867288" calcext:value-type="float">
            <text:p>43037,8733867288</text:p>
          </table:table-cell>
          <table:table-cell table:formula="of:=[.B93]+[.A94]" office:value-type="float" office:value="961544.811407845" calcext:value-type="float">
            <text:p>961544,811407845</text:p>
          </table:table-cell>
          <table:table-cell table:formula="of:=[.C93]" office:value-type="float" office:value="0.0468563400070249" calcext:value-type="float">
            <text:p>0,046856340007025</text:p>
          </table:table-cell>
          <table:table-cell table:style-name="ce5" table:formula="of:=[.$D$2]-[.$D$1]+[.D93]" office:value-type="date" office:date-value="2055-02-07" calcext:value-type="date">
            <text:p>07.02.2055</text:p>
          </table:table-cell>
          <table:table-cell table:formula="of:=[.B94]-[.$A$1]" office:value-type="float" office:value="947976.811407846" calcext:value-type="float">
            <text:p>947976,811407846</text:p>
          </table:table-cell>
          <table:table-cell table:formula="of:=[.E94]*[.$F$1]" office:value-type="float" office:value="19907513.0395648" calcext:value-type="float">
            <text:p>19907513,0395648</text:p>
          </table:table-cell>
          <table:table-cell table:formula="of:=[.E94]/[.B94]*100" office:value-type="float" office:value="98.5889373184663" calcext:value-type="float">
            <text:p>98,5889373184663</text:p>
          </table:table-cell>
          <table:table-cell table:formula="of:=[.D94]-[.$D$1]" office:value-type="float" office:value="12276" calcext:value-type="float">
            <text:p>12276</text:p>
          </table:table-cell>
          <table:table-cell table:number-columns-repeated="5"/>
        </table:table-row>
        <table:table-row table:style-name="ro1">
          <table:table-cell table:formula="of:=[.B94]*[.C94]" office:value-type="float" office:value="45054.4706153167" calcext:value-type="float">
            <text:p>45054,4706153167</text:p>
          </table:table-cell>
          <table:table-cell table:formula="of:=[.B94]+[.A95]" office:value-type="float" office:value="1006599.28202316" calcext:value-type="float">
            <text:p>1006599,28202316</text:p>
          </table:table-cell>
          <table:table-cell table:formula="of:=[.C94]" office:value-type="float" office:value="0.0468563400070249" calcext:value-type="float">
            <text:p>0,046856340007025</text:p>
          </table:table-cell>
          <table:table-cell table:style-name="ce5" table:formula="of:=[.$D$2]-[.$D$1]+[.D94]" office:value-type="date" office:date-value="2055-06-19" calcext:value-type="date">
            <text:p>19.06.2055</text:p>
          </table:table-cell>
          <table:table-cell table:formula="of:=[.B95]-[.$A$1]" office:value-type="float" office:value="993031.282023162" calcext:value-type="float">
            <text:p>993031,282023162</text:p>
          </table:table-cell>
          <table:table-cell table:formula="of:=[.E95]*[.$F$1]" office:value-type="float" office:value="20853656.9224864" calcext:value-type="float">
            <text:p>20853656,9224864</text:p>
          </table:table-cell>
          <table:table-cell table:formula="of:=[.E95]/[.B95]*100" office:value-type="float" office:value="98.6520952038899" calcext:value-type="float">
            <text:p>98,6520952038899</text:p>
          </table:table-cell>
          <table:table-cell table:formula="of:=[.D95]-[.$D$1]" office:value-type="float" office:value="12408" calcext:value-type="float">
            <text:p>12408</text:p>
          </table:table-cell>
          <table:table-cell table:number-columns-repeated="5"/>
        </table:table-row>
        <table:table-row table:style-name="ro1">
          <table:table-cell table:formula="of:=[.B95]*[.C95]" office:value-type="float" office:value="47165.5582093045" calcext:value-type="float">
            <text:p>47165,5582093045</text:p>
          </table:table-cell>
          <table:table-cell table:formula="of:=[.B95]+[.A96]" office:value-type="float" office:value="1053764.84023247" calcext:value-type="float">
            <text:p>1053764,84023247</text:p>
          </table:table-cell>
          <table:table-cell table:formula="of:=[.C95]" office:value-type="float" office:value="0.0468563400070249" calcext:value-type="float">
            <text:p>0,046856340007025</text:p>
          </table:table-cell>
          <table:table-cell table:style-name="ce5" table:formula="of:=[.$D$2]-[.$D$1]+[.D95]" office:value-type="date" office:date-value="2055-10-29" calcext:value-type="date">
            <text:p>29.10.2055</text:p>
          </table:table-cell>
          <table:table-cell table:formula="of:=[.B96]-[.$A$1]" office:value-type="float" office:value="1040196.84023247" calcext:value-type="float">
            <text:p>1040196,84023247</text:p>
          </table:table-cell>
          <table:table-cell table:formula="of:=[.E96]*[.$F$1]" office:value-type="float" office:value="21844133.6448818" calcext:value-type="float">
            <text:p>21844133,6448818</text:p>
          </table:table-cell>
          <table:table-cell table:formula="of:=[.E96]/[.B96]*100" office:value-type="float" office:value="98.7124261996626" calcext:value-type="float">
            <text:p>98,7124261996626</text:p>
          </table:table-cell>
          <table:table-cell table:formula="of:=[.D96]-[.$D$1]" office:value-type="float" office:value="12540" calcext:value-type="float">
            <text:p>12540</text:p>
          </table:table-cell>
          <table:table-cell table:number-columns-repeated="5"/>
        </table:table-row>
        <table:table-row table:style-name="ro1">
          <table:table-cell table:formula="of:=[.B96]*[.C96]" office:value-type="float" office:value="49375.5636413808" calcext:value-type="float">
            <text:p>49375,5636413808</text:p>
          </table:table-cell>
          <table:table-cell table:formula="of:=[.B96]+[.A97]" office:value-type="float" office:value="1103140.40387385" calcext:value-type="float">
            <text:p>1103140,40387385</text:p>
          </table:table-cell>
          <table:table-cell table:formula="of:=[.C96]" office:value-type="float" office:value="0.0468563400070249" calcext:value-type="float">
            <text:p>0,046856340007025</text:p>
          </table:table-cell>
          <table:table-cell table:style-name="ce5" table:formula="of:=[.$D$2]-[.$D$1]+[.D96]" office:value-type="date" office:date-value="2056-03-09" calcext:value-type="date">
            <text:p>09.03.2056</text:p>
          </table:table-cell>
          <table:table-cell table:formula="of:=[.B97]-[.$A$1]" office:value-type="float" office:value="1089572.40387385" calcext:value-type="float">
            <text:p>1089572,40387385</text:p>
          </table:table-cell>
          <table:table-cell table:formula="of:=[.E97]*[.$F$1]" office:value-type="float" office:value="22881020.4813508" calcext:value-type="float">
            <text:p>22881020,4813508</text:p>
          </table:table-cell>
          <table:table-cell table:formula="of:=[.E97]/[.B97]*100" office:value-type="float" office:value="98.7700568348005" calcext:value-type="float">
            <text:p>98,7700568348005</text:p>
          </table:table-cell>
          <table:table-cell table:formula="of:=[.D97]-[.$D$1]" office:value-type="float" office:value="12672" calcext:value-type="float">
            <text:p>12672</text:p>
          </table:table-cell>
          <table:table-cell table:number-columns-repeated="5"/>
        </table:table-row>
        <table:table-row table:style-name="ro1">
          <table:table-cell table:formula="of:=[.B97]*[.C97]" office:value-type="float" office:value="51689.1218393998" calcext:value-type="float">
            <text:p>51689,1218393998</text:p>
          </table:table-cell>
          <table:table-cell table:formula="of:=[.B97]+[.A98]" office:value-type="float" office:value="1154829.52571325" calcext:value-type="float">
            <text:p>1154829,52571325</text:p>
          </table:table-cell>
          <table:table-cell table:formula="of:=[.C97]" office:value-type="float" office:value="0.0468563400070249" calcext:value-type="float">
            <text:p>0,046856340007025</text:p>
          </table:table-cell>
          <table:table-cell table:style-name="ce5" table:formula="of:=[.$D$2]-[.$D$1]+[.D97]" office:value-type="date" office:date-value="2056-07-19" calcext:value-type="date">
            <text:p>19.07.2056</text:p>
          </table:table-cell>
          <table:table-cell table:formula="of:=[.B98]-[.$A$1]" office:value-type="float" office:value="1141261.52571325" calcext:value-type="float">
            <text:p>1141261,52571325</text:p>
          </table:table-cell>
          <table:table-cell table:formula="of:=[.E98]*[.$F$1]" office:value-type="float" office:value="23966492.0399782" calcext:value-type="float">
            <text:p>23966492,0399782</text:p>
          </table:table-cell>
          <table:table-cell table:formula="of:=[.E98]/[.B98]*100" office:value-type="float" office:value="98.8251079749957" calcext:value-type="float">
            <text:p>98,8251079749957</text:p>
          </table:table-cell>
          <table:table-cell table:formula="of:=[.D98]-[.$D$1]" office:value-type="float" office:value="12804" calcext:value-type="float">
            <text:p>12804</text:p>
          </table:table-cell>
          <table:table-cell table:number-columns-repeated="5"/>
        </table:table-row>
        <table:table-row table:style-name="ro1">
          <table:table-cell table:formula="of:=[.B98]*[.C98]" office:value-type="float" office:value="54111.0849069713" calcext:value-type="float">
            <text:p>54111,0849069713</text:p>
          </table:table-cell>
          <table:table-cell table:formula="of:=[.B98]+[.A99]" office:value-type="float" office:value="1208940.61062022" calcext:value-type="float">
            <text:p>1208940,61062022</text:p>
          </table:table-cell>
          <table:table-cell table:formula="of:=[.C98]" office:value-type="float" office:value="0.0468563400070249" calcext:value-type="float">
            <text:p>0,046856340007025</text:p>
          </table:table-cell>
          <table:table-cell table:style-name="ce5" table:formula="of:=[.$D$2]-[.$D$1]+[.D98]" office:value-type="date" office:date-value="2056-11-28" calcext:value-type="date">
            <text:p>28.11.2056</text:p>
          </table:table-cell>
          <table:table-cell table:formula="of:=[.B99]-[.$A$1]" office:value-type="float" office:value="1195372.61062022" calcext:value-type="float">
            <text:p>1195372,61062022</text:p>
          </table:table-cell>
          <table:table-cell table:formula="of:=[.E99]*[.$F$1]" office:value-type="float" office:value="25102824.8230246" calcext:value-type="float">
            <text:p>25102824,8230246</text:p>
          </table:table-cell>
          <table:table-cell table:formula="of:=[.E99]/[.B99]*100" office:value-type="float" office:value="98.8776950761014" calcext:value-type="float">
            <text:p>98,8776950761014</text:p>
          </table:table-cell>
          <table:table-cell table:formula="of:=[.D99]-[.$D$1]" office:value-type="float" office:value="12936" calcext:value-type="float">
            <text:p>12936</text:p>
          </table:table-cell>
          <table:table-cell table:number-columns-repeated="5"/>
        </table:table-row>
        <table:table-row table:style-name="ro1">
          <table:table-cell table:formula="of:=[.B99]*[.C99]" office:value-type="float" office:value="56646.5322995213" calcext:value-type="float">
            <text:p>56646,5322995213</text:p>
          </table:table-cell>
          <table:table-cell table:formula="of:=[.B99]+[.A100]" office:value-type="float" office:value="1265587.14291974" calcext:value-type="float">
            <text:p>1265587,14291974</text:p>
          </table:table-cell>
          <table:table-cell table:formula="of:=[.C99]" office:value-type="float" office:value="0.0468563400070249" calcext:value-type="float">
            <text:p>0,046856340007025</text:p>
          </table:table-cell>
          <table:table-cell table:style-name="ce5" table:formula="of:=[.$D$2]-[.$D$1]+[.D99]" office:value-type="date" office:date-value="2057-04-09" calcext:value-type="date">
            <text:p>09.04.2057</text:p>
          </table:table-cell>
          <table:table-cell table:formula="of:=[.B100]-[.$A$1]" office:value-type="float" office:value="1252019.14291974" calcext:value-type="float">
            <text:p>1252019,14291974</text:p>
          </table:table-cell>
          <table:table-cell table:formula="of:=[.E100]*[.$F$1]" office:value-type="float" office:value="26292402.0013145" calcext:value-type="float">
            <text:p>26292402,0013145</text:p>
          </table:table-cell>
          <table:table-cell table:formula="of:=[.E100]/[.B100]*100" office:value-type="float" office:value="98.9279284262719" calcext:value-type="float">
            <text:p>98,9279284262719</text:p>
          </table:table-cell>
          <table:table-cell table:formula="of:=[.D100]-[.$D$1]" office:value-type="float" office:value="13068" calcext:value-type="float">
            <text:p>13068</text:p>
          </table:table-cell>
          <table:table-cell table:number-columns-repeated="5"/>
        </table:table-row>
        <table:table-row table:style-name="ro1">
          <table:table-cell table:formula="of:=[.B100]*[.C100]" office:value-type="float" office:value="59300.7814771666" calcext:value-type="float">
            <text:p>59300,7814771666</text:p>
          </table:table-cell>
          <table:table-cell table:formula="of:=[.B100]+[.A101]" office:value-type="float" office:value="1324887.92439691" calcext:value-type="float">
            <text:p>1324887,92439691</text:p>
          </table:table-cell>
          <table:table-cell table:formula="of:=[.C100]" office:value-type="float" office:value="0.0468563400070249" calcext:value-type="float">
            <text:p>0,046856340007025</text:p>
          </table:table-cell>
          <table:table-cell table:style-name="ce5" table:formula="of:=[.$D$2]-[.$D$1]+[.D100]" office:value-type="date" office:date-value="2057-08-19" calcext:value-type="date">
            <text:p>19.08.2057</text:p>
          </table:table-cell>
          <table:table-cell table:formula="of:=[.B101]-[.$A$1]" office:value-type="float" office:value="1311319.92439691" calcext:value-type="float">
            <text:p>1311319,92439691</text:p>
          </table:table-cell>
          <table:table-cell table:formula="of:=[.E101]*[.$F$1]" office:value-type="float" office:value="27537718.412335" calcext:value-type="float">
            <text:p>27537718,412335</text:p>
          </table:table-cell>
          <table:table-cell table:formula="of:=[.E101]/[.B101]*100" office:value-type="float" office:value="98.9759133772635" calcext:value-type="float">
            <text:p>98,9759133772635</text:p>
          </table:table-cell>
          <table:table-cell table:formula="of:=[.D101]-[.$D$1]" office:value-type="float" office:value="13200" calcext:value-type="float">
            <text:p>13200</text:p>
          </table:table-cell>
          <table:table-cell table:number-columns-repeated="5"/>
        </table:table-row>
        <table:table-row table:style-name="ro1">
          <table:table-cell table:formula="of:=[.B101]*[.C101]" office:value-type="float" office:value="62079.399056743" calcext:value-type="float">
            <text:p>62079,399056743</text:p>
          </table:table-cell>
          <table:table-cell table:formula="of:=[.B101]+[.A102]" office:value-type="float" office:value="1386967.32345365" calcext:value-type="float">
            <text:p>1386967,32345365</text:p>
          </table:table-cell>
          <table:table-cell table:formula="of:=[.C101]" office:value-type="float" office:value="0.0468563400070249" calcext:value-type="float">
            <text:p>0,046856340007025</text:p>
          </table:table-cell>
          <table:table-cell table:style-name="ce5" table:formula="of:=[.$D$2]-[.$D$1]+[.D101]" office:value-type="date" office:date-value="2057-12-29" calcext:value-type="date">
            <text:p>29.12.2057</text:p>
          </table:table-cell>
          <table:table-cell table:formula="of:=[.B102]-[.$A$1]" office:value-type="float" office:value="1373399.32345365" calcext:value-type="float">
            <text:p>1373399,32345365</text:p>
          </table:table-cell>
          <table:table-cell table:formula="of:=[.E102]*[.$F$1]" office:value-type="float" office:value="28841385.7925266" calcext:value-type="float">
            <text:p>28841385,7925266</text:p>
          </table:table-cell>
          <table:table-cell table:formula="of:=[.E102]/[.B102]*100" office:value-type="float" office:value="99.0217505653836" calcext:value-type="float">
            <text:p>99,0217505653836</text:p>
          </table:table-cell>
          <table:table-cell table:formula="of:=[.D102]-[.$D$1]" office:value-type="float" office:value="13332" calcext:value-type="float">
            <text:p>13332</text:p>
          </table:table-cell>
          <table:table-cell table:number-columns-repeated="5"/>
        </table:table-row>
        <table:table-row table:style-name="ro1">
          <table:table-cell table:formula="of:=[.B102]*[.C102]" office:value-type="float" office:value="64988.2124863775" calcext:value-type="float">
            <text:p>64988,2124863775</text:p>
          </table:table-cell>
          <table:table-cell table:formula="of:=[.B102]+[.A103]" office:value-type="float" office:value="1451955.53594003" calcext:value-type="float">
            <text:p>1451955,53594003</text:p>
          </table:table-cell>
          <table:table-cell table:formula="of:=[.C102]" office:value-type="float" office:value="0.0468563400070249" calcext:value-type="float">
            <text:p>0,046856340007025</text:p>
          </table:table-cell>
          <table:table-cell table:style-name="ce5" table:formula="of:=[.$D$2]-[.$D$1]+[.D102]" office:value-type="date" office:date-value="2058-05-10" calcext:value-type="date">
            <text:p>10.05.2058</text:p>
          </table:table-cell>
          <table:table-cell table:formula="of:=[.B103]-[.$A$1]" office:value-type="float" office:value="1438387.53594003" calcext:value-type="float">
            <text:p>1438387,53594003</text:p>
          </table:table-cell>
          <table:table-cell table:formula="of:=[.E103]*[.$F$1]" office:value-type="float" office:value="30206138.2547406" calcext:value-type="float">
            <text:p>30206138,2547406</text:p>
          </table:table-cell>
          <table:table-cell table:formula="of:=[.E103]/[.B103]*100" office:value-type="float" office:value="99.0655361225497" calcext:value-type="float">
            <text:p>99,0655361225497</text:p>
          </table:table-cell>
          <table:table-cell table:formula="of:=[.D103]-[.$D$1]" office:value-type="float" office:value="13464" calcext:value-type="float">
            <text:p>13464</text:p>
          </table:table-cell>
          <table:table-cell table:number-columns-repeated="5"/>
        </table:table-row>
        <table:table-row table:style-name="ro1">
          <table:table-cell table:formula="of:=[.B103]*[.C103]" office:value-type="float" office:value="68033.322267088" calcext:value-type="float">
            <text:p>68033,322267088</text:p>
          </table:table-cell>
          <table:table-cell table:formula="of:=[.B103]+[.A104]" office:value-type="float" office:value="1519988.85820712" calcext:value-type="float">
            <text:p>1519988,85820712</text:p>
          </table:table-cell>
          <table:table-cell table:formula="of:=[.C103]" office:value-type="float" office:value="0.0468563400070249" calcext:value-type="float">
            <text:p>0,046856340007025</text:p>
          </table:table-cell>
          <table:table-cell table:style-name="ce5" table:formula="of:=[.$D$2]-[.$D$1]+[.D103]" office:value-type="date" office:date-value="2058-09-19" calcext:value-type="date">
            <text:p>19.09.2058</text:p>
          </table:table-cell>
          <table:table-cell table:formula="of:=[.B104]-[.$A$1]" office:value-type="float" office:value="1506420.85820712" calcext:value-type="float">
            <text:p>1506420,85820712</text:p>
          </table:table-cell>
          <table:table-cell table:formula="of:=[.E104]*[.$F$1]" office:value-type="float" office:value="31634838.0223494" calcext:value-type="float">
            <text:p>31634838,0223494</text:p>
          </table:table-cell>
          <table:table-cell table:formula="of:=[.E104]/[.B104]*100" office:value-type="float" office:value="99.1073618779019" calcext:value-type="float">
            <text:p>99,1073618779019</text:p>
          </table:table-cell>
          <table:table-cell table:formula="of:=[.D104]-[.$D$1]" office:value-type="float" office:value="13596" calcext:value-type="float">
            <text:p>13596</text:p>
          </table:table-cell>
          <table:table-cell table:number-columns-repeated="5"/>
        </table:table-row>
        <table:table-row table:style-name="ro1">
          <table:table-cell table:formula="of:=[.B104]*[.C104]" office:value-type="float" office:value="71221.1147470422" calcext:value-type="float">
            <text:p>71221,1147470422</text:p>
          </table:table-cell>
          <table:table-cell table:formula="of:=[.B104]+[.A105]" office:value-type="float" office:value="1591209.97295416" calcext:value-type="float">
            <text:p>1591209,97295416</text:p>
          </table:table-cell>
          <table:table-cell table:formula="of:=[.C104]" office:value-type="float" office:value="0.0468563400070249" calcext:value-type="float">
            <text:p>0,046856340007025</text:p>
          </table:table-cell>
          <table:table-cell table:style-name="ce5" table:formula="of:=[.$D$2]-[.$D$1]+[.D104]" office:value-type="date" office:date-value="2059-01-29" calcext:value-type="date">
            <text:p>29.01.2059</text:p>
          </table:table-cell>
          <table:table-cell table:formula="of:=[.B105]-[.$A$1]" office:value-type="float" office:value="1577641.97295416" calcext:value-type="float">
            <text:p>1577641,97295416</text:p>
          </table:table-cell>
          <table:table-cell table:formula="of:=[.E105]*[.$F$1]" office:value-type="float" office:value="33130481.4320373" calcext:value-type="float">
            <text:p>33130481,4320373</text:p>
          </table:table-cell>
          <table:table-cell table:formula="of:=[.E105]/[.B105]*100" office:value-type="float" office:value="99.1473155503915" calcext:value-type="float">
            <text:p>99,1473155503915</text:p>
          </table:table-cell>
          <table:table-cell table:formula="of:=[.D105]-[.$D$1]" office:value-type="float" office:value="13728" calcext:value-type="float">
            <text:p>13728</text:p>
          </table:table-cell>
          <table:table-cell table:number-columns-repeated="5"/>
        </table:table-row>
        <table:table-row table:style-name="ro1">
          <table:table-cell table:formula="of:=[.B105]*[.C105]" office:value-type="float" office:value="74558.275515309" calcext:value-type="float">
            <text:p>74558,275515309</text:p>
          </table:table-cell>
          <table:table-cell table:formula="of:=[.B105]+[.A106]" office:value-type="float" office:value="1665768.24846947" calcext:value-type="float">
            <text:p>1665768,24846947</text:p>
          </table:table-cell>
          <table:table-cell table:formula="of:=[.C105]" office:value-type="float" office:value="0.0468563400070249" calcext:value-type="float">
            <text:p>0,046856340007025</text:p>
          </table:table-cell>
          <table:table-cell table:style-name="ce5" table:formula="of:=[.$D$2]-[.$D$1]+[.D105]" office:value-type="date" office:date-value="2059-06-10" calcext:value-type="date">
            <text:p>10.06.2059</text:p>
          </table:table-cell>
          <table:table-cell table:formula="of:=[.B106]-[.$A$1]" office:value-type="float" office:value="1652200.24846947" calcext:value-type="float">
            <text:p>1652200,24846947</text:p>
          </table:table-cell>
          <table:table-cell table:formula="of:=[.E106]*[.$F$1]" office:value-type="float" office:value="34696205.2178588" calcext:value-type="float">
            <text:p>34696205,2178588</text:p>
          </table:table-cell>
          <table:table-cell table:formula="of:=[.E106]/[.B106]*100" office:value-type="float" office:value="99.1854809327488" calcext:value-type="float">
            <text:p>99,1854809327488</text:p>
          </table:table-cell>
          <table:table-cell table:formula="of:=[.D106]-[.$D$1]" office:value-type="float" office:value="13860" calcext:value-type="float">
            <text:p>13860</text:p>
          </table:table-cell>
          <table:table-cell table:number-columns-repeated="5"/>
        </table:table-row>
        <table:table-row table:style-name="ro1">
          <table:table-cell table:formula="of:=[.B106]*[.C106]" office:value-type="float" office:value="78051.8034231917" calcext:value-type="float">
            <text:p>78051,8034231917</text:p>
          </table:table-cell>
          <table:table-cell table:formula="of:=[.B106]+[.A107]" office:value-type="float" office:value="1743820.05189266" calcext:value-type="float">
            <text:p>1743820,05189266</text:p>
          </table:table-cell>
          <table:table-cell table:formula="of:=[.C106]" office:value-type="float" office:value="0.0468563400070249" calcext:value-type="float">
            <text:p>0,046856340007025</text:p>
          </table:table-cell>
          <table:table-cell table:style-name="ce5" table:formula="of:=[.$D$2]-[.$D$1]+[.D106]" office:value-type="date" office:date-value="2059-10-20" calcext:value-type="date">
            <text:p>20.10.2059</text:p>
          </table:table-cell>
          <table:table-cell table:formula="of:=[.B107]-[.$A$1]" office:value-type="float" office:value="1730252.05189266" calcext:value-type="float">
            <text:p>1730252,05189266</text:p>
          </table:table-cell>
          <table:table-cell table:formula="of:=[.E107]*[.$F$1]" office:value-type="float" office:value="36335293.0897458" calcext:value-type="float">
            <text:p>36335293,0897458</text:p>
          </table:table-cell>
          <table:table-cell table:formula="of:=[.E107]/[.B107]*100" office:value-type="float" office:value="99.2219380672178" calcext:value-type="float">
            <text:p>99,2219380672178</text:p>
          </table:table-cell>
          <table:table-cell table:formula="of:=[.D107]-[.$D$1]" office:value-type="float" office:value="13992" calcext:value-type="float">
            <text:p>13992</text:p>
          </table:table-cell>
          <table:table-cell table:number-columns-repeated="5"/>
        </table:table-row>
        <table:table-row table:style-name="ro1">
          <table:table-cell table:formula="of:=[.B107]*[.C107]" office:value-type="float" office:value="81709.0252625503" calcext:value-type="float">
            <text:p>81709,0252625503</text:p>
          </table:table-cell>
          <table:table-cell table:formula="of:=[.B107]+[.A108]" office:value-type="float" office:value="1825529.07715521" calcext:value-type="float">
            <text:p>1825529,07715521</text:p>
          </table:table-cell>
          <table:table-cell table:formula="of:=[.C107]" office:value-type="float" office:value="0.0468563400070249" calcext:value-type="float">
            <text:p>0,046856340007025</text:p>
          </table:table-cell>
          <table:table-cell table:style-name="ce5" table:formula="of:=[.$D$2]-[.$D$1]+[.D107]" office:value-type="date" office:date-value="2060-02-29" calcext:value-type="date">
            <text:p>29.02.2060</text:p>
          </table:table-cell>
          <table:table-cell table:formula="of:=[.B108]-[.$A$1]" office:value-type="float" office:value="1811961.07715521" calcext:value-type="float">
            <text:p>1811961,07715521</text:p>
          </table:table-cell>
          <table:table-cell table:formula="of:=[.E108]*[.$F$1]" office:value-type="float" office:value="38051182.6202594" calcext:value-type="float">
            <text:p>38051182,6202594</text:p>
          </table:table-cell>
          <table:table-cell table:formula="of:=[.E108]/[.B108]*100" office:value-type="float" office:value="99.256763413424" calcext:value-type="float">
            <text:p>99,256763413424</text:p>
          </table:table-cell>
          <table:table-cell table:formula="of:=[.D108]-[.$D$1]" office:value-type="float" office:value="14124" calcext:value-type="float">
            <text:p>14124</text:p>
          </table:table-cell>
          <table:table-cell table:number-columns-repeated="5"/>
        </table:table-row>
        <table:table-row table:style-name="ro1">
          <table:table-cell table:formula="of:=[.B108]*[.C108]" office:value-type="float" office:value="85537.6111318949" calcext:value-type="float">
            <text:p>85537,6111318949</text:p>
          </table:table-cell>
          <table:table-cell table:formula="of:=[.B108]+[.A109]" office:value-type="float" office:value="1911066.6882871" calcext:value-type="float">
            <text:p>1911066,6882871</text:p>
          </table:table-cell>
          <table:table-cell table:formula="of:=[.C108]" office:value-type="float" office:value="0.0468563400070249" calcext:value-type="float">
            <text:p>0,046856340007025</text:p>
          </table:table-cell>
          <table:table-cell table:style-name="ce5" table:formula="of:=[.$D$2]-[.$D$1]+[.D108]" office:value-type="date" office:date-value="2060-07-10" calcext:value-type="date">
            <text:p>10.07.2060</text:p>
          </table:table-cell>
          <table:table-cell table:formula="of:=[.B109]-[.$A$1]" office:value-type="float" office:value="1897498.6882871" calcext:value-type="float">
            <text:p>1897498,6882871</text:p>
          </table:table-cell>
          <table:table-cell table:formula="of:=[.E109]*[.$F$1]" office:value-type="float" office:value="39847472.4540292" calcext:value-type="float">
            <text:p>39847472,4540292</text:p>
          </table:table-cell>
          <table:table-cell table:formula="of:=[.E109]/[.B109]*100" office:value-type="float" office:value="99.2900300087298" calcext:value-type="float">
            <text:p>99,2900300087298</text:p>
          </table:table-cell>
          <table:table-cell table:formula="of:=[.D109]-[.$D$1]" office:value-type="float" office:value="14256" calcext:value-type="float">
            <text:p>14256</text:p>
          </table:table-cell>
          <table:table-cell table:number-columns-repeated="5"/>
        </table:table-row>
        <table:table-row table:style-name="ro1">
          <table:table-cell table:formula="of:=[.B109]*[.C109]" office:value-type="float" office:value="89545.5905224796" calcext:value-type="float">
            <text:p>89545,5905224796</text:p>
          </table:table-cell>
          <table:table-cell table:formula="of:=[.B109]+[.A110]" office:value-type="float" office:value="2000612.27880958" calcext:value-type="float">
            <text:p>2000612,27880958</text:p>
          </table:table-cell>
          <table:table-cell table:formula="of:=[.C109]" office:value-type="float" office:value="0.0468563400070249" calcext:value-type="float">
            <text:p>0,046856340007025</text:p>
          </table:table-cell>
          <table:table-cell table:style-name="ce5" table:formula="of:=[.$D$2]-[.$D$1]+[.D109]" office:value-type="date" office:date-value="2060-11-19" calcext:value-type="date">
            <text:p>19.11.2060</text:p>
          </table:table-cell>
          <table:table-cell table:formula="of:=[.B110]-[.$A$1]" office:value-type="float" office:value="1987044.27880958" calcext:value-type="float">
            <text:p>1987044,27880958</text:p>
          </table:table-cell>
          <table:table-cell table:formula="of:=[.E110]*[.$F$1]" office:value-type="float" office:value="41727929.8550012" calcext:value-type="float">
            <text:p>41727929,8550012</text:p>
          </table:table-cell>
          <table:table-cell table:formula="of:=[.E110]/[.B110]*100" office:value-type="float" office:value="99.3218076214111" calcext:value-type="float">
            <text:p>99,3218076214111</text:p>
          </table:table-cell>
          <table:table-cell table:formula="of:=[.D110]-[.$D$1]" office:value-type="float" office:value="14388" calcext:value-type="float">
            <text:p>14388</text:p>
          </table:table-cell>
          <table:table-cell table:number-columns-repeated="5"/>
        </table:table-row>
        <table:table-row table:style-name="ro1">
          <table:table-cell table:formula="of:=[.B110]*[.C110]" office:value-type="float" office:value="93741.3691581308" calcext:value-type="float">
            <text:p>93741,3691581308</text:p>
          </table:table-cell>
          <table:table-cell table:formula="of:=[.B110]+[.A111]" office:value-type="float" office:value="2094353.64796771" calcext:value-type="float">
            <text:p>2094353,64796771</text:p>
          </table:table-cell>
          <table:table-cell table:formula="of:=[.C110]" office:value-type="float" office:value="0.0468563400070249" calcext:value-type="float">
            <text:p>0,046856340007025</text:p>
          </table:table-cell>
          <table:table-cell table:style-name="ce5" table:formula="of:=[.$D$2]-[.$D$1]+[.D110]" office:value-type="date" office:date-value="2061-03-31" calcext:value-type="date">
            <text:p>31.03.2061</text:p>
          </table:table-cell>
          <table:table-cell table:formula="of:=[.B111]-[.$A$1]" office:value-type="float" office:value="2080785.64796771" calcext:value-type="float">
            <text:p>2080785,64796771</text:p>
          </table:table-cell>
          <table:table-cell table:formula="of:=[.E111]*[.$F$1]" office:value-type="float" office:value="43696498.607322" calcext:value-type="float">
            <text:p>43696498,607322</text:p>
          </table:table-cell>
          <table:table-cell table:formula="of:=[.E111]/[.B111]*100" office:value-type="float" office:value="99.3521628969794" calcext:value-type="float">
            <text:p>99,3521628969794</text:p>
          </table:table-cell>
          <table:table-cell table:formula="of:=[.D111]-[.$D$1]" office:value-type="float" office:value="14520" calcext:value-type="float">
            <text:p>14520</text:p>
          </table:table-cell>
          <table:table-cell table:number-columns-repeated="5"/>
        </table:table-row>
        <table:table-row table:style-name="ro1">
          <table:table-cell table:formula="of:=[.B111]*[.C111]" office:value-type="float" office:value="98133.7466241282" calcext:value-type="float">
            <text:p>98133,7466241282</text:p>
          </table:table-cell>
          <table:table-cell table:formula="of:=[.B111]+[.A112]" office:value-type="float" office:value="2192487.39459184" calcext:value-type="float">
            <text:p>2192487,39459184</text:p>
          </table:table-cell>
          <table:table-cell table:formula="of:=[.C111]" office:value-type="float" office:value="0.0468563400070249" calcext:value-type="float">
            <text:p>0,046856340007025</text:p>
          </table:table-cell>
          <table:table-cell table:style-name="ce5" table:formula="of:=[.$D$2]-[.$D$1]+[.D111]" office:value-type="date" office:date-value="2061-08-10" calcext:value-type="date">
            <text:p>10.08.2061</text:p>
          </table:table-cell>
          <table:table-cell table:formula="of:=[.B112]-[.$A$1]" office:value-type="float" office:value="2178919.39459184" calcext:value-type="float">
            <text:p>2178919,39459184</text:p>
          </table:table-cell>
          <table:table-cell table:formula="of:=[.E112]*[.$F$1]" office:value-type="float" office:value="45757307.2864287" calcext:value-type="float">
            <text:p>45757307,2864287</text:p>
          </table:table-cell>
          <table:table-cell table:formula="of:=[.E112]/[.B112]*100" office:value-type="float" office:value="99.3811594979534" calcext:value-type="float">
            <text:p>99,3811594979534</text:p>
          </table:table-cell>
          <table:table-cell table:formula="of:=[.D112]-[.$D$1]" office:value-type="float" office:value="14652" calcext:value-type="float">
            <text:p>14652</text:p>
          </table:table-cell>
          <table:table-cell table:number-columns-repeated="5"/>
        </table:table-row>
        <table:table-row table:style-name="ro1">
          <table:table-cell table:formula="of:=[.B112]*[.C112]" office:value-type="float" office:value="102731.934822112" calcext:value-type="float">
            <text:p>102731,934822112</text:p>
          </table:table-cell>
          <table:table-cell table:formula="of:=[.B112]+[.A113]" office:value-type="float" office:value="2295219.32941395" calcext:value-type="float">
            <text:p>2295219,32941395</text:p>
          </table:table-cell>
          <table:table-cell table:formula="of:=[.C112]" office:value-type="float" office:value="0.0468563400070249" calcext:value-type="float">
            <text:p>0,046856340007025</text:p>
          </table:table-cell>
          <table:table-cell table:style-name="ce5" table:formula="of:=[.$D$2]-[.$D$1]+[.D112]" office:value-type="date" office:date-value="2061-12-20" calcext:value-type="date">
            <text:p>20.12.2061</text:p>
          </table:table-cell>
          <table:table-cell table:formula="of:=[.B113]-[.$A$1]" office:value-type="float" office:value="2281651.32941395" calcext:value-type="float">
            <text:p>2281651,32941395</text:p>
          </table:table-cell>
          <table:table-cell table:formula="of:=[.E113]*[.$F$1]" office:value-type="float" office:value="47914677.917693" calcext:value-type="float">
            <text:p>47914677,917693</text:p>
          </table:table-cell>
          <table:table-cell table:formula="of:=[.E113]/[.B113]*100" office:value-type="float" office:value="99.4088582373753" calcext:value-type="float">
            <text:p>99,4088582373753</text:p>
          </table:table-cell>
          <table:table-cell table:formula="of:=[.D113]-[.$D$1]" office:value-type="float" office:value="14784" calcext:value-type="float">
            <text:p>14784</text:p>
          </table:table-cell>
          <table:table-cell table:number-columns-repeated="5"/>
        </table:table-row>
        <table:table-row table:style-name="ro1">
          <table:table-cell table:formula="of:=[.B113]*[.C113]" office:value-type="float" office:value="107545.577289716" calcext:value-type="float">
            <text:p>107545,577289716</text:p>
          </table:table-cell>
          <table:table-cell table:formula="of:=[.B113]+[.A114]" office:value-type="float" office:value="2402764.90670367" calcext:value-type="float">
            <text:p>2402764,90670367</text:p>
          </table:table-cell>
          <table:table-cell table:formula="of:=[.C113]" office:value-type="float" office:value="0.0468563400070249" calcext:value-type="float">
            <text:p>0,046856340007025</text:p>
          </table:table-cell>
          <table:table-cell table:style-name="ce5" table:formula="of:=[.$D$2]-[.$D$1]+[.D113]" office:value-type="date" office:date-value="2062-05-01" calcext:value-type="date">
            <text:p>01.05.2062</text:p>
          </table:table-cell>
          <table:table-cell table:formula="of:=[.B114]-[.$A$1]" office:value-type="float" office:value="2389196.90670367" calcext:value-type="float">
            <text:p>2389196,90670367</text:p>
          </table:table-cell>
          <table:table-cell table:formula="of:=[.E114]*[.$F$1]" office:value-type="float" office:value="50173135.040777" calcext:value-type="float">
            <text:p>50173135,040777</text:p>
          </table:table-cell>
          <table:table-cell table:formula="of:=[.E114]/[.B114]*100" office:value-type="float" office:value="99.4353172063507" calcext:value-type="float">
            <text:p>99,4353172063507</text:p>
          </table:table-cell>
          <table:table-cell table:formula="of:=[.D114]-[.$D$1]" office:value-type="float" office:value="14916" calcext:value-type="float">
            <text:p>14916</text:p>
          </table:table-cell>
          <table:table-cell table:number-columns-repeated="5"/>
        </table:table-row>
        <table:table-row table:style-name="ro1">
          <table:table-cell table:formula="of:=[.B114]*[.C114]" office:value-type="float" office:value="112584.769425455" calcext:value-type="float">
            <text:p>112584,769425455</text:p>
          </table:table-cell>
          <table:table-cell table:formula="of:=[.B114]+[.A115]" office:value-type="float" office:value="2515349.67612912" calcext:value-type="float">
            <text:p>2515349,67612912</text:p>
          </table:table-cell>
          <table:table-cell table:formula="of:=[.C114]" office:value-type="float" office:value="0.0468563400070249" calcext:value-type="float">
            <text:p>0,046856340007025</text:p>
          </table:table-cell>
          <table:table-cell table:style-name="ce5" table:formula="of:=[.$D$2]-[.$D$1]+[.D114]" office:value-type="date" office:date-value="2062-09-10" calcext:value-type="date">
            <text:p>10.09.2062</text:p>
          </table:table-cell>
          <table:table-cell table:formula="of:=[.B115]-[.$A$1]" office:value-type="float" office:value="2501781.67612912" calcext:value-type="float">
            <text:p>2501781,67612912</text:p>
          </table:table-cell>
          <table:table-cell table:formula="of:=[.E115]*[.$F$1]" office:value-type="float" office:value="52537415.1987116" calcext:value-type="float">
            <text:p>52537415,1987116</text:p>
          </table:table-cell>
          <table:table-cell table:formula="of:=[.E115]/[.B115]*100" office:value-type="float" office:value="99.4605918958799" calcext:value-type="float">
            <text:p>99,4605918958799</text:p>
          </table:table-cell>
          <table:table-cell table:formula="of:=[.D115]-[.$D$1]" office:value-type="float" office:value="15048" calcext:value-type="float">
            <text:p>15048</text:p>
          </table:table-cell>
          <table:table-cell table:number-columns-repeated="5"/>
        </table:table-row>
        <table:table-row table:style-name="ro1">
          <table:table-cell table:formula="of:=[.B115]*[.C115]" office:value-type="float" office:value="117860.079661266" calcext:value-type="float">
            <text:p>117860,079661266</text:p>
          </table:table-cell>
          <table:table-cell table:formula="of:=[.B115]+[.A116]" office:value-type="float" office:value="2633209.75579039" calcext:value-type="float">
            <text:p>2633209,75579039</text:p>
          </table:table-cell>
          <table:table-cell table:formula="of:=[.C115]" office:value-type="float" office:value="0.0468563400070249" calcext:value-type="float">
            <text:p>0,046856340007025</text:p>
          </table:table-cell>
          <table:table-cell table:style-name="ce5" table:formula="of:=[.$D$2]-[.$D$1]+[.D115]" office:value-type="date" office:date-value="2063-01-20" calcext:value-type="date">
            <text:p>20.01.2063</text:p>
          </table:table-cell>
          <table:table-cell table:formula="of:=[.B116]-[.$A$1]" office:value-type="float" office:value="2619641.75579039" calcext:value-type="float">
            <text:p>2619641,75579039</text:p>
          </table:table-cell>
          <table:table-cell table:formula="of:=[.E116]*[.$F$1]" office:value-type="float" office:value="55012476.8715982" calcext:value-type="float">
            <text:p>55012476,8715982</text:p>
          </table:table-cell>
          <table:table-cell table:formula="of:=[.E116]/[.B116]*100" office:value-type="float" office:value="99.4847353132365" calcext:value-type="float">
            <text:p>99,4847353132365</text:p>
          </table:table-cell>
          <table:table-cell table:formula="of:=[.D116]-[.$D$1]" office:value-type="float" office:value="15180" calcext:value-type="float">
            <text:p>15180</text:p>
          </table:table-cell>
          <table:table-cell table:number-columns-repeated="5"/>
        </table:table-row>
        <table:table-row table:style-name="ro1">
          <table:table-cell table:formula="of:=[.B116]*[.C116]" office:value-type="float" office:value="123382.57162713" calcext:value-type="float">
            <text:p>123382,57162713</text:p>
          </table:table-cell>
          <table:table-cell table:formula="of:=[.B116]+[.A117]" office:value-type="float" office:value="2756592.32741752" calcext:value-type="float">
            <text:p>2756592,32741752</text:p>
          </table:table-cell>
          <table:table-cell table:formula="of:=[.C116]" office:value-type="float" office:value="0.0468563400070249" calcext:value-type="float">
            <text:p>0,046856340007025</text:p>
          </table:table-cell>
          <table:table-cell table:style-name="ce5" table:formula="of:=[.$D$2]-[.$D$1]+[.D116]" office:value-type="date" office:date-value="2063-06-01" calcext:value-type="date">
            <text:p>01.06.2063</text:p>
          </table:table-cell>
          <table:table-cell table:formula="of:=[.B117]-[.$A$1]" office:value-type="float" office:value="2743024.32741752" calcext:value-type="float">
            <text:p>2743024,32741752</text:p>
          </table:table-cell>
          <table:table-cell table:formula="of:=[.E117]*[.$F$1]" office:value-type="float" office:value="57603510.8757679" calcext:value-type="float">
            <text:p>57603510,8757679</text:p>
          </table:table-cell>
          <table:table-cell table:formula="of:=[.E117]/[.B117]*100" office:value-type="float" office:value="99.5077980931366" calcext:value-type="float">
            <text:p>99,5077980931366</text:p>
          </table:table-cell>
          <table:table-cell table:formula="of:=[.D117]-[.$D$1]" office:value-type="float" office:value="15312" calcext:value-type="float">
            <text:p>15312</text:p>
          </table:table-cell>
          <table:table-cell table:number-columns-repeated="5"/>
        </table:table-row>
        <table:table-row table:style-name="ro1">
          <table:table-cell table:formula="of:=[.B117]*[.C117]" office:value-type="float" office:value="129163.827354232" calcext:value-type="float">
            <text:p>129163,827354232</text:p>
          </table:table-cell>
          <table:table-cell table:formula="of:=[.B117]+[.A118]" office:value-type="float" office:value="2885756.15477175" calcext:value-type="float">
            <text:p>2885756,15477175</text:p>
          </table:table-cell>
          <table:table-cell table:formula="of:=[.C117]" office:value-type="float" office:value="0.0468563400070249" calcext:value-type="float">
            <text:p>0,046856340007025</text:p>
          </table:table-cell>
          <table:table-cell table:style-name="ce5" table:formula="of:=[.$D$2]-[.$D$1]+[.D117]" office:value-type="date" office:date-value="2063-10-11" calcext:value-type="date">
            <text:p>11.10.2063</text:p>
          </table:table-cell>
          <table:table-cell table:formula="of:=[.B118]-[.$A$1]" office:value-type="float" office:value="2872188.15477175" calcext:value-type="float">
            <text:p>2872188,15477175</text:p>
          </table:table-cell>
          <table:table-cell table:formula="of:=[.E118]*[.$F$1]" office:value-type="float" office:value="60315951.2502068" calcext:value-type="float">
            <text:p>60315951,2502068</text:p>
          </table:table-cell>
          <table:table-cell table:formula="of:=[.E118]/[.B118]*100" office:value-type="float" office:value="99.5298286039323" calcext:value-type="float">
            <text:p>99,5298286039323</text:p>
          </table:table-cell>
          <table:table-cell table:formula="of:=[.D118]-[.$D$1]" office:value-type="float" office:value="15444" calcext:value-type="float">
            <text:p>15444</text:p>
          </table:table-cell>
          <table:table-cell table:number-columns-repeated="5"/>
        </table:table-row>
        <table:table-row table:style-name="ro1">
          <table:table-cell table:formula="of:=[.B118]*[.C118]" office:value-type="float" office:value="135215.97156535" calcext:value-type="float">
            <text:p>135215,97156535</text:p>
          </table:table-cell>
          <table:table-cell table:formula="of:=[.B118]+[.A119]" office:value-type="float" office:value="3020972.1263371" calcext:value-type="float">
            <text:p>3020972,1263371</text:p>
          </table:table-cell>
          <table:table-cell table:formula="of:=[.C118]" office:value-type="float" office:value="0.0468563400070249" calcext:value-type="float">
            <text:p>0,046856340007025</text:p>
          </table:table-cell>
          <table:table-cell table:style-name="ce5" table:formula="of:=[.$D$2]-[.$D$1]+[.D118]" office:value-type="date" office:date-value="2064-02-20" calcext:value-type="date">
            <text:p>20.02.2064</text:p>
          </table:table-cell>
          <table:table-cell table:formula="of:=[.B119]-[.$A$1]" office:value-type="float" office:value="3007404.1263371" calcext:value-type="float">
            <text:p>3007404,1263371</text:p>
          </table:table-cell>
          <table:table-cell table:formula="of:=[.E119]*[.$F$1]" office:value-type="float" office:value="63155486.6530791" calcext:value-type="float">
            <text:p>63155486,6530791</text:p>
          </table:table-cell>
          <table:table-cell table:formula="of:=[.E119]/[.B119]*100" office:value-type="float" office:value="99.5508730490522" calcext:value-type="float">
            <text:p>99,5508730490522</text:p>
          </table:table-cell>
          <table:table-cell table:formula="of:=[.D119]-[.$D$1]" office:value-type="float" office:value="15576" calcext:value-type="float">
            <text:p>15576</text:p>
          </table:table-cell>
          <table:table-cell table:number-columns-repeated="5"/>
        </table:table-row>
        <table:table-row table:style-name="ro1">
          <table:table-cell table:formula="of:=[.B119]*[.C119]" office:value-type="float" office:value="141551.697103396" calcext:value-type="float">
            <text:p>141551,697103396</text:p>
          </table:table-cell>
          <table:table-cell table:formula="of:=[.B119]+[.A120]" office:value-type="float" office:value="3162523.8234405" calcext:value-type="float">
            <text:p>3162523,8234405</text:p>
          </table:table-cell>
          <table:table-cell table:formula="of:=[.C119]" office:value-type="float" office:value="0.0468563400070249" calcext:value-type="float">
            <text:p>0,046856340007025</text:p>
          </table:table-cell>
          <table:table-cell table:style-name="ce5" table:formula="of:=[.$D$2]-[.$D$1]+[.D119]" office:value-type="date" office:date-value="2064-07-01" calcext:value-type="date">
            <text:p>01.07.2064</text:p>
          </table:table-cell>
          <table:table-cell table:formula="of:=[.B120]-[.$A$1]" office:value-type="float" office:value="3148955.8234405" calcext:value-type="float">
            <text:p>3148955,8234405</text:p>
          </table:table-cell>
          <table:table-cell table:formula="of:=[.E120]*[.$F$1]" office:value-type="float" office:value="66128072.2922505" calcext:value-type="float">
            <text:p>66128072,2922505</text:p>
          </table:table-cell>
          <table:table-cell table:formula="of:=[.E120]/[.B120]*100" office:value-type="float" office:value="99.5709755639014" calcext:value-type="float">
            <text:p>99,5709755639014</text:p>
          </table:table-cell>
          <table:table-cell table:formula="of:=[.D120]-[.$D$1]" office:value-type="float" office:value="15708" calcext:value-type="float">
            <text:p>15708</text:p>
          </table:table-cell>
          <table:table-cell table:number-columns-repeated="5"/>
        </table:table-row>
        <table:table-row table:style-name="ro1">
          <table:table-cell table:formula="of:=[.B120]*[.C120]" office:value-type="float" office:value="148184.291551444" calcext:value-type="float">
            <text:p>148184,291551444</text:p>
          </table:table-cell>
          <table:table-cell table:formula="of:=[.B120]+[.A121]" office:value-type="float" office:value="3310708.11499194" calcext:value-type="float">
            <text:p>3310708,11499194</text:p>
          </table:table-cell>
          <table:table-cell table:formula="of:=[.C120]" office:value-type="float" office:value="0.0468563400070249" calcext:value-type="float">
            <text:p>0,046856340007025</text:p>
          </table:table-cell>
          <table:table-cell table:style-name="ce5" table:formula="of:=[.$D$2]-[.$D$1]+[.D120]" office:value-type="date" office:date-value="2064-11-10" calcext:value-type="date">
            <text:p>10.11.2064</text:p>
          </table:table-cell>
          <table:table-cell table:formula="of:=[.B121]-[.$A$1]" office:value-type="float" office:value="3297140.11499194" calcext:value-type="float">
            <text:p>3297140,11499194</text:p>
          </table:table-cell>
          <table:table-cell table:formula="of:=[.E121]*[.$F$1]" office:value-type="float" office:value="69239942.4148308" calcext:value-type="float">
            <text:p>69239942,4148308</text:p>
          </table:table-cell>
          <table:table-cell table:formula="of:=[.E121]/[.B121]*100" office:value-type="float" office:value="99.5901783084241" calcext:value-type="float">
            <text:p>99,5901783084241</text:p>
          </table:table-cell>
          <table:table-cell table:formula="of:=[.D121]-[.$D$1]" office:value-type="float" office:value="15840" calcext:value-type="float">
            <text:p>15840</text:p>
          </table:table-cell>
          <table:table-cell table:number-columns-repeated="5"/>
        </table:table-row>
        <table:table-row table:style-name="ro1">
          <table:table-cell table:formula="of:=[.B121]*[.C121]" office:value-type="float" office:value="155127.665100079" calcext:value-type="float">
            <text:p>155127,665100079</text:p>
          </table:table-cell>
          <table:table-cell table:formula="of:=[.B121]+[.A122]" office:value-type="float" office:value="3465835.78009202" calcext:value-type="float">
            <text:p>3465835,78009202</text:p>
          </table:table-cell>
          <table:table-cell table:formula="of:=[.C121]" office:value-type="float" office:value="0.0468563400070249" calcext:value-type="float">
            <text:p>0,046856340007025</text:p>
          </table:table-cell>
          <table:table-cell table:style-name="ce5" table:formula="of:=[.$D$2]-[.$D$1]+[.D121]" office:value-type="date" office:date-value="2065-03-22" calcext:value-type="date">
            <text:p>22.03.2065</text:p>
          </table:table-cell>
          <table:table-cell table:formula="of:=[.B122]-[.$A$1]" office:value-type="float" office:value="3452267.78009202" calcext:value-type="float">
            <text:p>3452267,78009202</text:p>
          </table:table-cell>
          <table:table-cell table:formula="of:=[.E122]*[.$F$1]" office:value-type="float" office:value="72497623.3819325" calcext:value-type="float">
            <text:p>72497623,3819325</text:p>
          </table:table-cell>
          <table:table-cell table:formula="of:=[.E122]/[.B122]*100" office:value-type="float" office:value="99.6085215555239" calcext:value-type="float">
            <text:p>99,6085215555239</text:p>
          </table:table-cell>
          <table:table-cell table:formula="of:=[.D122]-[.$D$1]" office:value-type="float" office:value="15972" calcext:value-type="float">
            <text:p>15972</text:p>
          </table:table-cell>
          <table:table-cell table:number-columns-repeated="5"/>
        </table:table-row>
        <table:table-row table:style-name="ro1">
          <table:table-cell table:formula="of:=[.B122]*[.C122]" office:value-type="float" office:value="162396.379720504" calcext:value-type="float">
            <text:p>162396,379720504</text:p>
          </table:table-cell>
          <table:table-cell table:formula="of:=[.B122]+[.A123]" office:value-type="float" office:value="3628232.15981253" calcext:value-type="float">
            <text:p>3628232,15981253</text:p>
          </table:table-cell>
          <table:table-cell table:formula="of:=[.C122]" office:value-type="float" office:value="0.0468563400070249" calcext:value-type="float">
            <text:p>0,046856340007025</text:p>
          </table:table-cell>
          <table:table-cell table:style-name="ce5" table:formula="of:=[.$D$2]-[.$D$1]+[.D122]" office:value-type="date" office:date-value="2065-08-01" calcext:value-type="date">
            <text:p>01.08.2065</text:p>
          </table:table-cell>
          <table:table-cell table:formula="of:=[.B123]-[.$A$1]" office:value-type="float" office:value="3614664.15981253" calcext:value-type="float">
            <text:p>3614664,15981253</text:p>
          </table:table-cell>
          <table:table-cell table:formula="of:=[.E123]*[.$F$1]" office:value-type="float" office:value="75907947.356063" calcext:value-type="float">
            <text:p>75907947,356063</text:p>
          </table:table-cell>
          <table:table-cell table:formula="of:=[.E123]/[.B123]*100" office:value-type="float" office:value="99.6260437755256" calcext:value-type="float">
            <text:p>99,6260437755256</text:p>
          </table:table-cell>
          <table:table-cell table:formula="of:=[.D123]-[.$D$1]" office:value-type="float" office:value="16104" calcext:value-type="float">
            <text:p>16104</text:p>
          </table:table-cell>
          <table:table-cell table:number-columns-repeated="5"/>
        </table:table-row>
        <table:table-row table:style-name="ro1">
          <table:table-cell table:formula="of:=[.B123]*[.C123]" office:value-type="float" office:value="170005.679704598" calcext:value-type="float">
            <text:p>170005,679704598</text:p>
          </table:table-cell>
          <table:table-cell table:formula="of:=[.B123]+[.A124]" office:value-type="float" office:value="3798237.83951712" calcext:value-type="float">
            <text:p>3798237,83951712</text:p>
          </table:table-cell>
          <table:table-cell table:formula="of:=[.C123]" office:value-type="float" office:value="0.0468563400070249" calcext:value-type="float">
            <text:p>0,046856340007025</text:p>
          </table:table-cell>
          <table:table-cell table:style-name="ce5" table:formula="of:=[.$D$2]-[.$D$1]+[.D123]" office:value-type="date" office:date-value="2065-12-11" calcext:value-type="date">
            <text:p>11.12.2065</text:p>
          </table:table-cell>
          <table:table-cell table:formula="of:=[.B124]-[.$A$1]" office:value-type="float" office:value="3784669.83951712" calcext:value-type="float">
            <text:p>3784669,83951712</text:p>
          </table:table-cell>
          <table:table-cell table:formula="of:=[.E124]*[.$F$1]" office:value-type="float" office:value="79478066.6298596" calcext:value-type="float">
            <text:p>79478066,6298596</text:p>
          </table:table-cell>
          <table:table-cell table:formula="of:=[.E124]/[.B124]*100" office:value-type="float" office:value="99.6427817168573" calcext:value-type="float">
            <text:p>99,6427817168573</text:p>
          </table:table-cell>
          <table:table-cell table:formula="of:=[.D124]-[.$D$1]" office:value-type="float" office:value="16236" calcext:value-type="float">
            <text:p>16236</text:p>
          </table:table-cell>
          <table:table-cell table:number-columns-repeated="5"/>
        </table:table-row>
        <table:table-row table:style-name="ro1">
          <table:table-cell table:formula="of:=[.B124]*[.C124]" office:value-type="float" office:value="177971.523635962" calcext:value-type="float">
            <text:p>177971,523635962</text:p>
          </table:table-cell>
          <table:table-cell table:formula="of:=[.B124]+[.A125]" office:value-type="float" office:value="3976209.36315309" calcext:value-type="float">
            <text:p>3976209,36315309</text:p>
          </table:table-cell>
          <table:table-cell table:formula="of:=[.C124]" office:value-type="float" office:value="0.0468563400070249" calcext:value-type="float">
            <text:p>0,046856340007025</text:p>
          </table:table-cell>
          <table:table-cell table:style-name="ce5" table:formula="of:=[.$D$2]-[.$D$1]+[.D124]" office:value-type="date" office:date-value="2066-04-22" calcext:value-type="date">
            <text:p>22.04.2066</text:p>
          </table:table-cell>
          <table:table-cell table:formula="of:=[.B125]-[.$A$1]" office:value-type="float" office:value="3962641.36315309" calcext:value-type="float">
            <text:p>3962641,36315309</text:p>
          </table:table-cell>
          <table:table-cell table:formula="of:=[.E125]*[.$F$1]" office:value-type="float" office:value="83215468.6262148" calcext:value-type="float">
            <text:p>83215468,6262148</text:p>
          </table:table-cell>
          <table:table-cell table:formula="of:=[.E125]/[.B125]*100" office:value-type="float" office:value="99.6587704831206" calcext:value-type="float">
            <text:p>99,6587704831206</text:p>
          </table:table-cell>
          <table:table-cell table:formula="of:=[.D125]-[.$D$1]" office:value-type="float" office:value="16368" calcext:value-type="float">
            <text:p>16368</text:p>
          </table:table-cell>
          <table:table-cell table:number-columns-repeated="5"/>
        </table:table-row>
        <table:table-row table:style-name="ro1">
          <table:table-cell table:formula="of:=[.B125]*[.C125]" office:value-type="float" office:value="186310.617859017" calcext:value-type="float">
            <text:p>186310,617859017</text:p>
          </table:table-cell>
          <table:table-cell table:formula="of:=[.B125]+[.A126]" office:value-type="float" office:value="4162519.9810121" calcext:value-type="float">
            <text:p>4162519,9810121</text:p>
          </table:table-cell>
          <table:table-cell table:formula="of:=[.C125]" office:value-type="float" office:value="0.0468563400070249" calcext:value-type="float">
            <text:p>0,046856340007025</text:p>
          </table:table-cell>
          <table:table-cell table:style-name="ce5" table:formula="of:=[.$D$2]-[.$D$1]+[.D125]" office:value-type="date" office:date-value="2066-09-01" calcext:value-type="date">
            <text:p>01.09.2066</text:p>
          </table:table-cell>
          <table:table-cell table:formula="of:=[.B126]-[.$A$1]" office:value-type="float" office:value="4148951.9810121" calcext:value-type="float">
            <text:p>4148951,9810121</text:p>
          </table:table-cell>
          <table:table-cell table:formula="of:=[.E126]*[.$F$1]" office:value-type="float" office:value="87127991.6012542" calcext:value-type="float">
            <text:p>87127991,6012542</text:p>
          </table:table-cell>
          <table:table-cell table:formula="of:=[.E126]/[.B126]*100" office:value-type="float" office:value="99.674043606712" calcext:value-type="float">
            <text:p>99,674043606712</text:p>
          </table:table-cell>
          <table:table-cell table:formula="of:=[.D126]-[.$D$1]" office:value-type="float" office:value="16500" calcext:value-type="float">
            <text:p>16500</text:p>
          </table:table-cell>
          <table:table-cell table:number-columns-repeated="5"/>
        </table:table-row>
        <table:table-row table:style-name="ro1">
          <table:table-cell table:formula="of:=[.B126]*[.C126]" office:value-type="float" office:value="195040.451516338" calcext:value-type="float">
            <text:p>195040,451516338</text:p>
          </table:table-cell>
          <table:table-cell table:formula="of:=[.B126]+[.A127]" office:value-type="float" office:value="4357560.43252844" calcext:value-type="float">
            <text:p>4357560,43252844</text:p>
          </table:table-cell>
          <table:table-cell table:formula="of:=[.C126]" office:value-type="float" office:value="0.0468563400070249" calcext:value-type="float">
            <text:p>0,046856340007025</text:p>
          </table:table-cell>
          <table:table-cell table:style-name="ce5" table:formula="of:=[.$D$2]-[.$D$1]+[.D126]" office:value-type="date" office:date-value="2067-01-11" calcext:value-type="date">
            <text:p>11.01.2067</text:p>
          </table:table-cell>
          <table:table-cell table:formula="of:=[.B127]-[.$A$1]" office:value-type="float" office:value="4343992.43252844" calcext:value-type="float">
            <text:p>4343992,43252844</text:p>
          </table:table-cell>
          <table:table-cell table:formula="of:=[.E127]*[.$F$1]" office:value-type="float" office:value="91223841.0830973" calcext:value-type="float">
            <text:p>91223841,0830973</text:p>
          </table:table-cell>
          <table:table-cell table:formula="of:=[.E127]/[.B127]*100" office:value-type="float" office:value="99.6886331191481" calcext:value-type="float">
            <text:p>99,6886331191481</text:p>
          </table:table-cell>
          <table:table-cell table:formula="of:=[.D127]-[.$D$1]" office:value-type="float" office:value="16632" calcext:value-type="float">
            <text:p>16632</text:p>
          </table:table-cell>
          <table:table-cell table:number-columns-repeated="5"/>
        </table:table-row>
        <table:table-row table:style-name="ro1">
          <table:table-cell table:formula="of:=[.B127]*[.C127]" office:value-type="float" office:value="204179.333227711" calcext:value-type="float">
            <text:p>204179,333227711</text:p>
          </table:table-cell>
          <table:table-cell table:formula="of:=[.B127]+[.A128]" office:value-type="float" office:value="4561739.76575615" calcext:value-type="float">
            <text:p>4561739,76575615</text:p>
          </table:table-cell>
          <table:table-cell table:formula="of:=[.C127]" office:value-type="float" office:value="0.0468563400070249" calcext:value-type="float">
            <text:p>0,046856340007025</text:p>
          </table:table-cell>
          <table:table-cell table:style-name="ce5" table:formula="of:=[.$D$2]-[.$D$1]+[.D127]" office:value-type="date" office:date-value="2067-05-23" calcext:value-type="date">
            <text:p>23.05.2067</text:p>
          </table:table-cell>
          <table:table-cell table:formula="of:=[.B128]-[.$A$1]" office:value-type="float" office:value="4548171.76575615" calcext:value-type="float">
            <text:p>4548171,76575615</text:p>
          </table:table-cell>
          <table:table-cell table:formula="of:=[.E128]*[.$F$1]" office:value-type="float" office:value="95511607.0808792" calcext:value-type="float">
            <text:p>95511607,0808792</text:p>
          </table:table-cell>
          <table:table-cell table:formula="of:=[.E128]/[.B128]*100" office:value-type="float" office:value="99.7025696182441" calcext:value-type="float">
            <text:p>99,7025696182441</text:p>
          </table:table-cell>
          <table:table-cell table:formula="of:=[.D128]-[.$D$1]" office:value-type="float" office:value="16764" calcext:value-type="float">
            <text:p>16764</text:p>
          </table:table-cell>
          <table:table-cell table:number-columns-repeated="5"/>
        </table:table-row>
        <table:table-row table:style-name="ro1">
          <table:table-cell table:formula="of:=[.B128]*[.C128]" office:value-type="float" office:value="213746.429487837" calcext:value-type="float">
            <text:p>213746,429487837</text:p>
          </table:table-cell>
          <table:table-cell table:formula="of:=[.B128]+[.A129]" office:value-type="float" office:value="4775486.19524399" calcext:value-type="float">
            <text:p>4775486,19524399</text:p>
          </table:table-cell>
          <table:table-cell table:formula="of:=[.C128]" office:value-type="float" office:value="0.0468563400070249" calcext:value-type="float">
            <text:p>0,046856340007025</text:p>
          </table:table-cell>
          <table:table-cell table:style-name="ce5" table:formula="of:=[.$D$2]-[.$D$1]+[.D128]" office:value-type="date" office:date-value="2067-10-02" calcext:value-type="date">
            <text:p>02.10.2067</text:p>
          </table:table-cell>
          <table:table-cell table:formula="of:=[.B129]-[.$A$1]" office:value-type="float" office:value="4761918.19524399" calcext:value-type="float">
            <text:p>4761918,19524399</text:p>
          </table:table-cell>
          <table:table-cell table:formula="of:=[.E129]*[.$F$1]" office:value-type="float" office:value="100000282.100124" calcext:value-type="float">
            <text:p>100000282,100124</text:p>
          </table:table-cell>
          <table:table-cell table:formula="of:=[.E129]/[.B129]*100" office:value-type="float" office:value="99.7158823322846" calcext:value-type="float">
            <text:p>99,7158823322846</text:p>
          </table:table-cell>
          <table:table-cell table:formula="of:=[.D129]-[.$D$1]" office:value-type="float" office:value="16896" calcext:value-type="float">
            <text:p>16896</text:p>
          </table:table-cell>
          <table:table-cell table:number-columns-repeated="5"/>
        </table:table-row>
        <table:table-row table:style-name="ro1">
          <table:table-cell table:formula="of:=[.B129]*[.C129]" office:value-type="float" office:value="223761.804863206" calcext:value-type="float">
            <text:p>223761,804863206</text:p>
          </table:table-cell>
          <table:table-cell table:formula="of:=[.B129]+[.A130]" office:value-type="float" office:value="4999248.0001072" calcext:value-type="float">
            <text:p>4999248,0001072</text:p>
          </table:table-cell>
          <table:table-cell table:formula="of:=[.C129]" office:value-type="float" office:value="0.0468563400070249" calcext:value-type="float">
            <text:p>0,046856340007025</text:p>
          </table:table-cell>
          <table:table-cell table:style-name="ce5" table:formula="of:=[.$D$2]-[.$D$1]+[.D129]" office:value-type="date" office:date-value="2068-02-11" calcext:value-type="date">
            <text:p>11.02.2068</text:p>
          </table:table-cell>
          <table:table-cell table:formula="of:=[.B130]-[.$A$1]" office:value-type="float" office:value="4985680.0001072" calcext:value-type="float">
            <text:p>4985680,0001072</text:p>
          </table:table-cell>
          <table:table-cell table:formula="of:=[.E130]*[.$F$1]" office:value-type="float" office:value="104699280.002251" calcext:value-type="float">
            <text:p>104699280,002251</text:p>
          </table:table-cell>
          <table:table-cell table:formula="of:=[.E130]/[.B130]*100" office:value-type="float" office:value="99.7285991813227" calcext:value-type="float">
            <text:p>99,7285991813227</text:p>
          </table:table-cell>
          <table:table-cell table:formula="of:=[.D130]-[.$D$1]" office:value-type="float" office:value="17028" calcext:value-type="float">
            <text:p>17028</text:p>
          </table:table-cell>
          <table:table-cell table:number-columns-repeated="5"/>
        </table:table-row>
        <table:table-row table:style-name="ro1">
          <table:table-cell table:formula="of:=[.B130]*[.C130]" office:value-type="float" office:value="234246.464072462" calcext:value-type="float">
            <text:p>234246,464072462</text:p>
          </table:table-cell>
          <table:table-cell table:formula="of:=[.B130]+[.A131]" office:value-type="float" office:value="5233494.46417966" calcext:value-type="float">
            <text:p>5233494,46417966</text:p>
          </table:table-cell>
          <table:table-cell table:formula="of:=[.C130]" office:value-type="float" office:value="0.0468563400070249" calcext:value-type="float">
            <text:p>0,046856340007025</text:p>
          </table:table-cell>
          <table:table-cell table:style-name="ce5" table:formula="of:=[.$D$2]-[.$D$1]+[.D130]" office:value-type="date" office:date-value="2068-06-22" calcext:value-type="date">
            <text:p>22.06.2068</text:p>
          </table:table-cell>
          <table:table-cell table:formula="of:=[.B131]-[.$A$1]" office:value-type="float" office:value="5219926.46417966" calcext:value-type="float">
            <text:p>5219926,46417966</text:p>
          </table:table-cell>
          <table:table-cell table:formula="of:=[.E131]*[.$F$1]" office:value-type="float" office:value="109618455.747773" calcext:value-type="float">
            <text:p>109618455,747773</text:p>
          </table:table-cell>
          <table:table-cell table:formula="of:=[.E131]/[.B131]*100" office:value-type="float" office:value="99.7407468357354" calcext:value-type="float">
            <text:p>99,7407468357354</text:p>
          </table:table-cell>
          <table:table-cell table:formula="of:=[.D131]-[.$D$1]" office:value-type="float" office:value="17160" calcext:value-type="float">
            <text:p>17160</text:p>
          </table:table-cell>
          <table:table-cell table:number-columns-repeated="5"/>
        </table:table-row>
        <table:table-row table:style-name="ro1">
          <table:table-cell table:formula="of:=[.B131]*[.C131]" office:value-type="float" office:value="245222.396038485" calcext:value-type="float">
            <text:p>245222,396038485</text:p>
          </table:table-cell>
          <table:table-cell table:formula="of:=[.B131]+[.A132]" office:value-type="float" office:value="5478716.86021814" calcext:value-type="float">
            <text:p>5478716,86021814</text:p>
          </table:table-cell>
          <table:table-cell table:formula="of:=[.C131]" office:value-type="float" office:value="0.0468563400070249" calcext:value-type="float">
            <text:p>0,046856340007025</text:p>
          </table:table-cell>
          <table:table-cell table:style-name="ce5" table:formula="of:=[.$D$2]-[.$D$1]+[.D131]" office:value-type="date" office:date-value="2068-11-01" calcext:value-type="date">
            <text:p>01.11.2068</text:p>
          </table:table-cell>
          <table:table-cell table:formula="of:=[.B132]-[.$A$1]" office:value-type="float" office:value="5465148.86021814" calcext:value-type="float">
            <text:p>5465148,86021814</text:p>
          </table:table-cell>
          <table:table-cell table:formula="of:=[.E132]*[.$F$1]" office:value-type="float" office:value="114768126.064581" calcext:value-type="float">
            <text:p>114768126,064581</text:p>
          </table:table-cell>
          <table:table-cell table:formula="of:=[.E132]/[.B132]*100" office:value-type="float" office:value="99.7523507721576" calcext:value-type="float">
            <text:p>99,7523507721576</text:p>
          </table:table-cell>
          <table:table-cell table:formula="of:=[.D132]-[.$D$1]" office:value-type="float" office:value="17292" calcext:value-type="float">
            <text:p>17292</text:p>
          </table:table-cell>
          <table:table-cell table:number-columns-repeated="5"/>
        </table:table-row>
        <table:table-row table:style-name="ro1">
          <table:table-cell table:formula="of:=[.B132]*[.C132]" office:value-type="float" office:value="256712.620004601" calcext:value-type="float">
            <text:p>256712,620004601</text:p>
          </table:table-cell>
          <table:table-cell table:formula="of:=[.B132]+[.A133]" office:value-type="float" office:value="5735429.48022274" calcext:value-type="float">
            <text:p>5735429,48022274</text:p>
          </table:table-cell>
          <table:table-cell table:formula="of:=[.C132]" office:value-type="float" office:value="0.0468563400070249" calcext:value-type="float">
            <text:p>0,046856340007025</text:p>
          </table:table-cell>
          <table:table-cell table:style-name="ce5" table:formula="of:=[.$D$2]-[.$D$1]+[.D132]" office:value-type="date" office:date-value="2069-03-13" calcext:value-type="date">
            <text:p>13.03.2069</text:p>
          </table:table-cell>
          <table:table-cell table:formula="of:=[.B133]-[.$A$1]" office:value-type="float" office:value="5721861.48022274" calcext:value-type="float">
            <text:p>5721861,48022274</text:p>
          </table:table-cell>
          <table:table-cell table:formula="of:=[.E133]*[.$F$1]" office:value-type="float" office:value="120159091.084678" calcext:value-type="float">
            <text:p>120159091,084678</text:p>
          </table:table-cell>
          <table:table-cell table:formula="of:=[.E133]/[.B133]*100" office:value-type="float" office:value="99.7634353269134" calcext:value-type="float">
            <text:p>99,7634353269134</text:p>
          </table:table-cell>
          <table:table-cell table:formula="of:=[.D133]-[.$D$1]" office:value-type="float" office:value="17424" calcext:value-type="float">
            <text:p>17424</text:p>
          </table:table-cell>
          <table:table-cell table:number-columns-repeated="5"/>
        </table:table-row>
        <table:table-row table:style-name="ro1">
          <table:table-cell table:formula="of:=[.B133]*[.C133]" office:value-type="float" office:value="268741.233811631" calcext:value-type="float">
            <text:p>268741,233811631</text:p>
          </table:table-cell>
          <table:table-cell table:formula="of:=[.B133]+[.A134]" office:value-type="float" office:value="6004170.71403438" calcext:value-type="float">
            <text:p>6004170,71403438</text:p>
          </table:table-cell>
          <table:table-cell table:formula="of:=[.C133]" office:value-type="float" office:value="0.0468563400070249" calcext:value-type="float">
            <text:p>0,046856340007025</text:p>
          </table:table-cell>
          <table:table-cell table:style-name="ce5" table:formula="of:=[.$D$2]-[.$D$1]+[.D133]" office:value-type="date" office:date-value="2069-07-23" calcext:value-type="date">
            <text:p>23.07.2069</text:p>
          </table:table-cell>
          <table:table-cell table:formula="of:=[.B134]-[.$A$1]" office:value-type="float" office:value="5990602.71403438" calcext:value-type="float">
            <text:p>5990602,71403438</text:p>
          </table:table-cell>
          <table:table-cell table:formula="of:=[.E134]*[.$F$1]" office:value-type="float" office:value="125802656.994722" calcext:value-type="float">
            <text:p>125802656,994722</text:p>
          </table:table-cell>
          <table:table-cell table:formula="of:=[.E134]/[.B134]*100" office:value-type="float" office:value="99.7740237470549" calcext:value-type="float">
            <text:p>99,7740237470549</text:p>
          </table:table-cell>
          <table:table-cell table:formula="of:=[.D134]-[.$D$1]" office:value-type="float" office:value="17556" calcext:value-type="float">
            <text:p>17556</text:p>
          </table:table-cell>
          <table:table-cell table:number-columns-repeated="5"/>
        </table:table-row>
        <table:table-row table:style-name="ro1">
          <table:table-cell table:formula="of:=[.B134]*[.C134]" office:value-type="float" office:value="281333.464437016" calcext:value-type="float">
            <text:p>281333,464437016</text:p>
          </table:table-cell>
          <table:table-cell table:formula="of:=[.B134]+[.A135]" office:value-type="float" office:value="6285504.17847139" calcext:value-type="float">
            <text:p>6285504,17847139</text:p>
          </table:table-cell>
          <table:table-cell table:formula="of:=[.C134]" office:value-type="float" office:value="0.0468563400070249" calcext:value-type="float">
            <text:p>0,046856340007025</text:p>
          </table:table-cell>
          <table:table-cell table:style-name="ce5" table:formula="of:=[.$D$2]-[.$D$1]+[.D134]" office:value-type="date" office:date-value="2069-12-02" calcext:value-type="date">
            <text:p>02.12.2069</text:p>
          </table:table-cell>
          <table:table-cell table:formula="of:=[.B135]-[.$A$1]" office:value-type="float" office:value="6271936.17847139" calcext:value-type="float">
            <text:p>6271936,17847139</text:p>
          </table:table-cell>
          <table:table-cell table:formula="of:=[.E135]*[.$F$1]" office:value-type="float" office:value="131710659.747899" calcext:value-type="float">
            <text:p>131710659,747899</text:p>
          </table:table-cell>
          <table:table-cell table:formula="of:=[.E135]/[.B135]*100" office:value-type="float" office:value="99.7841382391174" calcext:value-type="float">
            <text:p>99,7841382391174</text:p>
          </table:table-cell>
          <table:table-cell table:formula="of:=[.D135]-[.$D$1]" office:value-type="float" office:value="17688" calcext:value-type="float">
            <text:p>17688</text:p>
          </table:table-cell>
          <table:table-cell table:number-columns-repeated="5"/>
        </table:table-row>
        <table:table-row table:style-name="ro1">
          <table:table-cell table:formula="of:=[.B135]*[.C135]" office:value-type="float" office:value="294515.720902031" calcext:value-type="float">
            <text:p>294515,720902031</text:p>
          </table:table-cell>
          <table:table-cell table:formula="of:=[.B135]+[.A136]" office:value-type="float" office:value="6580019.89937342" calcext:value-type="float">
            <text:p>6580019,89937342</text:p>
          </table:table-cell>
          <table:table-cell table:formula="of:=[.C135]" office:value-type="float" office:value="0.0468563400070249" calcext:value-type="float">
            <text:p>0,046856340007025</text:p>
          </table:table-cell>
          <table:table-cell table:style-name="ce5" table:formula="of:=[.$D$2]-[.$D$1]+[.D135]" office:value-type="date" office:date-value="2070-04-13" calcext:value-type="date">
            <text:p>13.04.2070</text:p>
          </table:table-cell>
          <table:table-cell table:formula="of:=[.B136]-[.$A$1]" office:value-type="float" office:value="6566451.89937342" calcext:value-type="float">
            <text:p>6566451,89937342</text:p>
          </table:table-cell>
          <table:table-cell table:formula="of:=[.E136]*[.$F$1]" office:value-type="float" office:value="137895489.886842" calcext:value-type="float">
            <text:p>137895489,886842</text:p>
          </table:table-cell>
          <table:table-cell table:formula="of:=[.E136]/[.B136]*100" office:value-type="float" office:value="99.7938000156916" calcext:value-type="float">
            <text:p>99,7938000156916</text:p>
          </table:table-cell>
          <table:table-cell table:formula="of:=[.D136]-[.$D$1]" office:value-type="float" office:value="17820" calcext:value-type="float">
            <text:p>17820</text:p>
          </table:table-cell>
          <table:table-cell table:number-columns-repeated="5"/>
        </table:table-row>
        <table:table-row table:style-name="ro1">
          <table:table-cell table:formula="of:=[.B136]*[.C136]" office:value-type="float" office:value="308315.649658031" calcext:value-type="float">
            <text:p>308315,649658031</text:p>
          </table:table-cell>
          <table:table-cell table:formula="of:=[.B136]+[.A137]" office:value-type="float" office:value="6888335.54903145" calcext:value-type="float">
            <text:p>6888335,54903145</text:p>
          </table:table-cell>
          <table:table-cell table:formula="of:=[.C136]" office:value-type="float" office:value="0.0468563400070249" calcext:value-type="float">
            <text:p>0,046856340007025</text:p>
          </table:table-cell>
          <table:table-cell table:style-name="ce5" table:formula="of:=[.$D$2]-[.$D$1]+[.D136]" office:value-type="date" office:date-value="2070-08-23" calcext:value-type="date">
            <text:p>23.08.2070</text:p>
          </table:table-cell>
          <table:table-cell table:formula="of:=[.B137]-[.$A$1]" office:value-type="float" office:value="6874767.54903145" calcext:value-type="float">
            <text:p>6874767,54903145</text:p>
          </table:table-cell>
          <table:table-cell table:formula="of:=[.E137]*[.$F$1]" office:value-type="float" office:value="144370118.529661" calcext:value-type="float">
            <text:p>144370118,529661</text:p>
          </table:table-cell>
          <table:table-cell table:formula="of:=[.E137]/[.B137]*100" office:value-type="float" office:value="99.8030293399121" calcext:value-type="float">
            <text:p>99,8030293399121</text:p>
          </table:table-cell>
          <table:table-cell table:formula="of:=[.D137]-[.$D$1]" office:value-type="float" office:value="17952" calcext:value-type="float">
            <text:p>17952</text:p>
          </table:table-cell>
          <table:table-cell table:number-columns-repeated="5"/>
        </table:table-row>
        <table:table-row table:style-name="ro1">
          <table:table-cell table:formula="of:=[.B137]*[.C137]" office:value-type="float" office:value="322762.192567895" calcext:value-type="float">
            <text:p>322762,192567895</text:p>
          </table:table-cell>
          <table:table-cell table:formula="of:=[.B137]+[.A138]" office:value-type="float" office:value="7211097.74159935" calcext:value-type="float">
            <text:p>7211097,74159935</text:p>
          </table:table-cell>
          <table:table-cell table:formula="of:=[.C137]" office:value-type="float" office:value="0.0468563400070249" calcext:value-type="float">
            <text:p>0,046856340007025</text:p>
          </table:table-cell>
          <table:table-cell table:style-name="ce5" table:formula="of:=[.$D$2]-[.$D$1]+[.D137]" office:value-type="date" office:date-value="2071-01-02" calcext:value-type="date">
            <text:p>02.01.2071</text:p>
          </table:table-cell>
          <table:table-cell table:formula="of:=[.B138]-[.$A$1]" office:value-type="float" office:value="7197529.74159935" calcext:value-type="float">
            <text:p>7197529,74159935</text:p>
          </table:table-cell>
          <table:table-cell table:formula="of:=[.E138]*[.$F$1]" office:value-type="float" office:value="151148124.573586" calcext:value-type="float">
            <text:p>151148124,573586</text:p>
          </table:table-cell>
          <table:table-cell table:formula="of:=[.E138]/[.B138]*100" office:value-type="float" office:value="99.8118455679538" calcext:value-type="float">
            <text:p>99,8118455679538</text:p>
          </table:table-cell>
          <table:table-cell table:formula="of:=[.D138]-[.$D$1]" office:value-type="float" office:value="18084" calcext:value-type="float">
            <text:p>18084</text:p>
          </table:table-cell>
          <table:table-cell table:number-columns-repeated="5"/>
        </table:table-row>
        <table:table-row table:style-name="ro1">
          <table:table-cell table:formula="of:=[.B138]*[.C138]" office:value-type="float" office:value="337885.647604269" calcext:value-type="float">
            <text:p>337885,647604269</text:p>
          </table:table-cell>
          <table:table-cell table:formula="of:=[.B138]+[.A139]" office:value-type="float" office:value="7548983.38920362" calcext:value-type="float">
            <text:p>7548983,38920362</text:p>
          </table:table-cell>
          <table:table-cell table:formula="of:=[.C138]" office:value-type="float" office:value="0.0468563400070249" calcext:value-type="float">
            <text:p>0,046856340007025</text:p>
          </table:table-cell>
          <table:table-cell table:style-name="ce5" table:formula="of:=[.$D$2]-[.$D$1]+[.D138]" office:value-type="date" office:date-value="2071-05-14" calcext:value-type="date">
            <text:p>14.05.2071</text:p>
          </table:table-cell>
          <table:table-cell table:formula="of:=[.B139]-[.$A$1]" office:value-type="float" office:value="7535415.38920362" calcext:value-type="float">
            <text:p>7535415,38920362</text:p>
          </table:table-cell>
          <table:table-cell table:formula="of:=[.E139]*[.$F$1]" office:value-type="float" office:value="158243723.173276" calcext:value-type="float">
            <text:p>158243723,173276</text:p>
          </table:table-cell>
          <table:table-cell table:formula="of:=[.E139]/[.B139]*100" office:value-type="float" office:value="99.8202671896271" calcext:value-type="float">
            <text:p>99,8202671896271</text:p>
          </table:table-cell>
          <table:table-cell table:formula="of:=[.D139]-[.$D$1]" office:value-type="float" office:value="18216" calcext:value-type="float">
            <text:p>18216</text:p>
          </table:table-cell>
          <table:table-cell table:number-columns-repeated="5"/>
        </table:table-row>
        <table:table-row table:style-name="ro1">
          <table:table-cell table:formula="of:=[.B139]*[.C139]" office:value-type="float" office:value="353717.732391908" calcext:value-type="float">
            <text:p>353717,732391908</text:p>
          </table:table-cell>
          <table:table-cell table:formula="of:=[.B139]+[.A140]" office:value-type="float" office:value="7902701.12159552" calcext:value-type="float">
            <text:p>7902701,12159552</text:p>
          </table:table-cell>
          <table:table-cell table:formula="of:=[.C139]" office:value-type="float" office:value="0.0468563400070249" calcext:value-type="float">
            <text:p>0,046856340007025</text:p>
          </table:table-cell>
          <table:table-cell table:style-name="ce5" table:formula="of:=[.$D$2]-[.$D$1]+[.D139]" office:value-type="date" office:date-value="2071-09-23" calcext:value-type="date">
            <text:p>23.09.2071</text:p>
          </table:table-cell>
          <table:table-cell table:formula="of:=[.B140]-[.$A$1]" office:value-type="float" office:value="7889133.12159552" calcext:value-type="float">
            <text:p>7889133,12159552</text:p>
          </table:table-cell>
          <table:table-cell table:formula="of:=[.E140]*[.$F$1]" office:value-type="float" office:value="165671795.553506" calcext:value-type="float">
            <text:p>165671795,553506</text:p>
          </table:table-cell>
          <table:table-cell table:formula="of:=[.E140]/[.B140]*100" office:value-type="float" office:value="99.8283118671549" calcext:value-type="float">
            <text:p>99,8283118671549</text:p>
          </table:table-cell>
          <table:table-cell table:formula="of:=[.D140]-[.$D$1]" office:value-type="float" office:value="18348" calcext:value-type="float">
            <text:p>18348</text:p>
          </table:table-cell>
          <table:table-cell table:number-columns-repeated="5"/>
        </table:table-row>
        <table:table-row table:style-name="ro1">
          <table:table-cell table:formula="of:=[.B140]*[.C140]" office:value-type="float" office:value="370291.650727377" calcext:value-type="float">
            <text:p>370291,650727377</text:p>
          </table:table-cell>
          <table:table-cell table:formula="of:=[.B140]+[.A141]" office:value-type="float" office:value="8272992.7723229" calcext:value-type="float">
            <text:p>8272992,7723229</text:p>
          </table:table-cell>
          <table:table-cell table:formula="of:=[.C140]" office:value-type="float" office:value="0.0468563400070249" calcext:value-type="float">
            <text:p>0,046856340007025</text:p>
          </table:table-cell>
          <table:table-cell table:style-name="ce5" table:formula="of:=[.$D$2]-[.$D$1]+[.D140]" office:value-type="date" office:date-value="2072-02-02" calcext:value-type="date">
            <text:p>02.02.2072</text:p>
          </table:table-cell>
          <table:table-cell table:formula="of:=[.B141]-[.$A$1]" office:value-type="float" office:value="8259424.7723229" calcext:value-type="float">
            <text:p>8259424,7723229</text:p>
          </table:table-cell>
          <table:table-cell table:formula="of:=[.E141]*[.$F$1]" office:value-type="float" office:value="173447920.218781" calcext:value-type="float">
            <text:p>173447920,218781</text:p>
          </table:table-cell>
          <table:table-cell table:formula="of:=[.E141]/[.B141]*100" office:value-type="float" office:value="99.8359964722151" calcext:value-type="float">
            <text:p>99,8359964722151</text:p>
          </table:table-cell>
          <table:table-cell table:formula="of:=[.D141]-[.$D$1]" office:value-type="float" office:value="18480" calcext:value-type="float">
            <text:p>18480</text:p>
          </table:table-cell>
          <table:table-cell table:number-columns-repeated="5"/>
        </table:table-row>
        <table:table-row table:style-name="ro1">
          <table:table-cell table:formula="of:=[.B141]*[.C141]" office:value-type="float" office:value="387642.162215622" calcext:value-type="float">
            <text:p>387642,162215622</text:p>
          </table:table-cell>
          <table:table-cell table:formula="of:=[.B141]+[.A142]" office:value-type="float" office:value="8660634.93453852" calcext:value-type="float">
            <text:p>8660634,93453852</text:p>
          </table:table-cell>
          <table:table-cell table:formula="of:=[.C141]" office:value-type="float" office:value="0.0468563400070249" calcext:value-type="float">
            <text:p>0,046856340007025</text:p>
          </table:table-cell>
          <table:table-cell table:style-name="ce5" table:formula="of:=[.$D$2]-[.$D$1]+[.D141]" office:value-type="date" office:date-value="2072-06-13" calcext:value-type="date">
            <text:p>13.06.2072</text:p>
          </table:table-cell>
          <table:table-cell table:formula="of:=[.B142]-[.$A$1]" office:value-type="float" office:value="8647066.93453852" calcext:value-type="float">
            <text:p>8647066,93453852</text:p>
          </table:table-cell>
          <table:table-cell table:formula="of:=[.E142]*[.$F$1]" office:value-type="float" office:value="181588405.625309" calcext:value-type="float">
            <text:p>181588405,625309</text:p>
          </table:table-cell>
          <table:table-cell table:formula="of:=[.E142]/[.B142]*100" office:value-type="float" office:value="99.8433371213248" calcext:value-type="float">
            <text:p>99,8433371213248</text:p>
          </table:table-cell>
          <table:table-cell table:formula="of:=[.D142]-[.$D$1]" office:value-type="float" office:value="18612" calcext:value-type="float">
            <text:p>18612</text:p>
          </table:table-cell>
          <table:table-cell table:number-columns-repeated="5"/>
        </table:table-row>
        <table:table-row table:style-name="ro1">
          <table:table-cell table:formula="of:=[.B142]*[.C142]" office:value-type="float" office:value="405805.655169455" calcext:value-type="float">
            <text:p>405805,655169455</text:p>
          </table:table-cell>
          <table:table-cell table:formula="of:=[.B142]+[.A143]" office:value-type="float" office:value="9066440.58970798" calcext:value-type="float">
            <text:p>9066440,58970798</text:p>
          </table:table-cell>
          <table:table-cell table:formula="of:=[.C142]" office:value-type="float" office:value="0.0468563400070249" calcext:value-type="float">
            <text:p>0,046856340007025</text:p>
          </table:table-cell>
          <table:table-cell table:style-name="ce5" table:formula="of:=[.$D$2]-[.$D$1]+[.D142]" office:value-type="date" office:date-value="2072-10-23" calcext:value-type="date">
            <text:p>23.10.2072</text:p>
          </table:table-cell>
          <table:table-cell table:formula="of:=[.B143]-[.$A$1]" office:value-type="float" office:value="9052872.58970798" calcext:value-type="float">
            <text:p>9052872,58970798</text:p>
          </table:table-cell>
          <table:table-cell table:formula="of:=[.E143]*[.$F$1]" office:value-type="float" office:value="190110324.383868" calcext:value-type="float">
            <text:p>190110324,383868</text:p>
          </table:table-cell>
          <table:table-cell table:formula="of:=[.E143]/[.B143]*100" office:value-type="float" office:value="99.8503492096402" calcext:value-type="float">
            <text:p>99,8503492096402</text:p>
          </table:table-cell>
          <table:table-cell table:formula="of:=[.D143]-[.$D$1]" office:value-type="float" office:value="18744" calcext:value-type="float">
            <text:p>18744</text:p>
          </table:table-cell>
          <table:table-cell table:number-columns-repeated="5"/>
        </table:table-row>
        <table:table-row table:style-name="ro1">
          <table:table-cell table:formula="of:=[.B143]*[.C143]" office:value-type="float" office:value="424820.222924849" calcext:value-type="float">
            <text:p>424820,222924849</text:p>
          </table:table-cell>
          <table:table-cell table:formula="of:=[.B143]+[.A144]" office:value-type="float" office:value="9491260.81263283" calcext:value-type="float">
            <text:p>9491260,81263283</text:p>
          </table:table-cell>
          <table:table-cell table:formula="of:=[.C143]" office:value-type="float" office:value="0.0468563400070249" calcext:value-type="float">
            <text:p>0,046856340007025</text:p>
          </table:table-cell>
          <table:table-cell table:style-name="ce5" table:formula="of:=[.$D$2]-[.$D$1]+[.D143]" office:value-type="date" office:date-value="2073-03-04" calcext:value-type="date">
            <text:p>04.03.2073</text:p>
          </table:table-cell>
          <table:table-cell table:formula="of:=[.B144]-[.$A$1]" office:value-type="float" office:value="9477692.81263283" calcext:value-type="float">
            <text:p>9477692,81263283</text:p>
          </table:table-cell>
          <table:table-cell table:formula="of:=[.E144]*[.$F$1]" office:value-type="float" office:value="199031549.065289" calcext:value-type="float">
            <text:p>199031549,065289</text:p>
          </table:table-cell>
          <table:table-cell table:formula="of:=[.E144]/[.B144]*100" office:value-type="float" office:value="99.8570474432444" calcext:value-type="float">
            <text:p>99,8570474432444</text:p>
          </table:table-cell>
          <table:table-cell table:formula="of:=[.D144]-[.$D$1]" office:value-type="float" office:value="18876" calcext:value-type="float">
            <text:p>18876</text:p>
          </table:table-cell>
          <table:table-cell table:number-columns-repeated="5"/>
        </table:table-row>
        <table:table-row table:style-name="ro1">
          <table:table-cell table:formula="of:=[.B144]*[.C144]" office:value-type="float" office:value="444725.743732076" calcext:value-type="float">
            <text:p>444725,743732076</text:p>
          </table:table-cell>
          <table:table-cell table:formula="of:=[.B144]+[.A145]" office:value-type="float" office:value="9935986.5563649" calcext:value-type="float">
            <text:p>9935986,5563649</text:p>
          </table:table-cell>
          <table:table-cell table:formula="of:=[.C144]" office:value-type="float" office:value="0.0468563400070249" calcext:value-type="float">
            <text:p>0,046856340007025</text:p>
          </table:table-cell>
          <table:table-cell table:style-name="ce5" table:formula="of:=[.$D$2]-[.$D$1]+[.D144]" office:value-type="date" office:date-value="2073-07-14" calcext:value-type="date">
            <text:p>14.07.2073</text:p>
          </table:table-cell>
          <table:table-cell table:formula="of:=[.B145]-[.$A$1]" office:value-type="float" office:value="9922418.5563649" calcext:value-type="float">
            <text:p>9922418,5563649</text:p>
          </table:table-cell>
          <table:table-cell table:formula="of:=[.E145]*[.$F$1]" office:value-type="float" office:value="208370789.683663" calcext:value-type="float">
            <text:p>208370789,683663</text:p>
          </table:table-cell>
          <table:table-cell table:formula="of:=[.E145]/[.B145]*100" office:value-type="float" office:value="99.8634458699896" calcext:value-type="float">
            <text:p>99,8634458699896</text:p>
          </table:table-cell>
          <table:table-cell table:formula="of:=[.D145]-[.$D$1]" office:value-type="float" office:value="19008" calcext:value-type="float">
            <text:p>19008</text:p>
          </table:table-cell>
          <table:table-cell table:number-columns-repeated="5"/>
        </table:table-row>
        <table:table-row table:style-name="ro1">
          <table:table-cell table:formula="of:=[.B145]*[.C145]" office:value-type="float" office:value="465563.964390263" calcext:value-type="float">
            <text:p>465563,964390263</text:p>
          </table:table-cell>
          <table:table-cell table:formula="of:=[.B145]+[.A146]" office:value-type="float" office:value="10401550.5207552" calcext:value-type="float">
            <text:p>10401550,5207552</text:p>
          </table:table-cell>
          <table:table-cell table:formula="of:=[.C145]" office:value-type="float" office:value="0.0468563400070249" calcext:value-type="float">
            <text:p>0,046856340007025</text:p>
          </table:table-cell>
          <table:table-cell table:style-name="ce5" table:formula="of:=[.$D$2]-[.$D$1]+[.D145]" office:value-type="date" office:date-value="2073-11-23" calcext:value-type="date">
            <text:p>23.11.2073</text:p>
          </table:table-cell>
          <table:table-cell table:formula="of:=[.B146]-[.$A$1]" office:value-type="float" office:value="10387982.5207552" calcext:value-type="float">
            <text:p>10387982,5207552</text:p>
          </table:table-cell>
          <table:table-cell table:formula="of:=[.E146]*[.$F$1]" office:value-type="float" office:value="218147632.935858" calcext:value-type="float">
            <text:p>218147632,935858</text:p>
          </table:table-cell>
          <table:table-cell table:formula="of:=[.E146]/[.B146]*100" office:value-type="float" office:value="99.8695579089586" calcext:value-type="float">
            <text:p>99,8695579089586</text:p>
          </table:table-cell>
          <table:table-cell table:formula="of:=[.D146]-[.$D$1]" office:value-type="float" office:value="19140" calcext:value-type="float">
            <text:p>19140</text:p>
          </table:table-cell>
          <table:table-cell table:number-columns-repeated="5"/>
        </table:table-row>
        <table:table-row table:style-name="ro1">
          <table:table-cell table:formula="of:=[.B146]*[.C146]" office:value-type="float" office:value="487378.587800751" calcext:value-type="float">
            <text:p>487378,587800751</text:p>
          </table:table-cell>
          <table:table-cell table:formula="of:=[.B146]+[.A147]" office:value-type="float" office:value="10888929.1085559" calcext:value-type="float">
            <text:p>10888929,1085559</text:p>
          </table:table-cell>
          <table:table-cell table:formula="of:=[.C146]" office:value-type="float" office:value="0.0468563400070249" calcext:value-type="float">
            <text:p>0,046856340007025</text:p>
          </table:table-cell>
          <table:table-cell table:style-name="ce5" table:formula="of:=[.$D$2]-[.$D$1]+[.D146]" office:value-type="date" office:date-value="2074-04-04" calcext:value-type="date">
            <text:p>04.04.2074</text:p>
          </table:table-cell>
          <table:table-cell table:formula="of:=[.B147]-[.$A$1]" office:value-type="float" office:value="10875361.1085559" calcext:value-type="float">
            <text:p>10875361,1085559</text:p>
          </table:table-cell>
          <table:table-cell table:formula="of:=[.E147]*[.$F$1]" office:value-type="float" office:value="228382583.279674" calcext:value-type="float">
            <text:p>228382583,279674</text:p>
          </table:table-cell>
          <table:table-cell table:formula="of:=[.E147]/[.B147]*100" office:value-type="float" office:value="99.8753963786086" calcext:value-type="float">
            <text:p>99,8753963786086</text:p>
          </table:table-cell>
          <table:table-cell table:formula="of:=[.D147]-[.$D$1]" office:value-type="float" office:value="19272" calcext:value-type="float">
            <text:p>19272</text:p>
          </table:table-cell>
          <table:table-cell table:number-columns-repeated="5"/>
        </table:table-row>
        <table:table-row table:style-name="ro1">
          <table:table-cell table:formula="of:=[.B147]*[.C147]" office:value-type="float" office:value="510215.364622887" calcext:value-type="float">
            <text:p>510215,364622887</text:p>
          </table:table-cell>
          <table:table-cell table:formula="of:=[.B147]+[.A148]" office:value-type="float" office:value="11399144.4731788" calcext:value-type="float">
            <text:p>11399144,4731788</text:p>
          </table:table-cell>
          <table:table-cell table:formula="of:=[.C147]" office:value-type="float" office:value="0.0468563400070249" calcext:value-type="float">
            <text:p>0,046856340007025</text:p>
          </table:table-cell>
          <table:table-cell table:style-name="ce5" table:formula="of:=[.$D$2]-[.$D$1]+[.D147]" office:value-type="date" office:date-value="2074-08-14" calcext:value-type="date">
            <text:p>14.08.2074</text:p>
          </table:table-cell>
          <table:table-cell table:formula="of:=[.B148]-[.$A$1]" office:value-type="float" office:value="11385576.4731788" calcext:value-type="float">
            <text:p>11385576,4731788</text:p>
          </table:table-cell>
          <table:table-cell table:formula="of:=[.E148]*[.$F$1]" office:value-type="float" office:value="239097105.936755" calcext:value-type="float">
            <text:p>239097105,936755</text:p>
          </table:table-cell>
          <table:table-cell table:formula="of:=[.E148]/[.B148]*100" office:value-type="float" office:value="99.8809735236541" calcext:value-type="float">
            <text:p>99,8809735236541</text:p>
          </table:table-cell>
          <table:table-cell table:formula="of:=[.D148]-[.$D$1]" office:value-type="float" office:value="19404" calcext:value-type="float">
            <text:p>19404</text:p>
          </table:table-cell>
          <table:table-cell table:number-columns-repeated="5"/>
        </table:table-row>
        <table:table-row table:style-name="ro1">
          <table:table-cell table:formula="of:=[.B148]*[.C148]" office:value-type="float" office:value="534122.189224465" calcext:value-type="float">
            <text:p>534122,189224465</text:p>
          </table:table-cell>
          <table:table-cell table:formula="of:=[.B148]+[.A149]" office:value-type="float" office:value="11933266.6624033" calcext:value-type="float">
            <text:p>11933266,6624033</text:p>
          </table:table-cell>
          <table:table-cell table:formula="of:=[.C148]" office:value-type="float" office:value="0.0468563400070249" calcext:value-type="float">
            <text:p>0,046856340007025</text:p>
          </table:table-cell>
          <table:table-cell table:style-name="ce5" table:formula="of:=[.$D$2]-[.$D$1]+[.D148]" office:value-type="date" office:date-value="2074-12-24" calcext:value-type="date">
            <text:p>24.12.2074</text:p>
          </table:table-cell>
          <table:table-cell table:formula="of:=[.B149]-[.$A$1]" office:value-type="float" office:value="11919698.6624033" calcext:value-type="float">
            <text:p>11919698,6624033</text:p>
          </table:table-cell>
          <table:table-cell table:formula="of:=[.E149]*[.$F$1]" office:value-type="float" office:value="250313671.910469" calcext:value-type="float">
            <text:p>250313671,910469</text:p>
          </table:table-cell>
          <table:table-cell table:formula="of:=[.E149]/[.B149]*100" office:value-type="float" office:value="99.8863010407473" calcext:value-type="float">
            <text:p>99,8863010407473</text:p>
          </table:table-cell>
          <table:table-cell table:formula="of:=[.D149]-[.$D$1]" office:value-type="float" office:value="19536" calcext:value-type="float">
            <text:p>19536</text:p>
          </table:table-cell>
          <table:table-cell table:number-columns-repeated="5"/>
        </table:table-row>
        <table:table-row table:style-name="ro1">
          <table:table-cell table:formula="of:=[.B149]*[.C149]" office:value-type="float" office:value="559149.200128063" calcext:value-type="float">
            <text:p>559149,200128063</text:p>
          </table:table-cell>
          <table:table-cell table:formula="of:=[.B149]+[.A150]" office:value-type="float" office:value="12492415.8625313" calcext:value-type="float">
            <text:p>12492415,8625313</text:p>
          </table:table-cell>
          <table:table-cell table:formula="of:=[.C149]" office:value-type="float" office:value="0.0468563400070249" calcext:value-type="float">
            <text:p>0,046856340007025</text:p>
          </table:table-cell>
          <table:table-cell table:style-name="ce5" table:formula="of:=[.$D$2]-[.$D$1]+[.D149]" office:value-type="date" office:date-value="2075-05-05" calcext:value-type="date">
            <text:p>05.05.2075</text:p>
          </table:table-cell>
          <table:table-cell table:formula="of:=[.B150]-[.$A$1]" office:value-type="float" office:value="12478847.8625313" calcext:value-type="float">
            <text:p>12478847,8625313</text:p>
          </table:table-cell>
          <table:table-cell table:formula="of:=[.E150]*[.$F$1]" office:value-type="float" office:value="262055805.113158" calcext:value-type="float">
            <text:p>262055805,113158</text:p>
          </table:table-cell>
          <table:table-cell table:formula="of:=[.E150]/[.B150]*100" office:value-type="float" office:value="99.8913901030089" calcext:value-type="float">
            <text:p>99,8913901030089</text:p>
          </table:table-cell>
          <table:table-cell table:formula="of:=[.D150]-[.$D$1]" office:value-type="float" office:value="19668" calcext:value-type="float">
            <text:p>19668</text:p>
          </table:table-cell>
          <table:table-cell table:number-columns-repeated="5"/>
        </table:table-row>
        <table:table-row table:style-name="ro1">
          <table:table-cell table:formula="of:=[.B150]*[.C150]" office:value-type="float" office:value="585348.88516392" calcext:value-type="float">
            <text:p>585348,88516392</text:p>
          </table:table-cell>
          <table:table-cell table:formula="of:=[.B150]+[.A151]" office:value-type="float" office:value="13077764.7476953" calcext:value-type="float">
            <text:p>13077764,7476953</text:p>
          </table:table-cell>
          <table:table-cell table:formula="of:=[.C150]" office:value-type="float" office:value="0.0468563400070249" calcext:value-type="float">
            <text:p>0,046856340007025</text:p>
          </table:table-cell>
          <table:table-cell table:style-name="ce5" table:formula="of:=[.$D$2]-[.$D$1]+[.D150]" office:value-type="date" office:date-value="2075-09-14" calcext:value-type="date">
            <text:p>14.09.2075</text:p>
          </table:table-cell>
          <table:table-cell table:formula="of:=[.B151]-[.$A$1]" office:value-type="float" office:value="13064196.7476953" calcext:value-type="float">
            <text:p>13064196,7476953</text:p>
          </table:table-cell>
          <table:table-cell table:formula="of:=[.E151]*[.$F$1]" office:value-type="float" office:value="274348131.7016" calcext:value-type="float">
            <text:p>274348131,7016</text:p>
          </table:table-cell>
          <table:table-cell table:formula="of:=[.E151]/[.B151]*100" office:value-type="float" office:value="99.8962513834607" calcext:value-type="float">
            <text:p>99,8962513834607</text:p>
          </table:table-cell>
          <table:table-cell table:formula="of:=[.D151]-[.$D$1]" office:value-type="float" office:value="19800" calcext:value-type="float">
            <text:p>19800</text:p>
          </table:table-cell>
          <table:table-cell table:number-columns-repeated="5"/>
        </table:table-row>
        <table:table-row table:style-name="ro1">
          <table:table-cell table:formula="of:=[.B151]*[.C151]" office:value-type="float" office:value="612776.191549894" calcext:value-type="float">
            <text:p>612776,191549894</text:p>
          </table:table-cell>
          <table:table-cell table:formula="of:=[.B151]+[.A152]" office:value-type="float" office:value="13690540.9392451" calcext:value-type="float">
            <text:p>13690540,9392451</text:p>
          </table:table-cell>
          <table:table-cell table:formula="of:=[.C151]" office:value-type="float" office:value="0.0468563400070249" calcext:value-type="float">
            <text:p>0,046856340007025</text:p>
          </table:table-cell>
          <table:table-cell table:style-name="ce5" table:formula="of:=[.$D$2]-[.$D$1]+[.D151]" office:value-type="date" office:date-value="2076-01-24" calcext:value-type="date">
            <text:p>24.01.2076</text:p>
          </table:table-cell>
          <table:table-cell table:formula="of:=[.B152]-[.$A$1]" office:value-type="float" office:value="13676972.9392451" calcext:value-type="float">
            <text:p>13676972,9392451</text:p>
          </table:table-cell>
          <table:table-cell table:formula="of:=[.E152]*[.$F$1]" office:value-type="float" office:value="287216431.724148" calcext:value-type="float">
            <text:p>287216431,724148</text:p>
          </table:table-cell>
          <table:table-cell table:formula="of:=[.E152]/[.B152]*100" office:value-type="float" office:value="99.9008950774099" calcext:value-type="float">
            <text:p>99,9008950774099</text:p>
          </table:table-cell>
          <table:table-cell table:formula="of:=[.D152]-[.$D$1]" office:value-type="float" office:value="19932" calcext:value-type="float">
            <text:p>19932</text:p>
          </table:table-cell>
          <table:table-cell table:number-columns-repeated="5"/>
        </table:table-row>
        <table:table-row table:style-name="ro1">
          <table:table-cell table:formula="of:=[.B152]*[.C152]" office:value-type="float" office:value="641488.641129365" calcext:value-type="float">
            <text:p>641488,641129365</text:p>
          </table:table-cell>
          <table:table-cell table:formula="of:=[.B152]+[.A153]" office:value-type="float" office:value="14332029.5803745" calcext:value-type="float">
            <text:p>14332029,5803745</text:p>
          </table:table-cell>
          <table:table-cell table:formula="of:=[.C152]" office:value-type="float" office:value="0.0468563400070249" calcext:value-type="float">
            <text:p>0,046856340007025</text:p>
          </table:table-cell>
          <table:table-cell table:style-name="ce5" table:formula="of:=[.$D$2]-[.$D$1]+[.D152]" office:value-type="date" office:date-value="2076-06-04" calcext:value-type="date">
            <text:p>04.06.2076</text:p>
          </table:table-cell>
          <table:table-cell table:formula="of:=[.B153]-[.$A$1]" office:value-type="float" office:value="14318461.5803745" calcext:value-type="float">
            <text:p>14318461,5803745</text:p>
          </table:table-cell>
          <table:table-cell table:formula="of:=[.E153]*[.$F$1]" office:value-type="float" office:value="300687693.187865" calcext:value-type="float">
            <text:p>300687693,187865</text:p>
          </table:table-cell>
          <table:table-cell table:formula="of:=[.E153]/[.B153]*100" office:value-type="float" office:value="99.9053309238311" calcext:value-type="float">
            <text:p>99,9053309238311</text:p>
          </table:table-cell>
          <table:table-cell table:formula="of:=[.D153]-[.$D$1]" office:value-type="float" office:value="20064" calcext:value-type="float">
            <text:p>20064</text:p>
          </table:table-cell>
          <table:table-cell table:number-columns-repeated="5"/>
        </table:table-row>
        <table:table-row table:style-name="ro1">
          <table:table-cell table:formula="of:=[.B153]*[.C153]" office:value-type="float" office:value="671546.451008767" calcext:value-type="float">
            <text:p>671546,451008767</text:p>
          </table:table-cell>
          <table:table-cell table:formula="of:=[.B153]+[.A154]" office:value-type="float" office:value="15003576.0313833" calcext:value-type="float">
            <text:p>15003576,0313833</text:p>
          </table:table-cell>
          <table:table-cell table:formula="of:=[.C153]" office:value-type="float" office:value="0.0468563400070249" calcext:value-type="float">
            <text:p>0,046856340007025</text:p>
          </table:table-cell>
          <table:table-cell table:style-name="ce5" table:formula="of:=[.$D$2]-[.$D$1]+[.D153]" office:value-type="date" office:date-value="2076-10-14" calcext:value-type="date">
            <text:p>14.10.2076</text:p>
          </table:table-cell>
          <table:table-cell table:formula="of:=[.B154]-[.$A$1]" office:value-type="float" office:value="14990008.0313833" calcext:value-type="float">
            <text:p>14990008,0313833</text:p>
          </table:table-cell>
          <table:table-cell table:formula="of:=[.E154]*[.$F$1]" office:value-type="float" office:value="314790168.659049" calcext:value-type="float">
            <text:p>314790168,659049</text:p>
          </table:table-cell>
          <table:table-cell table:formula="of:=[.E154]/[.B154]*100" office:value-type="float" office:value="99.9095682257908" calcext:value-type="float">
            <text:p>99,9095682257908</text:p>
          </table:table-cell>
          <table:table-cell table:formula="of:=[.D154]-[.$D$1]" office:value-type="float" office:value="20196" calcext:value-type="float">
            <text:p>20196</text:p>
          </table:table-cell>
          <table:table-cell table:number-columns-repeated="5"/>
        </table:table-row>
        <table:table-row table:style-name="ro1">
          <table:table-cell table:formula="of:=[.B154]*[.C154]" office:value-type="float" office:value="703012.659847745" calcext:value-type="float">
            <text:p>703012,659847745</text:p>
          </table:table-cell>
          <table:table-cell table:formula="of:=[.B154]+[.A155]" office:value-type="float" office:value="15706588.691231" calcext:value-type="float">
            <text:p>15706588,691231</text:p>
          </table:table-cell>
          <table:table-cell table:formula="of:=[.C154]" office:value-type="float" office:value="0.0468563400070249" calcext:value-type="float">
            <text:p>0,046856340007025</text:p>
          </table:table-cell>
          <table:table-cell table:style-name="ce5" table:formula="of:=[.$D$2]-[.$D$1]+[.D154]" office:value-type="date" office:date-value="2077-02-23" calcext:value-type="date">
            <text:p>23.02.2077</text:p>
          </table:table-cell>
          <table:table-cell table:formula="of:=[.B155]-[.$A$1]" office:value-type="float" office:value="15693020.691231" calcext:value-type="float">
            <text:p>15693020,691231</text:p>
          </table:table-cell>
          <table:table-cell table:formula="of:=[.E155]*[.$F$1]" office:value-type="float" office:value="329553434.515851" calcext:value-type="float">
            <text:p>329553434,515851</text:p>
          </table:table-cell>
          <table:table-cell table:formula="of:=[.E155]/[.B155]*100" office:value-type="float" office:value="99.9136158699593" calcext:value-type="float">
            <text:p>99,9136158699593</text:p>
          </table:table-cell>
          <table:table-cell table:formula="of:=[.D155]-[.$D$1]" office:value-type="float" office:value="20328" calcext:value-type="float">
            <text:p>20328</text:p>
          </table:table-cell>
          <table:table-cell table:number-columns-repeated="5"/>
        </table:table-row>
        <table:table-row table:style-name="ro1">
          <table:table-cell table:formula="of:=[.B155]*[.C155]" office:value-type="float" office:value="735953.260066814" calcext:value-type="float">
            <text:p>735953,260066814</text:p>
          </table:table-cell>
          <table:table-cell table:formula="of:=[.B155]+[.A156]" office:value-type="float" office:value="16442541.9512978" calcext:value-type="float">
            <text:p>16442541,9512978</text:p>
          </table:table-cell>
          <table:table-cell table:formula="of:=[.C155]" office:value-type="float" office:value="0.0468563400070249" calcext:value-type="float">
            <text:p>0,046856340007025</text:p>
          </table:table-cell>
          <table:table-cell table:style-name="ce5" table:formula="of:=[.$D$2]-[.$D$1]+[.D155]" office:value-type="date" office:date-value="2077-07-05" calcext:value-type="date">
            <text:p>05.07.2077</text:p>
          </table:table-cell>
          <table:table-cell table:formula="of:=[.B156]-[.$A$1]" office:value-type="float" office:value="16428973.9512978" calcext:value-type="float">
            <text:p>16428973,9512978</text:p>
          </table:table-cell>
          <table:table-cell table:formula="of:=[.E156]*[.$F$1]" office:value-type="float" office:value="345008452.977255" calcext:value-type="float">
            <text:p>345008452,977255</text:p>
          </table:table-cell>
          <table:table-cell table:formula="of:=[.E156]/[.B156]*100" office:value-type="float" office:value="99.9174823452469" calcext:value-type="float">
            <text:p>99,9174823452469</text:p>
          </table:table-cell>
          <table:table-cell table:formula="of:=[.D156]-[.$D$1]" office:value-type="float" office:value="20460" calcext:value-type="float">
            <text:p>20460</text:p>
          </table:table-cell>
          <table:table-cell table:number-columns-repeated="5"/>
        </table:table-row>
        <table:table-row table:style-name="ro1">
          <table:table-cell table:formula="of:=[.B156]*[.C156]" office:value-type="float" office:value="770437.336249783" calcext:value-type="float">
            <text:p>770437,336249783</text:p>
          </table:table-cell>
          <table:table-cell table:formula="of:=[.B156]+[.A157]" office:value-type="float" office:value="17212979.2875476" calcext:value-type="float">
            <text:p>17212979,2875476</text:p>
          </table:table-cell>
          <table:table-cell table:formula="of:=[.C156]" office:value-type="float" office:value="0.0468563400070249" calcext:value-type="float">
            <text:p>0,046856340007025</text:p>
          </table:table-cell>
          <table:table-cell table:style-name="ce5" table:formula="of:=[.$D$2]-[.$D$1]+[.D156]" office:value-type="date" office:date-value="2077-11-14" calcext:value-type="date">
            <text:p>14.11.2077</text:p>
          </table:table-cell>
          <table:table-cell table:formula="of:=[.B157]-[.$A$1]" office:value-type="float" office:value="17199411.2875476" calcext:value-type="float">
            <text:p>17199411,2875476</text:p>
          </table:table-cell>
          <table:table-cell table:formula="of:=[.E157]*[.$F$1]" office:value-type="float" office:value="361187637.0385" calcext:value-type="float">
            <text:p>361187637,0385</text:p>
          </table:table-cell>
          <table:table-cell table:formula="of:=[.E157]/[.B157]*100" office:value-type="float" office:value="99.9211757606087" calcext:value-type="float">
            <text:p>99,9211757606087</text:p>
          </table:table-cell>
          <table:table-cell table:formula="of:=[.D157]-[.$D$1]" office:value-type="float" office:value="20592" calcext:value-type="float">
            <text:p>20592</text:p>
          </table:table-cell>
          <table:table-cell table:number-columns-repeated="5"/>
        </table:table-row>
        <table:table-row table:style-name="ro1">
          <table:table-cell table:formula="of:=[.B157]*[.C157]" office:value-type="float" office:value="806537.210031209" calcext:value-type="float">
            <text:p>806537,210031209</text:p>
          </table:table-cell>
          <table:table-cell table:formula="of:=[.B157]+[.A158]" office:value-type="float" office:value="18019516.4975788" calcext:value-type="float">
            <text:p>18019516,4975788</text:p>
          </table:table-cell>
          <table:table-cell table:formula="of:=[.C157]" office:value-type="float" office:value="0.0468563400070249" calcext:value-type="float">
            <text:p>0,046856340007025</text:p>
          </table:table-cell>
          <table:table-cell table:style-name="ce5" table:formula="of:=[.$D$2]-[.$D$1]+[.D157]" office:value-type="date" office:date-value="2078-03-26" calcext:value-type="date">
            <text:p>26.03.2078</text:p>
          </table:table-cell>
          <table:table-cell table:formula="of:=[.B158]-[.$A$1]" office:value-type="float" office:value="18005948.4975788" calcext:value-type="float">
            <text:p>18005948,4975788</text:p>
          </table:table-cell>
          <table:table-cell table:formula="of:=[.E158]*[.$F$1]" office:value-type="float" office:value="378124918.449155" calcext:value-type="float">
            <text:p>378124918,449155</text:p>
          </table:table-cell>
          <table:table-cell table:formula="of:=[.E158]/[.B158]*100" office:value-type="float" office:value="99.9247038620497" calcext:value-type="float">
            <text:p>99,9247038620497</text:p>
          </table:table-cell>
          <table:table-cell table:formula="of:=[.D158]-[.$D$1]" office:value-type="float" office:value="20724" calcext:value-type="float">
            <text:p>20724</text:p>
          </table:table-cell>
          <table:table-cell table:number-columns-repeated="5"/>
        </table:table-row>
        <table:table-row table:style-name="ro1">
          <table:table-cell table:formula="of:=[.B158]*[.C158]" office:value-type="float" office:value="844328.591772749" calcext:value-type="float">
            <text:p>844328,591772749</text:p>
          </table:table-cell>
          <table:table-cell table:formula="of:=[.B158]+[.A159]" office:value-type="float" office:value="18863845.0893516" calcext:value-type="float">
            <text:p>18863845,0893516</text:p>
          </table:table-cell>
          <table:table-cell table:formula="of:=[.C158]" office:value-type="float" office:value="0.0468563400070249" calcext:value-type="float">
            <text:p>0,046856340007025</text:p>
          </table:table-cell>
          <table:table-cell table:style-name="ce5" table:formula="of:=[.$D$2]-[.$D$1]+[.D158]" office:value-type="date" office:date-value="2078-08-05" calcext:value-type="date">
            <text:p>05.08.2078</text:p>
          </table:table-cell>
          <table:table-cell table:formula="of:=[.B159]-[.$A$1]" office:value-type="float" office:value="18850277.0893516" calcext:value-type="float">
            <text:p>18850277,0893516</text:p>
          </table:table-cell>
          <table:table-cell table:formula="of:=[.E159]*[.$F$1]" office:value-type="float" office:value="395855818.876383" calcext:value-type="float">
            <text:p>395855818,876383</text:p>
          </table:table-cell>
          <table:table-cell table:formula="of:=[.E159]/[.B159]*100" office:value-type="float" office:value="99.9280740488711" calcext:value-type="float">
            <text:p>99,9280740488711</text:p>
          </table:table-cell>
          <table:table-cell table:formula="of:=[.D159]-[.$D$1]" office:value-type="float" office:value="20856" calcext:value-type="float">
            <text:p>20856</text:p>
          </table:table-cell>
          <table:table-cell table:number-columns-repeated="5"/>
        </table:table-row>
        <table:table-row table:style-name="ro1">
          <table:table-cell table:formula="of:=[.B159]*[.C159]" office:value-type="float" office:value="883890.739346505" calcext:value-type="float">
            <text:p>883890,739346505</text:p>
          </table:table-cell>
          <table:table-cell table:formula="of:=[.B159]+[.A160]" office:value-type="float" office:value="19747735.8286981" calcext:value-type="float">
            <text:p>19747735,8286981</text:p>
          </table:table-cell>
          <table:table-cell table:formula="of:=[.C159]" office:value-type="float" office:value="0.0468563400070249" calcext:value-type="float">
            <text:p>0,046856340007025</text:p>
          </table:table-cell>
          <table:table-cell table:style-name="ce5" table:formula="of:=[.$D$2]-[.$D$1]+[.D159]" office:value-type="date" office:date-value="2078-12-15" calcext:value-type="date">
            <text:p>15.12.2078</text:p>
          </table:table-cell>
          <table:table-cell table:formula="of:=[.B160]-[.$A$1]" office:value-type="float" office:value="19734167.8286981" calcext:value-type="float">
            <text:p>19734167,8286981</text:p>
          </table:table-cell>
          <table:table-cell table:formula="of:=[.E160]*[.$F$1]" office:value-type="float" office:value="414417524.40266" calcext:value-type="float">
            <text:p>414417524,40266</text:p>
          </table:table-cell>
          <table:table-cell table:formula="of:=[.E160]/[.B160]*100" office:value-type="float" office:value="99.931293389188" calcext:value-type="float">
            <text:p>99,931293389188</text:p>
          </table:table-cell>
          <table:table-cell table:formula="of:=[.D160]-[.$D$1]" office:value-type="float" office:value="20988" calcext:value-type="float">
            <text:p>20988</text:p>
          </table:table-cell>
          <table:table-cell table:number-columns-repeated="5"/>
        </table:table-row>
        <table:table-row table:style-name="ro1">
          <table:table-cell table:formula="of:=[.B160]*[.C160]" office:value-type="float" office:value="925306.624358386" calcext:value-type="float">
            <text:p>925306,624358386</text:p>
          </table:table-cell>
          <table:table-cell table:formula="of:=[.B160]+[.A161]" office:value-type="float" office:value="20673042.4530565" calcext:value-type="float">
            <text:p>20673042,4530565</text:p>
          </table:table-cell>
          <table:table-cell table:formula="of:=[.C160]" office:value-type="float" office:value="0.0468563400070249" calcext:value-type="float">
            <text:p>0,046856340007025</text:p>
          </table:table-cell>
          <table:table-cell table:style-name="ce5" table:formula="of:=[.$D$2]-[.$D$1]+[.D160]" office:value-type="date" office:date-value="2079-04-26" calcext:value-type="date">
            <text:p>26.04.2079</text:p>
          </table:table-cell>
          <table:table-cell table:formula="of:=[.B161]-[.$A$1]" office:value-type="float" office:value="20659474.4530565" calcext:value-type="float">
            <text:p>20659474,4530565</text:p>
          </table:table-cell>
          <table:table-cell table:formula="of:=[.E161]*[.$F$1]" office:value-type="float" office:value="433848963.514186" calcext:value-type="float">
            <text:p>433848963,514186</text:p>
          </table:table-cell>
          <table:table-cell table:formula="of:=[.E161]/[.B161]*100" office:value-type="float" office:value="99.9343686347532" calcext:value-type="float">
            <text:p>99,9343686347532</text:p>
          </table:table-cell>
          <table:table-cell table:formula="of:=[.D161]-[.$D$1]" office:value-type="float" office:value="21120" calcext:value-type="float">
            <text:p>21120</text:p>
          </table:table-cell>
          <table:table-cell table:number-columns-repeated="5"/>
        </table:table-row>
        <table:table-row table:style-name="ro1">
          <table:table-cell table:formula="of:=[.B161]*[.C161]" office:value-type="float" office:value="968663.106160075" calcext:value-type="float">
            <text:p>968663,106160075</text:p>
          </table:table-cell>
          <table:table-cell table:formula="of:=[.B161]+[.A162]" office:value-type="float" office:value="21641705.5592165" calcext:value-type="float">
            <text:p>21641705,5592165</text:p>
          </table:table-cell>
          <table:table-cell table:formula="of:=[.C161]" office:value-type="float" office:value="0.0468563400070249" calcext:value-type="float">
            <text:p>0,046856340007025</text:p>
          </table:table-cell>
          <table:table-cell table:style-name="ce5" table:formula="of:=[.$D$2]-[.$D$1]+[.D161]" office:value-type="date" office:date-value="2079-09-05" calcext:value-type="date">
            <text:p>05.09.2079</text:p>
          </table:table-cell>
          <table:table-cell table:formula="of:=[.B162]-[.$A$1]" office:value-type="float" office:value="21628137.5592165" calcext:value-type="float">
            <text:p>21628137,5592165</text:p>
          </table:table-cell>
          <table:table-cell table:formula="of:=[.E162]*[.$F$1]" office:value-type="float" office:value="454190888.743547" calcext:value-type="float">
            <text:p>454190888,743547</text:p>
          </table:table-cell>
          <table:table-cell table:formula="of:=[.E162]/[.B162]*100" office:value-type="float" office:value="99.9373062351168" calcext:value-type="float">
            <text:p>99,9373062351168</text:p>
          </table:table-cell>
          <table:table-cell table:formula="of:=[.D162]-[.$D$1]" office:value-type="float" office:value="21252" calcext:value-type="float">
            <text:p>21252</text:p>
          </table:table-cell>
          <table:table-cell table:number-columns-repeated="5"/>
        </table:table-row>
        <table:table-row table:style-name="ro1">
          <table:table-cell table:formula="of:=[.B162]*[.C162]" office:value-type="float" office:value="1014051.11401457" calcext:value-type="float">
            <text:p>1014051,11401457</text:p>
          </table:table-cell>
          <table:table-cell table:formula="of:=[.B162]+[.A163]" office:value-type="float" office:value="22655756.6732311" calcext:value-type="float">
            <text:p>22655756,6732311</text:p>
          </table:table-cell>
          <table:table-cell table:formula="of:=[.C162]" office:value-type="float" office:value="0.0468563400070249" calcext:value-type="float">
            <text:p>0,046856340007025</text:p>
          </table:table-cell>
          <table:table-cell table:style-name="ce5" table:formula="of:=[.$D$2]-[.$D$1]+[.D162]" office:value-type="date" office:date-value="2080-01-15" calcext:value-type="date">
            <text:p>15.01.2080</text:p>
          </table:table-cell>
          <table:table-cell table:formula="of:=[.B163]-[.$A$1]" office:value-type="float" office:value="22642188.6732311" calcext:value-type="float">
            <text:p>22642188,6732311</text:p>
          </table:table-cell>
          <table:table-cell table:formula="of:=[.E163]*[.$F$1]" office:value-type="float" office:value="475485962.137853" calcext:value-type="float">
            <text:p>475485962,137853</text:p>
          </table:table-cell>
          <table:table-cell table:formula="of:=[.E163]/[.B163]*100" office:value-type="float" office:value="99.9401123511534" calcext:value-type="float">
            <text:p>99,9401123511534</text:p>
          </table:table-cell>
          <table:table-cell table:formula="of:=[.D163]-[.$D$1]" office:value-type="float" office:value="21384" calcext:value-type="float">
            <text:p>21384</text:p>
          </table:table-cell>
          <table:table-cell table:number-columns-repeated="5"/>
        </table:table-row>
        <table:table-row table:style-name="ro1">
          <table:table-cell table:formula="of:=[.B163]*[.C163]" office:value-type="float" office:value="1061565.83779734" calcext:value-type="float">
            <text:p>1061565,83779734</text:p>
          </table:table-cell>
          <table:table-cell table:formula="of:=[.B163]+[.A164]" office:value-type="float" office:value="23717322.5110285" calcext:value-type="float">
            <text:p>23717322,5110285</text:p>
          </table:table-cell>
          <table:table-cell table:formula="of:=[.C163]" office:value-type="float" office:value="0.0468563400070249" calcext:value-type="float">
            <text:p>0,046856340007025</text:p>
          </table:table-cell>
          <table:table-cell table:style-name="ce5" table:formula="of:=[.$D$2]-[.$D$1]+[.D163]" office:value-type="date" office:date-value="2080-05-26" calcext:value-type="date">
            <text:p>26.05.2080</text:p>
          </table:table-cell>
          <table:table-cell table:formula="of:=[.B164]-[.$A$1]" office:value-type="float" office:value="23703754.5110285" calcext:value-type="float">
            <text:p>23703754,5110285</text:p>
          </table:table-cell>
          <table:table-cell table:formula="of:=[.E164]*[.$F$1]" office:value-type="float" office:value="497778844.731598" calcext:value-type="float">
            <text:p>497778844,731598</text:p>
          </table:table-cell>
          <table:table-cell table:formula="of:=[.E164]/[.B164]*100" office:value-type="float" office:value="99.9427928679821" calcext:value-type="float">
            <text:p>99,9427928679821</text:p>
          </table:table-cell>
          <table:table-cell table:formula="of:=[.D164]-[.$D$1]" office:value-type="float" office:value="21516" calcext:value-type="float">
            <text:p>21516</text:p>
          </table:table-cell>
          <table:table-cell table:number-columns-repeated="5"/>
        </table:table-row>
        <table:table-row table:style-name="ro1">
          <table:table-cell table:formula="of:=[.B164]*[.C164]" office:value-type="float" office:value="1111306.92763302" calcext:value-type="float">
            <text:p>1111306,92763302</text:p>
          </table:table-cell>
          <table:table-cell table:formula="of:=[.B164]+[.A165]" office:value-type="float" office:value="24828629.4386615" calcext:value-type="float">
            <text:p>24828629,4386615</text:p>
          </table:table-cell>
          <table:table-cell table:formula="of:=[.C164]" office:value-type="float" office:value="0.0468563400070249" calcext:value-type="float">
            <text:p>0,046856340007025</text:p>
          </table:table-cell>
          <table:table-cell table:style-name="ce5" table:formula="of:=[.$D$2]-[.$D$1]+[.D164]" office:value-type="date" office:date-value="2080-10-05" calcext:value-type="date">
            <text:p>05.10.2080</text:p>
          </table:table-cell>
          <table:table-cell table:formula="of:=[.B165]-[.$A$1]" office:value-type="float" office:value="24815061.4386615" calcext:value-type="float">
            <text:p>24815061,4386615</text:p>
          </table:table-cell>
          <table:table-cell table:formula="of:=[.E165]*[.$F$1]" office:value-type="float" office:value="521116290.211891" calcext:value-type="float">
            <text:p>521116290,211891</text:p>
          </table:table-cell>
          <table:table-cell table:formula="of:=[.E165]/[.B165]*100" office:value-type="float" office:value="99.9453534073094" calcext:value-type="float">
            <text:p>99,9453534073094</text:p>
          </table:table-cell>
          <table:table-cell table:formula="of:=[.D165]-[.$D$1]" office:value-type="float" office:value="21648" calcext:value-type="float">
            <text:p>21648</text:p>
          </table:table-cell>
          <table:table-cell table:number-columns-repeated="5"/>
        </table:table-row>
        <table:table-row table:style-name="ro1">
          <table:table-cell table:formula="of:=[.B165]*[.C165]" office:value-type="float" office:value="1163378.70288635" calcext:value-type="float">
            <text:p>1163378,70288635</text:p>
          </table:table-cell>
          <table:table-cell table:formula="of:=[.B165]+[.A166]" office:value-type="float" office:value="25992008.1415478" calcext:value-type="float">
            <text:p>25992008,1415478</text:p>
          </table:table-cell>
          <table:table-cell table:formula="of:=[.C165]" office:value-type="float" office:value="0.0468563400070249" calcext:value-type="float">
            <text:p>0,046856340007025</text:p>
          </table:table-cell>
          <table:table-cell table:style-name="ce5" table:formula="of:=[.$D$2]-[.$D$1]+[.D165]" office:value-type="date" office:date-value="2081-02-14" calcext:value-type="date">
            <text:p>14.02.2081</text:p>
          </table:table-cell>
          <table:table-cell table:formula="of:=[.B166]-[.$A$1]" office:value-type="float" office:value="25978440.1415478" calcext:value-type="float">
            <text:p>25978440,1415478</text:p>
          </table:table-cell>
          <table:table-cell table:formula="of:=[.E166]*[.$F$1]" office:value-type="float" office:value="545547242.972504" calcext:value-type="float">
            <text:p>545547242,972504</text:p>
          </table:table-cell>
          <table:table-cell table:formula="of:=[.E166]/[.B166]*100" office:value-type="float" office:value="99.9477993392195" calcext:value-type="float">
            <text:p>99,9477993392195</text:p>
          </table:table-cell>
          <table:table-cell table:formula="of:=[.D166]-[.$D$1]" office:value-type="float" office:value="21780" calcext:value-type="float">
            <text:p>21780</text:p>
          </table:table-cell>
          <table:table-cell table:number-columns-repeated="5"/>
        </table:table-row>
        <table:table-row table:style-name="ro1">
          <table:table-cell table:formula="of:=[.B166]*[.C166]" office:value-type="float" office:value="1217890.37094573" calcext:value-type="float">
            <text:p>1217890,37094573</text:p>
          </table:table-cell>
          <table:table-cell table:formula="of:=[.B166]+[.A167]" office:value-type="float" office:value="27209898.5124935" calcext:value-type="float">
            <text:p>27209898,5124935</text:p>
          </table:table-cell>
          <table:table-cell table:formula="of:=[.C166]" office:value-type="float" office:value="0.0468563400070249" calcext:value-type="float">
            <text:p>0,046856340007025</text:p>
          </table:table-cell>
          <table:table-cell table:style-name="ce5" table:formula="of:=[.$D$2]-[.$D$1]+[.D166]" office:value-type="date" office:date-value="2081-06-26" calcext:value-type="date">
            <text:p>26.06.2081</text:p>
          </table:table-cell>
          <table:table-cell table:formula="of:=[.B167]-[.$A$1]" office:value-type="float" office:value="27196330.5124935" calcext:value-type="float">
            <text:p>27196330,5124935</text:p>
          </table:table-cell>
          <table:table-cell table:formula="of:=[.E167]*[.$F$1]" office:value-type="float" office:value="571122940.762365" calcext:value-type="float">
            <text:p>571122940,762365</text:p>
          </table:table-cell>
          <table:table-cell table:formula="of:=[.E167]/[.B167]*100" office:value-type="float" office:value="99.9501357934365" calcext:value-type="float">
            <text:p>99,9501357934365</text:p>
          </table:table-cell>
          <table:table-cell table:formula="of:=[.D167]-[.$D$1]" office:value-type="float" office:value="21912" calcext:value-type="float">
            <text:p>21912</text:p>
          </table:table-cell>
          <table:table-cell table:number-columns-repeated="5"/>
        </table:table-row>
        <table:table-row table:style-name="ro1">
          <table:table-cell table:formula="of:=[.B167]*[.C167]" office:value-type="float" office:value="1274956.25625804" calcext:value-type="float">
            <text:p>1274956,25625804</text:p>
          </table:table-cell>
          <table:table-cell table:formula="of:=[.B167]+[.A168]" office:value-type="float" office:value="28484854.7687516" calcext:value-type="float">
            <text:p>28484854,7687516</text:p>
          </table:table-cell>
          <table:table-cell table:formula="of:=[.C167]" office:value-type="float" office:value="0.0468563400070249" calcext:value-type="float">
            <text:p>0,046856340007025</text:p>
          </table:table-cell>
          <table:table-cell table:style-name="ce5" table:formula="of:=[.$D$2]-[.$D$1]+[.D167]" office:value-type="date" office:date-value="2081-11-05" calcext:value-type="date">
            <text:p>05.11.2081</text:p>
          </table:table-cell>
          <table:table-cell table:formula="of:=[.B168]-[.$A$1]" office:value-type="float" office:value="28471286.7687516" calcext:value-type="float">
            <text:p>28471286,7687516</text:p>
          </table:table-cell>
          <table:table-cell table:formula="of:=[.E168]*[.$F$1]" office:value-type="float" office:value="597897022.143783" calcext:value-type="float">
            <text:p>597897022,143783</text:p>
          </table:table-cell>
          <table:table-cell table:formula="of:=[.E168]/[.B168]*100" office:value-type="float" office:value="99.9523676700824" calcext:value-type="float">
            <text:p>99,9523676700824</text:p>
          </table:table-cell>
          <table:table-cell table:formula="of:=[.D168]-[.$D$1]" office:value-type="float" office:value="22044" calcext:value-type="float">
            <text:p>22044</text:p>
          </table:table-cell>
          <table:table-cell table:number-columns-repeated="5"/>
        </table:table-row>
        <table:table-row table:style-name="ro1">
          <table:table-cell table:formula="of:=[.B168]*[.C168]" office:value-type="float" office:value="1334696.04009535" calcext:value-type="float">
            <text:p>1334696,04009535</text:p>
          </table:table-cell>
          <table:table-cell table:formula="of:=[.B168]+[.A169]" office:value-type="float" office:value="29819550.8088469" calcext:value-type="float">
            <text:p>29819550,8088469</text:p>
          </table:table-cell>
          <table:table-cell table:formula="of:=[.C168]" office:value-type="float" office:value="0.0468563400070249" calcext:value-type="float">
            <text:p>0,046856340007025</text:p>
          </table:table-cell>
          <table:table-cell table:style-name="ce5" table:formula="of:=[.$D$2]-[.$D$1]+[.D168]" office:value-type="date" office:date-value="2082-03-17" calcext:value-type="date">
            <text:p>17.03.2082</text:p>
          </table:table-cell>
          <table:table-cell table:formula="of:=[.B169]-[.$A$1]" office:value-type="float" office:value="29805982.8088469" calcext:value-type="float">
            <text:p>29805982,8088469</text:p>
          </table:table-cell>
          <table:table-cell table:formula="of:=[.E169]*[.$F$1]" office:value-type="float" office:value="625925638.985786" calcext:value-type="float">
            <text:p>625925638,985786</text:p>
          </table:table-cell>
          <table:table-cell table:formula="of:=[.E169]/[.B169]*100" office:value-type="float" office:value="99.9544996499546" calcext:value-type="float">
            <text:p>99,9544996499546</text:p>
          </table:table-cell>
          <table:table-cell table:formula="of:=[.D169]-[.$D$1]" office:value-type="float" office:value="22176" calcext:value-type="float">
            <text:p>22176</text:p>
          </table:table-cell>
          <table:table-cell table:number-columns-repeated="5"/>
        </table:table-row>
        <table:table-row table:style-name="ro1">
          <table:table-cell table:formula="of:=[.B169]*[.C169]" office:value-type="float" office:value="1397235.01155609" calcext:value-type="float">
            <text:p>1397235,01155609</text:p>
          </table:table-cell>
          <table:table-cell table:formula="of:=[.B169]+[.A170]" office:value-type="float" office:value="31216785.820403" calcext:value-type="float">
            <text:p>31216785,820403</text:p>
          </table:table-cell>
          <table:table-cell table:formula="of:=[.C169]" office:value-type="float" office:value="0.0468563400070249" calcext:value-type="float">
            <text:p>0,046856340007025</text:p>
          </table:table-cell>
          <table:table-cell table:style-name="ce5" table:formula="of:=[.$D$2]-[.$D$1]+[.D169]" office:value-type="date" office:date-value="2082-07-27" calcext:value-type="date">
            <text:p>27.07.2082</text:p>
          </table:table-cell>
          <table:table-cell table:formula="of:=[.B170]-[.$A$1]" office:value-type="float" office:value="31203217.820403" calcext:value-type="float">
            <text:p>31203217,820403</text:p>
          </table:table-cell>
          <table:table-cell table:formula="of:=[.E170]*[.$F$1]" office:value-type="float" office:value="655267574.228464" calcext:value-type="float">
            <text:p>655267574,228464</text:p>
          </table:table-cell>
          <table:table-cell table:formula="of:=[.E170]/[.B170]*100" office:value-type="float" office:value="99.9565362043419" calcext:value-type="float">
            <text:p>99,9565362043419</text:p>
          </table:table-cell>
          <table:table-cell table:formula="of:=[.D170]-[.$D$1]" office:value-type="float" office:value="22308" calcext:value-type="float">
            <text:p>22308</text:p>
          </table:table-cell>
          <table:table-cell table:number-columns-repeated="5"/>
        </table:table-row>
        <table:table-row table:style-name="ro1">
          <table:table-cell table:formula="of:=[.B170]*[.C170]" office:value-type="float" office:value="1462704.33032728" calcext:value-type="float">
            <text:p>1462704,33032728</text:p>
          </table:table-cell>
          <table:table-cell table:formula="of:=[.B170]+[.A171]" office:value-type="float" office:value="32679490.1507303" calcext:value-type="float">
            <text:p>32679490,1507303</text:p>
          </table:table-cell>
          <table:table-cell table:formula="of:=[.C170]" office:value-type="float" office:value="0.0468563400070249" calcext:value-type="float">
            <text:p>0,046856340007025</text:p>
          </table:table-cell>
          <table:table-cell table:style-name="ce5" table:formula="of:=[.$D$2]-[.$D$1]+[.D170]" office:value-type="date" office:date-value="2082-12-06" calcext:value-type="date">
            <text:p>06.12.2082</text:p>
          </table:table-cell>
          <table:table-cell table:formula="of:=[.B171]-[.$A$1]" office:value-type="float" office:value="32665922.1507303" calcext:value-type="float">
            <text:p>32665922,1507303</text:p>
          </table:table-cell>
          <table:table-cell table:formula="of:=[.E171]*[.$F$1]" office:value-type="float" office:value="685984365.165337" calcext:value-type="float">
            <text:p>685984365,165337</text:p>
          </table:table-cell>
          <table:table-cell table:formula="of:=[.E171]/[.B171]*100" office:value-type="float" office:value="99.9584816044026" calcext:value-type="float">
            <text:p>99,9584816044026</text:p>
          </table:table-cell>
          <table:table-cell table:formula="of:=[.D171]-[.$D$1]" office:value-type="float" office:value="22440" calcext:value-type="float">
            <text:p>22440</text:p>
          </table:table-cell>
          <table:table-cell table:number-columns-repeated="5"/>
        </table:table-row>
        <table:table-row table:style-name="ro1">
          <table:table-cell table:formula="of:=[.B171]*[.C171]" office:value-type="float" office:value="1531241.30175884" calcext:value-type="float">
            <text:p>1531241,30175884</text:p>
          </table:table-cell>
          <table:table-cell table:formula="of:=[.B171]+[.A172]" office:value-type="float" office:value="34210731.4524892" calcext:value-type="float">
            <text:p>34210731,4524892</text:p>
          </table:table-cell>
          <table:table-cell table:formula="of:=[.C171]" office:value-type="float" office:value="0.0468563400070249" calcext:value-type="float">
            <text:p>0,046856340007025</text:p>
          </table:table-cell>
          <table:table-cell table:style-name="ce5" table:formula="of:=[.$D$2]-[.$D$1]+[.D171]" office:value-type="date" office:date-value="2083-04-17" calcext:value-type="date">
            <text:p>17.04.2083</text:p>
          </table:table-cell>
          <table:table-cell table:formula="of:=[.B172]-[.$A$1]" office:value-type="float" office:value="34197163.4524892" calcext:value-type="float">
            <text:p>34197163,4524892</text:p>
          </table:table-cell>
          <table:table-cell table:formula="of:=[.E172]*[.$F$1]" office:value-type="float" office:value="718140432.502272" calcext:value-type="float">
            <text:p>718140432,502272</text:p>
          </table:table-cell>
          <table:table-cell table:formula="of:=[.E172]/[.B172]*100" office:value-type="float" office:value="99.9603399301215" calcext:value-type="float">
            <text:p>99,9603399301215</text:p>
          </table:table-cell>
          <table:table-cell table:formula="of:=[.D172]-[.$D$1]" office:value-type="float" office:value="22572" calcext:value-type="float">
            <text:p>22572</text:p>
          </table:table-cell>
          <table:table-cell table:number-columns-repeated="5"/>
        </table:table-row>
        <table:table-row table:style-name="ro1">
          <table:table-cell table:formula="of:=[.B172]*[.C172]" office:value-type="float" office:value="1602989.66482685" calcext:value-type="float">
            <text:p>1602989,66482685</text:p>
          </table:table-cell>
          <table:table-cell table:formula="of:=[.B172]+[.A173]" office:value-type="float" office:value="35813721.117316" calcext:value-type="float">
            <text:p>35813721,117316</text:p>
          </table:table-cell>
          <table:table-cell table:formula="of:=[.C172]" office:value-type="float" office:value="0.0468563400070249" calcext:value-type="float">
            <text:p>0,046856340007025</text:p>
          </table:table-cell>
          <table:table-cell table:style-name="ce5" table:formula="of:=[.$D$2]-[.$D$1]+[.D172]" office:value-type="date" office:date-value="2083-08-27" calcext:value-type="date">
            <text:p>27.08.2083</text:p>
          </table:table-cell>
          <table:table-cell table:formula="of:=[.B173]-[.$A$1]" office:value-type="float" office:value="35800153.117316" calcext:value-type="float">
            <text:p>35800153,117316</text:p>
          </table:table-cell>
          <table:table-cell table:formula="of:=[.E173]*[.$F$1]" office:value-type="float" office:value="751803215.463636" calcext:value-type="float">
            <text:p>751803215,463636</text:p>
          </table:table-cell>
          <table:table-cell table:formula="of:=[.E173]/[.B173]*100" office:value-type="float" office:value="99.9621150788672" calcext:value-type="float">
            <text:p>99,9621150788672</text:p>
          </table:table-cell>
          <table:table-cell table:formula="of:=[.D173]-[.$D$1]" office:value-type="float" office:value="22704" calcext:value-type="float">
            <text:p>22704</text:p>
          </table:table-cell>
          <table:table-cell table:number-columns-repeated="5"/>
        </table:table-row>
        <table:table-row table:style-name="ro1">
          <table:table-cell table:formula="of:=[.B173]*[.C173]" office:value-type="float" office:value="1678099.89358973" calcext:value-type="float">
            <text:p>1678099,89358973</text:p>
          </table:table-cell>
          <table:table-cell table:formula="of:=[.B173]+[.A174]" office:value-type="float" office:value="37491821.0109057" calcext:value-type="float">
            <text:p>37491821,0109057</text:p>
          </table:table-cell>
          <table:table-cell table:formula="of:=[.C173]" office:value-type="float" office:value="0.0468563400070249" calcext:value-type="float">
            <text:p>0,046856340007025</text:p>
          </table:table-cell>
          <table:table-cell table:style-name="ce5" table:formula="of:=[.$D$2]-[.$D$1]+[.D173]" office:value-type="date" office:date-value="2084-01-06" calcext:value-type="date">
            <text:p>06.01.2084</text:p>
          </table:table-cell>
          <table:table-cell table:formula="of:=[.B174]-[.$A$1]" office:value-type="float" office:value="37478253.0109057" calcext:value-type="float">
            <text:p>37478253,0109057</text:p>
          </table:table-cell>
          <table:table-cell table:formula="of:=[.E174]*[.$F$1]" office:value-type="float" office:value="787043313.229021" calcext:value-type="float">
            <text:p>787043313,229021</text:p>
          </table:table-cell>
          <table:table-cell table:formula="of:=[.E174]/[.B174]*100" office:value-type="float" office:value="99.9638107735656" calcext:value-type="float">
            <text:p>99,9638107735656</text:p>
          </table:table-cell>
          <table:table-cell table:formula="of:=[.D174]-[.$D$1]" office:value-type="float" office:value="22836" calcext:value-type="float">
            <text:p>22836</text:p>
          </table:table-cell>
          <table:table-cell table:number-columns-repeated="5"/>
        </table:table-row>
        <table:table-row table:style-name="ro1">
          <table:table-cell table:formula="of:=[.B174]*[.C174]" office:value-type="float" office:value="1756729.51276952" calcext:value-type="float">
            <text:p>1756729,51276952</text:p>
          </table:table-cell>
          <table:table-cell table:formula="of:=[.B174]+[.A175]" office:value-type="float" office:value="39248550.5236753" calcext:value-type="float">
            <text:p>39248550,5236753</text:p>
          </table:table-cell>
          <table:table-cell table:formula="of:=[.C174]" office:value-type="float" office:value="0.0468563400070249" calcext:value-type="float">
            <text:p>0,046856340007025</text:p>
          </table:table-cell>
          <table:table-cell table:style-name="ce5" table:formula="of:=[.$D$2]-[.$D$1]+[.D174]" office:value-type="date" office:date-value="2084-05-17" calcext:value-type="date">
            <text:p>17.05.2084</text:p>
          </table:table-cell>
          <table:table-cell table:formula="of:=[.B175]-[.$A$1]" office:value-type="float" office:value="39234982.5236753" calcext:value-type="float">
            <text:p>39234982,5236753</text:p>
          </table:table-cell>
          <table:table-cell table:formula="of:=[.E175]*[.$F$1]" office:value-type="float" office:value="823934632.99718" calcext:value-type="float">
            <text:p>823934632,99718</text:p>
          </table:table-cell>
          <table:table-cell table:formula="of:=[.E175]/[.B175]*100" office:value-type="float" office:value="99.9654305705078" calcext:value-type="float">
            <text:p>99,9654305705078</text:p>
          </table:table-cell>
          <table:table-cell table:formula="of:=[.D175]-[.$D$1]" office:value-type="float" office:value="22968" calcext:value-type="float">
            <text:p>22968</text:p>
          </table:table-cell>
          <table:table-cell table:number-columns-repeated="5"/>
        </table:table-row>
        <table:table-row table:style-name="ro1">
          <table:table-cell table:formula="of:=[.B175]*[.C175]" office:value-type="float" office:value="1839043.42812022" calcext:value-type="float">
            <text:p>1839043,42812022</text:p>
          </table:table-cell>
          <table:table-cell table:formula="of:=[.B175]+[.A176]" office:value-type="float" office:value="41087593.9517955" calcext:value-type="float">
            <text:p>41087593,9517955</text:p>
          </table:table-cell>
          <table:table-cell table:formula="of:=[.C175]" office:value-type="float" office:value="0.0468563400070249" calcext:value-type="float">
            <text:p>0,046856340007025</text:p>
          </table:table-cell>
          <table:table-cell table:style-name="ce5" table:formula="of:=[.$D$2]-[.$D$1]+[.D175]" office:value-type="date" office:date-value="2084-09-26" calcext:value-type="date">
            <text:p>26.09.2084</text:p>
          </table:table-cell>
          <table:table-cell table:formula="of:=[.B176]-[.$A$1]" office:value-type="float" office:value="41074025.9517955" calcext:value-type="float">
            <text:p>41074025,9517955</text:p>
          </table:table-cell>
          <table:table-cell table:formula="of:=[.E176]*[.$F$1]" office:value-type="float" office:value="862554544.987705" calcext:value-type="float">
            <text:p>862554544,987705</text:p>
          </table:table-cell>
          <table:table-cell table:formula="of:=[.E176]/[.B176]*100" office:value-type="float" office:value="99.9669778668084" calcext:value-type="float">
            <text:p>99,9669778668084</text:p>
          </table:table-cell>
          <table:table-cell table:formula="of:=[.D176]-[.$D$1]" office:value-type="float" office:value="23100" calcext:value-type="float">
            <text:p>23100</text:p>
          </table:table-cell>
          <table:table-cell table:number-columns-repeated="5"/>
        </table:table-row>
        <table:table-row table:style-name="ro1">
          <table:table-cell table:formula="of:=[.B176]*[.C176]" office:value-type="float" office:value="1925214.27227591" calcext:value-type="float">
            <text:p>1925214,27227591</text:p>
          </table:table-cell>
          <table:table-cell table:formula="of:=[.B176]+[.A177]" office:value-type="float" office:value="43012808.2240714" calcext:value-type="float">
            <text:p>43012808,2240714</text:p>
          </table:table-cell>
          <table:table-cell table:formula="of:=[.C176]" office:value-type="float" office:value="0.0468563400070249" calcext:value-type="float">
            <text:p>0,046856340007025</text:p>
          </table:table-cell>
          <table:table-cell table:style-name="ce5" table:formula="of:=[.$D$2]-[.$D$1]+[.D176]" office:value-type="date" office:date-value="2085-02-05" calcext:value-type="date">
            <text:p>05.02.2085</text:p>
          </table:table-cell>
          <table:table-cell table:formula="of:=[.B177]-[.$A$1]" office:value-type="float" office:value="42999240.2240714" calcext:value-type="float">
            <text:p>42999240,2240714</text:p>
          </table:table-cell>
          <table:table-cell table:formula="of:=[.E177]*[.$F$1]" office:value-type="float" office:value="902984044.705499" calcext:value-type="float">
            <text:p>902984044,705499</text:p>
          </table:table-cell>
          <table:table-cell table:formula="of:=[.E177]/[.B177]*100" office:value-type="float" office:value="99.9684559075303" calcext:value-type="float">
            <text:p>99,9684559075303</text:p>
          </table:table-cell>
          <table:table-cell table:formula="of:=[.D177]-[.$D$1]" office:value-type="float" office:value="23232" calcext:value-type="float">
            <text:p>23232</text:p>
          </table:table-cell>
          <table:table-cell table:number-columns-repeated="5"/>
        </table:table-row>
        <table:table-row table:style-name="ro1">
          <table:table-cell table:formula="of:=[.B177]*[.C177]" office:value-type="float" office:value="2015422.76680405" calcext:value-type="float">
            <text:p>2015422,76680405</text:p>
          </table:table-cell>
          <table:table-cell table:formula="of:=[.B177]+[.A178]" office:value-type="float" office:value="45028230.9908754" calcext:value-type="float">
            <text:p>45028230,9908754</text:p>
          </table:table-cell>
          <table:table-cell table:formula="of:=[.C177]" office:value-type="float" office:value="0.0468563400070249" calcext:value-type="float">
            <text:p>0,046856340007025</text:p>
          </table:table-cell>
          <table:table-cell table:style-name="ce5" table:formula="of:=[.$D$2]-[.$D$1]+[.D177]" office:value-type="date" office:date-value="2085-06-17" calcext:value-type="date">
            <text:p>17.06.2085</text:p>
          </table:table-cell>
          <table:table-cell table:formula="of:=[.B178]-[.$A$1]" office:value-type="float" office:value="45014662.9908754" calcext:value-type="float">
            <text:p>45014662,9908754</text:p>
          </table:table-cell>
          <table:table-cell table:formula="of:=[.E178]*[.$F$1]" office:value-type="float" office:value="945307922.808384" calcext:value-type="float">
            <text:p>945307922,808384</text:p>
          </table:table-cell>
          <table:table-cell table:formula="of:=[.E178]/[.B178]*100" office:value-type="float" office:value="99.9698677924906" calcext:value-type="float">
            <text:p>99,9698677924906</text:p>
          </table:table-cell>
          <table:table-cell table:formula="of:=[.D178]-[.$D$1]" office:value-type="float" office:value="23364" calcext:value-type="float">
            <text:p>23364</text:p>
          </table:table-cell>
          <table:table-cell table:number-columns-repeated="5"/>
        </table:table-row>
        <table:table-row table:style-name="ro1">
          <table:table-cell table:formula="of:=[.B178]*[.C178]" office:value-type="float" office:value="2109858.10122332" calcext:value-type="float">
            <text:p>2109858,10122332</text:p>
          </table:table-cell>
          <table:table-cell table:formula="of:=[.B178]+[.A179]" office:value-type="float" office:value="47138089.0920988" calcext:value-type="float">
            <text:p>47138089,0920988</text:p>
          </table:table-cell>
          <table:table-cell table:formula="of:=[.C178]" office:value-type="float" office:value="0.0468563400070249" calcext:value-type="float">
            <text:p>0,046856340007025</text:p>
          </table:table-cell>
          <table:table-cell table:style-name="ce5" table:formula="of:=[.$D$2]-[.$D$1]+[.D178]" office:value-type="date" office:date-value="2085-10-27" calcext:value-type="date">
            <text:p>27.10.2085</text:p>
          </table:table-cell>
          <table:table-cell table:formula="of:=[.B179]-[.$A$1]" office:value-type="float" office:value="47124521.0920988" calcext:value-type="float">
            <text:p>47124521,0920988</text:p>
          </table:table-cell>
          <table:table-cell table:formula="of:=[.E179]*[.$F$1]" office:value-type="float" office:value="989614942.934074" calcext:value-type="float">
            <text:p>989614942,934074</text:p>
          </table:table-cell>
          <table:table-cell table:formula="of:=[.E179]/[.B179]*100" office:value-type="float" office:value="99.9712164827609" calcext:value-type="float">
            <text:p>99,9712164827609</text:p>
          </table:table-cell>
          <table:table-cell table:formula="of:=[.D179]-[.$D$1]" office:value-type="float" office:value="23496" calcext:value-type="float">
            <text:p>23496</text:p>
          </table:table-cell>
          <table:table-cell table:number-columns-repeated="5"/>
        </table:table-row>
        <table:table-row table:style-name="ro1">
          <table:table-cell table:formula="of:=[.B179]*[.C179]" office:value-type="float" office:value="2208718.32978081" calcext:value-type="float">
            <text:p>2208718,32978081</text:p>
          </table:table-cell>
          <table:table-cell table:formula="of:=[.B179]+[.A180]" office:value-type="float" office:value="49346807.4218796" calcext:value-type="float">
            <text:p>49346807,4218796</text:p>
          </table:table-cell>
          <table:table-cell table:formula="of:=[.C179]" office:value-type="float" office:value="0.0468563400070249" calcext:value-type="float">
            <text:p>0,046856340007025</text:p>
          </table:table-cell>
          <table:table-cell table:style-name="ce5" table:formula="of:=[.$D$2]-[.$D$1]+[.D179]" office:value-type="date" office:date-value="2086-03-08" calcext:value-type="date">
            <text:p>08.03.2086</text:p>
          </table:table-cell>
          <table:table-cell table:formula="of:=[.B180]-[.$A$1]" office:value-type="float" office:value="49333239.4218796" calcext:value-type="float">
            <text:p>49333239,4218796</text:p>
          </table:table-cell>
          <table:table-cell table:formula="of:=[.E180]*[.$F$1]" office:value-type="float" office:value="1035998027.85947" calcext:value-type="float">
            <text:p>1035998027,85947</text:p>
          </table:table-cell>
          <table:table-cell table:formula="of:=[.E180]/[.B180]*100" office:value-type="float" office:value="99.9725048068784" calcext:value-type="float">
            <text:p>99,9725048068784</text:p>
          </table:table-cell>
          <table:table-cell table:formula="of:=[.D180]-[.$D$1]" office:value-type="float" office:value="23628" calcext:value-type="float">
            <text:p>23628</text:p>
          </table:table-cell>
          <table:table-cell table:number-columns-repeated="5"/>
        </table:table-row>
        <table:table-row table:style-name="ro1">
          <table:table-cell table:formula="of:=[.B180]*[.C180]" office:value-type="float" office:value="2312210.78682077" calcext:value-type="float">
            <text:p>2312210,78682077</text:p>
          </table:table-cell>
          <table:table-cell table:formula="of:=[.B180]+[.A181]" office:value-type="float" office:value="51659018.2087003" calcext:value-type="float">
            <text:p>51659018,2087003</text:p>
          </table:table-cell>
          <table:table-cell table:formula="of:=[.C180]" office:value-type="float" office:value="0.0468563400070249" calcext:value-type="float">
            <text:p>0,046856340007025</text:p>
          </table:table-cell>
          <table:table-cell table:style-name="ce5" table:formula="of:=[.$D$2]-[.$D$1]+[.D180]" office:value-type="date" office:date-value="2086-07-18" calcext:value-type="date">
            <text:p>18.07.2086</text:p>
          </table:table-cell>
          <table:table-cell table:formula="of:=[.B181]-[.$A$1]" office:value-type="float" office:value="51645450.2087003" calcext:value-type="float">
            <text:p>51645450,2087003</text:p>
          </table:table-cell>
          <table:table-cell table:formula="of:=[.E181]*[.$F$1]" office:value-type="float" office:value="1084554454.38271" calcext:value-type="float">
            <text:p>1084554454,38271</text:p>
          </table:table-cell>
          <table:table-cell table:formula="of:=[.E181]/[.B181]*100" office:value-type="float" office:value="99.9737354667772" calcext:value-type="float">
            <text:p>99,9737354667772</text:p>
          </table:table-cell>
          <table:table-cell table:formula="of:=[.D181]-[.$D$1]" office:value-type="float" office:value="23760" calcext:value-type="float">
            <text:p>23760</text:p>
          </table:table-cell>
          <table:table-cell table:number-columns-repeated="5"/>
        </table:table-row>
        <table:table-row table:style-name="ro1">
          <table:table-cell table:formula="of:=[.B181]*[.C181]" office:value-type="float" office:value="2420552.52161596" calcext:value-type="float">
            <text:p>2420552,52161596</text:p>
          </table:table-cell>
          <table:table-cell table:formula="of:=[.B181]+[.A182]" office:value-type="float" office:value="54079570.7303163" calcext:value-type="float">
            <text:p>54079570,7303163</text:p>
          </table:table-cell>
          <table:table-cell table:formula="of:=[.C181]" office:value-type="float" office:value="0.0468563400070249" calcext:value-type="float">
            <text:p>0,046856340007025</text:p>
          </table:table-cell>
          <table:table-cell table:style-name="ce5" table:formula="of:=[.$D$2]-[.$D$1]+[.D181]" office:value-type="date" office:date-value="2086-11-27" calcext:value-type="date">
            <text:p>27.11.2086</text:p>
          </table:table-cell>
          <table:table-cell table:formula="of:=[.B182]-[.$A$1]" office:value-type="float" office:value="54066002.7303163" calcext:value-type="float">
            <text:p>54066002,7303163</text:p>
          </table:table-cell>
          <table:table-cell table:formula="of:=[.E182]*[.$F$1]" office:value-type="float" office:value="1135386057.33664" calcext:value-type="float">
            <text:p>1135386057,33664</text:p>
          </table:table-cell>
          <table:table-cell table:formula="of:=[.E182]/[.B182]*100" office:value-type="float" office:value="99.9749110434555" calcext:value-type="float">
            <text:p>99,9749110434555</text:p>
          </table:table-cell>
          <table:table-cell table:formula="of:=[.D182]-[.$D$1]" office:value-type="float" office:value="23892" calcext:value-type="float">
            <text:p>23892</text:p>
          </table:table-cell>
          <table:table-cell table:number-columns-repeated="5"/>
        </table:table-row>
        <table:table-row table:style-name="ro1">
          <table:table-cell table:formula="of:=[.B182]*[.C182]" office:value-type="float" office:value="2533970.75357365" calcext:value-type="float">
            <text:p>2533970,75357365</text:p>
          </table:table-cell>
          <table:table-cell table:formula="of:=[.B182]+[.A183]" office:value-type="float" office:value="56613541.4838899" calcext:value-type="float">
            <text:p>56613541,4838899</text:p>
          </table:table-cell>
          <table:table-cell table:formula="of:=[.C182]" office:value-type="float" office:value="0.0468563400070249" calcext:value-type="float">
            <text:p>0,046856340007025</text:p>
          </table:table-cell>
          <table:table-cell table:style-name="ce5" table:formula="of:=[.$D$2]-[.$D$1]+[.D182]" office:value-type="date" office:date-value="2087-04-08" calcext:value-type="date">
            <text:p>08.04.2087</text:p>
          </table:table-cell>
          <table:table-cell table:formula="of:=[.B183]-[.$A$1]" office:value-type="float" office:value="56599973.48389" calcext:value-type="float">
            <text:p>56599973,48389</text:p>
          </table:table-cell>
          <table:table-cell table:formula="of:=[.E183]*[.$F$1]" office:value-type="float" office:value="1188599443.16169" calcext:value-type="float">
            <text:p>1188599443,16169</text:p>
          </table:table-cell>
          <table:table-cell table:formula="of:=[.E183]/[.B183]*100" office:value-type="float" office:value="99.9760340023882" calcext:value-type="float">
            <text:p>99,9760340023882</text:p>
          </table:table-cell>
          <table:table-cell table:formula="of:=[.D183]-[.$D$1]" office:value-type="float" office:value="24024" calcext:value-type="float">
            <text:p>24024</text:p>
          </table:table-cell>
          <table:table-cell table:number-columns-repeated="5"/>
        </table:table-row>
        <table:table-row table:style-name="ro1">
          <table:table-cell/>
          <table:table-cell table:formula="of:=([.B183]-2000)*21" office:value-type="float" office:value="1188842371.16169" calcext:value-type="float">
            <text:p>1188842371,16169</text:p>
          </table:table-cell>
          <table:table-cell table:formula="of:=[.B183]/2000" office:value-type="float" office:value="28306.770741945" calcext:value-type="float">
            <text:p>28306,770741945</text:p>
          </table:table-cell>
          <table:table-cell table:style-name="ce5" table:formula="of:=[.$D$2]-[.$D$1]+[.D183]" office:value-type="date" office:date-value="2087-08-18" calcext:value-type="date">
            <text:p>18.08.2087</text:p>
          </table:table-cell>
          <table:table-cell table:formula="of:=[.B184]-[.$A$1]" office:value-type="float" office:value="1188828803.16169" calcext:value-type="float">
            <text:p>1188828803,16169</text:p>
          </table:table-cell>
          <table:table-cell table:number-columns-repeated="8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1.H1:List1.H1048576">
            <calcext:condition calcext:apply-style-name="Error" calcext:value="&gt;=365" calcext:base-cell-address="List1.H1"/>
          </calcext:conditional-format>
        </calcext:conditional-formats>
      </table:table>
      <table:table table:name="List2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JeppKirkBonde</text:p>
          </table:table-cell>
          <table:table-cell table:formula="of:=[.C3]*[.C$1]+[.D3]*[.D$1]+[.E$1]*[.E3]+[.F$1]*[.F3]" office:value-type="float" office:value="62.3" calcext:value-type="float">
            <text:p>62,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-12" calcext:value-type="float">
            <text:p>-12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rubymza</text:p>
          </table:table-cell>
          <table:table-cell table:formula="of:=[.C4]*[.C$1]+[.D4]*[.D$1]+[.E$1]*[.E4]+[.F$1]*[.F4]"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-11" calcext:value-type="float">
            <text:p>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l3y</text:p>
          </table:table-cell>
          <table:table-cell table:formula="of:=[.C5]*[.C$1]+[.D5]*[.D$1]+[.E$1]*[.E5]+[.F$1]*[.F5]" office:value-type="float" office:value="52.9" calcext:value-type="float">
            <text:p>52,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CPHequities</text:p>
          </table:table-cell>
          <table:table-cell table:formula="of:=[.C6]*[.C$1]+[.D6]*[.D$1]+[.E$1]*[.E6]+[.F$1]*[.F6]" office:value-type="float" office:value="114.6" calcext:value-type="float">
            <text:p>114,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Richardstroud</text:p>
          </table:table-cell>
          <table:table-cell table:formula="of:=[.C7]*[.C$1]+[.D7]*[.D$1]+[.E$1]*[.E7]+[.F$1]*[.F7]" office:value-type="float" office:value="65.1" calcext:value-type="float">
            <text:p>65,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dyb123</text:p>
          </table:table-cell>
          <table:table-cell table:formula="of:=[.C8]*[.C$1]+[.D8]*[.D$1]+[.E$1]*[.E8]+[.F$1]*[.F8]" office:value-type="float" office:value="62.5" calcext:value-type="float">
            <text:p>62,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541" calcext:value-type="float">
            <text:p>54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MarianiPardo</text:p>
          </table:table-cell>
          <table:table-cell table:style-name="ce32" table:formula="of:=[.C9]*[.C$1]+[.D9]*[.D$1]+[.E$1]*[.E9]+[.F$1]*[.F9]" office:value-type="float" office:value="107.5" calcext:value-type="float">
            <text:p>107,5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GrreenbullInvest</text:p>
          </table:table-cell>
          <table:table-cell table:formula="of:=[.C10]*[.C$1]+[.D10]*[.D$1]+[.E$1]*[.E10]+[.F$1]*[.F10]" office:value-type="float" office:value="61.6" calcext:value-type="float">
            <text:p>61,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sgstjc</text:p>
          </table:table-cell>
          <table:table-cell table:formula="of:=[.C11]*[.C$1]+[.D11]*[.D$1]+[.E$1]*[.E11]+[.F$1]*[.F11]" office:value-type="float" office:value="127.2" calcext:value-type="float">
            <text:p>127,2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Miyoshi</text:p>
          </table:table-cell>
          <table:table-cell table:formula="of:=[.C12]*[.C$1]+[.D12]*[.D$1]+[.E$1]*[.E12]+[.F$1]*[.F12]" office:value-type="float" office:value="129.7" calcext:value-type="float">
            <text:p>129,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rk Liang</text:p>
          </table:table-cell>
          <table:table-cell table:formula="of:=[.C13]*[.C$1]+[.D13]*[.D$1]+[.E$1]*[.E13]+[.F$1]*[.F13]" office:value-type="float" office:value="86.3" calcext:value-type="float">
            <text:p>86,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CanZhao</text:p>
          </table:table-cell>
          <table:table-cell table:formula="of:=[.C14]*[.C$1]+[.D14]*[.D$1]+[.E$1]*[.E14]+[.F$1]*[.F14]" office:value-type="float" office:value="108.6" calcext:value-type="float">
            <text:p>108,6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-28" calcext:value-type="float">
            <text:p>-28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o428</text:p>
          </table:table-cell>
          <table:table-cell table:formula="of:=[.C15]*[.C$1]+[.D15]*[.D$1]+[.E$1]*[.E15]+[.F$1]*[.F15]" office:value-type="float" office:value="72.4" calcext:value-type="float">
            <text:p>72,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ertMERC</text:p>
          </table:table-cell>
          <table:table-cell table:formula="of:=[.C16]*[.C$1]+[.D16]*[.D$1]+[.E$1]*[.E16]+[.F$1]*[.F16]" office:value-type="float" office:value="68.6" calcext:value-type="float">
            <text:p>68,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w500</text:p>
          </table:table-cell>
          <table:table-cell table:formula="of:=[.C17]*[.C$1]+[.D17]*[.D$1]+[.E$1]*[.E17]+[.F$1]*[.F17]" office:value-type="float" office:value="66.1" calcext:value-type="float">
            <text:p>66,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-10" calcext:value-type="float">
            <text:p>-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ial-Investor</text:p>
          </table:table-cell>
          <table:table-cell table:formula="of:=[.C18]*[.C$1]+[.D18]*[.D$1]+[.E$1]*[.E18]+[.F$1]*[.F18]" office:value-type="float" office:value="33.4" calcext:value-type="float">
            <text:p>33,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urnInvest</text:p>
          </table:table-cell>
          <table:table-cell table:formula="of:=[.C19]*[.C$1]+[.D19]*[.D$1]+[.E$1]*[.E19]+[.F$1]*[.F19]" office:value-type="float" office:value="105.1" calcext:value-type="float">
            <text:p>105,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orvasa</text:p>
          </table:table-cell>
          <table:table-cell table:formula="of:=[.C20]*[.C$1]+[.D20]*[.D$1]+[.E$1]*[.E20]+[.F$1]*[.F20]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_and_Ste</text:p>
          </table:table-cell>
          <table:table-cell table:formula="of:=[.C21]*[.C$1]+[.D21]*[.D$1]+[.E$1]*[.E21]+[.F$1]*[.F21]" office:value-type="float" office:value="20.7" calcext:value-type="float">
            <text:p>20,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3:.C21])*2" office:value-type="float" office:value="28.6315789473684" calcext:value-type="float">
            <text:p>28,6315789473684</text:p>
          </table:table-cell>
          <table:table-cell table:formula="of:=AVERAGE([.D3:.D21])" office:value-type="float" office:value="56.1052631578947" calcext:value-type="float">
            <text:p>56,1052631578947</text:p>
          </table:table-cell>
          <table:table-cell table:formula="of:=AVERAGE([.E3:.E21])" office:value-type="float" office:value="28.6315789473684" calcext:value-type="float">
            <text:p>28,6315789473684</text:p>
          </table:table-cell>
          <table:table-cell table:number-columns-repeated="6"/>
        </table:table-row>
      </table:table>
      <table:table table:name="test algoritmu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TNT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8.86" calcext:value-type="float">
            <text:p>98,86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99.32" calcext:value-type="float">
            <text:p>99,32</text:p>
          </table:table-cell>
        </table:table-row>
      </table:table>
      <table:table table:name="dane" table:style-name="ta1">
        <table:table-column table:style-name="co3" table:default-cell-style-name="ce33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FD (zisk nebo ztráta)</text:p>
          </table:table-cell>
          <table:table-cell table:style-name="ce35" office:value-type="float" office:value="-8.3" calcext:value-type="float">
            <text:p>-8,30 <text:s text:c="4"/></text:p>
          </table:table-cell>
          <table:table-cell table:style-name="ce38" table:formula="of:=IF([.B1]&gt;0;[.B1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ypto (zisk nebo ztráta)</text:p>
          </table:table-cell>
          <table:table-cell table:style-name="ce35" office:value-type="float" office:value="8.02" calcext:value-type="float">
            <text:p>8,02 <text:s text:c="4"/></text:p>
          </table:table-cell>
          <table:table-cell table:style-name="ce38" table:formula="of:=IF([.B2]&gt;0;[.B2];0)" office:value-type="float" office:value="8.02" calcext:value-type="float">
            <text:p>8,02</text:p>
          </table:table-cell>
          <table:table-cell table:style-name="ce37"/>
        </table:table-row>
        <table:table-row table:style-name="ro1">
          <table:table-cell office:value-type="string" calcext:value-type="string">
            <text:p>Cenné papíry (zisk nebo ztráta)</text:p>
          </table:table-cell>
          <table:table-cell table:style-name="ce35" office:value-type="float" office:value="-49.12" calcext:value-type="float">
            <text:p>-49,12 <text:s text:c="4"/></text:p>
          </table:table-cell>
          <table:table-cell table:style-name="ce38" table:formula="of:=IF([.B3]&gt;0;[.B3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F (zisk nebo ztráta)</text:p>
          </table:table-cell>
          <table:table-cell table:style-name="ce35" office:value-type="float" office:value="8.08" calcext:value-type="float">
            <text:p>8,08 <text:s text:c="4"/></text:p>
          </table:table-cell>
          <table:table-cell table:style-name="ce38" table:formula="of:=IF([.B4]&gt;0;[.B4];0)" office:value-type="float" office:value="8.08" calcext:value-type="float">
            <text:p>8,08</text:p>
          </table:table-cell>
          <table:table-cell/>
        </table:table-row>
        <table:table-row table:style-name="ro1">
          <table:table-cell office:value-type="string" calcext:value-type="string">
            <text:p>Dividendy z cenných papírů (zisk)</text:p>
          </table:table-cell>
          <table:table-cell table:style-name="ce36" office:value-type="float" office:value="29.15" calcext:value-type="float">
            <text:p>29,15 <text:s text:c="4"/></text:p>
          </table:table-cell>
          <table:table-cell table:style-name="ce38" table:formula="of:=IF([.B5]&gt;0;[.B5];0)" office:value-type="float" office:value="29.15" calcext:value-type="float">
            <text:p>29,15</text:p>
          </table:table-cell>
          <table:table-cell/>
        </table:table-row>
        <table:table-row table:style-name="ro1">
          <table:table-cell office:value-type="string" calcext:value-type="string">
            <text:p>Dividendy z CFD (zisk nebo ztráta)</text:p>
          </table:table-cell>
          <table:table-cell table:style-name="ce36" office:value-type="float" office:value="0.67" calcext:value-type="float">
            <text:p>0,67 <text:s text:c="4"/></text:p>
          </table:table-cell>
          <table:table-cell table:style-name="ce38" table:formula="of:=IF([.B6]&gt;0;[.B6];0)" office:value-type="float" office:value="0.67" calcext:value-type="float">
            <text:p>0,67</text:p>
          </table:table-cell>
          <table:table-cell/>
        </table:table-row>
        <table:table-row table:style-name="ro1">
          <table:table-cell office:value-type="string" calcext:value-type="string">
            <text:p>Příjem z vratky</text:p>
          </table:table-cell>
          <table:table-cell office:value-type="float" office:value="0" calcext:value-type="float">
            <text:p>0,00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ze (rozpětí) z CFD</text:p>
          </table:table-cell>
          <table:table-cell office:value-type="float" office:value="0.87" calcext:value-type="float">
            <text:p>0,87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ze (rozpětí) z kryptoměn</text:p>
          </table:table-cell>
          <table:table-cell office:value-type="float" office:value="1.62" calcext:value-type="float">
            <text:p>1,62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ze (rozpětí) z cenných papírů</text:p>
          </table:table-cell>
          <table:table-cell office:value-type="float" office:value="0.11" calcext:value-type="float">
            <text:p>0,11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ze (rozpětí) z ETF</text:p>
          </table:table-cell>
          <table:table-cell office:value-type="float" office:value="0.26" calcext:value-type="float">
            <text:p>0,26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latky</text:p>
          </table:table-cell>
          <table:table-cell office:value-type="float" office:value="-0.57" calcext:value-type="float">
            <text:p>-0,57 <text:s text:c="4"/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ůměrný kurz</text:p>
          </table:table-cell>
          <table:table-cell office:value-type="float" office:value="21.5" calcext:value-type="float">
            <text:p>21,50 <text:s text:c="4"/>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4" office:value-type="string" calcext:value-type="string">
            <text:p>§1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olar</text:p>
          </table:table-cell>
          <table:table-cell table:style-name="Default" office:value-type="string" calcext:value-type="string">
            <text:p>Kč</text:p>
          </table:table-cell>
          <table:table-cell table:number-columns-repeated="2"/>
        </table:table-row>
        <table:table-row table:style-name="ro1">
          <table:table-cell table:style-name="Default" table:formula="of:=SUM([.C1:.C4])" office:value-type="float" office:value="16.1" calcext:value-type="float">
            <text:p>16,1</text:p>
          </table:table-cell>
          <table:table-cell table:style-name="Default" table:formula="of:=[.A18]*[.B14]" office:value-type="float" office:value="346.15" calcext:value-type="float">
            <text:p>346,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Kč</number:text>
    </number:number-style>
    <number:number-style style:name="N111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2P0"/>
    </number:number-style>
    <number:date-style style:name="N113">
      <number:day/>
      <number:text>.</number:text>
      <number:month/>
      <number:text>.</number:text>
      <number:year number:style="long"/>
    </number:date-style>
    <number:date-style style:name="N114">
      <number:day/>
      <number:text>.</number:text>
      <number:month number:textual="true"/>
      <number:text>.</number:text>
      <number:year/>
    </number:date-style>
    <number:date-style style:name="N115">
      <number:day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5P2" style:volatile="true">
      <number:text> </number:text>
      <number:fill-character> </number:fill-character>
      <number:text>-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 style:data-style-name="N2" text:time-value="20:24:04.804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6:31:54.988000000</meta:creation-date>
    <dc:date>2021-11-08T20:24:46.185000000</dc:date>
    <meta:editing-duration>PT19H58M6S</meta:editing-duration>
    <meta:editing-cycles>49</meta:editing-cycles>
    <meta:generator>LibreOffice/7.0.1.2$Windows_X86_64 LibreOffice_project/7cbcfc562f6eb6708b5ff7d7397325de9e764452</meta:generator>
    <meta:document-statistic meta:table-count="4" meta:cell-count="1654" meta:object-count="0"/>
  </office:meta>
</office:document-meta>
</file>